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44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gle_length_radius_density" table:style-name="ta1">
        <table:shapes>
          <draw:frame draw:z-index="0" draw:style-name="gr1" draw:text-style-name="P1" svg:width="980.19pt" svg:height="349.37pt" svg:x="0pt" svg:y="3pt">
            <draw:object draw:notify-on-update-of-ranges="single_length_radius_density.A1:single_length_radius_density.A641 single_length_radius_density.B1:single_length_radius_density.B641 single_length_radius_density.C1:single_length_radius_density.C641 single_length_radius_density.D1:single_length_radius_density.D6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.017" calcext:value-type="float">
            <text:p>20.017</text:p>
          </table:table-cell>
          <table:table-cell office:value-type="float" office:value="396" calcext:value-type="float">
            <text:p>396</text:p>
          </table:table-cell>
          <table:table-cell office:value-type="float" office:value="21.954" calcext:value-type="float">
            <text:p>21.95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.513" calcext:value-type="float">
            <text:p>17.513</text:p>
          </table:table-cell>
          <table:table-cell office:value-type="float" office:value="120" calcext:value-type="float">
            <text:p>120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.028" calcext:value-type="float">
            <text:p>20.028</text:p>
          </table:table-cell>
          <table:table-cell office:value-type="float" office:value="271" calcext:value-type="float">
            <text:p>271</text:p>
          </table:table-cell>
          <table:table-cell office:value-type="float" office:value="20.667" calcext:value-type="float">
            <text:p>20.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918" calcext:value-type="float">
            <text:p>10.918</text:p>
          </table:table-cell>
          <table:table-cell office:value-type="float" office:value="349" calcext:value-type="float">
            <text:p>349</text:p>
          </table:table-cell>
          <table:table-cell office:value-type="float" office:value="23.107" calcext:value-type="float">
            <text:p>23.1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374" calcext:value-type="float">
            <text:p>14.374</text:p>
          </table:table-cell>
          <table:table-cell office:value-type="float" office:value="317" calcext:value-type="float">
            <text:p>317</text:p>
          </table:table-cell>
          <table:table-cell office:value-type="float" office:value="21.069" calcext:value-type="float">
            <text:p>21.0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.671" calcext:value-type="float">
            <text:p>15.671</text:p>
          </table:table-cell>
          <table:table-cell office:value-type="float" office:value="419" calcext:value-type="float">
            <text:p>419</text:p>
          </table:table-cell>
          <table:table-cell office:value-type="float" office:value="26.764" calcext:value-type="float">
            <text:p>26.7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.467" calcext:value-type="float">
            <text:p>24.467</text:p>
          </table:table-cell>
          <table:table-cell office:value-type="float" office:value="534" calcext:value-type="float">
            <text:p>534</text:p>
          </table:table-cell>
          <table:table-cell office:value-type="float" office:value="25.952" calcext:value-type="float">
            <text:p>25.9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.998" calcext:value-type="float">
            <text:p>31.998</text:p>
          </table:table-cell>
          <table:table-cell office:value-type="float" office:value="509" calcext:value-type="float">
            <text:p>50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.888" calcext:value-type="float">
            <text:p>30.888</text:p>
          </table:table-cell>
          <table:table-cell office:value-type="float" office:value="310" calcext:value-type="float">
            <text:p>310</text:p>
          </table:table-cell>
          <table:table-cell office:value-type="float" office:value="23.275" calcext:value-type="float">
            <text:p>23.2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218" calcext:value-type="float">
            <text:p>11.218</text:p>
          </table:table-cell>
          <table:table-cell office:value-type="float" office:value="589" calcext:value-type="float">
            <text:p>589</text:p>
          </table:table-cell>
          <table:table-cell office:value-type="float" office:value="33.279" calcext:value-type="float">
            <text:p>33.2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.792" calcext:value-type="float">
            <text:p>17.792</text:p>
          </table:table-cell>
          <table:table-cell office:value-type="float" office:value="523" calcext:value-type="float">
            <text:p>523</text:p>
          </table:table-cell>
          <table:table-cell office:value-type="float" office:value="29.573" calcext:value-type="float">
            <text:p>29.5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522" calcext:value-type="float">
            <text:p>12.522</text:p>
          </table:table-cell>
          <table:table-cell office:value-type="float" office:value="393" calcext:value-type="float">
            <text:p>393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213" calcext:value-type="float">
            <text:p>12.213</text:p>
          </table:table-cell>
          <table:table-cell office:value-type="float" office:value="106" calcext:value-type="float">
            <text:p>106</text:p>
          </table:table-cell>
          <table:table-cell office:value-type="float" office:value="17.456" calcext:value-type="float">
            <text:p>17.4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.014" calcext:value-type="float">
            <text:p>17.014</text:p>
          </table:table-cell>
          <table:table-cell office:value-type="float" office:value="386" calcext:value-type="float">
            <text:p>386</text:p>
          </table:table-cell>
          <table:table-cell office:value-type="float" office:value="25.546" calcext:value-type="float">
            <text:p>25.54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.999" calcext:value-type="float">
            <text:p>17.999</text:p>
          </table:table-cell>
          <table:table-cell office:value-type="float" office:value="285" calcext:value-type="float">
            <text:p>285</text:p>
          </table:table-cell>
          <table:table-cell office:value-type="float" office:value="21.733" calcext:value-type="float">
            <text:p>21.7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.149" calcext:value-type="float">
            <text:p>19.149</text:p>
          </table:table-cell>
          <table:table-cell office:value-type="float" office:value="310" calcext:value-type="float">
            <text:p>310</text:p>
          </table:table-cell>
          <table:table-cell office:value-type="float" office:value="19.95" calcext:value-type="float">
            <text:p>19.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.444" calcext:value-type="float">
            <text:p>18.444</text:p>
          </table:table-cell>
          <table:table-cell office:value-type="float" office:value="152" calcext:value-type="float">
            <text:p>152</text:p>
          </table:table-cell>
          <table:table-cell office:value-type="float" office:value="18.718" calcext:value-type="float">
            <text:p>18.7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912" calcext:value-type="float">
            <text:p>12.912</text:p>
          </table:table-cell>
          <table:table-cell office:value-type="float" office:value="463" calcext:value-type="float">
            <text:p>463</text:p>
          </table:table-cell>
          <table:table-cell office:value-type="float" office:value="25.262" calcext:value-type="float">
            <text:p>25.26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3.524" calcext:value-type="float">
            <text:p>23.524</text:p>
          </table:table-cell>
          <table:table-cell office:value-type="float" office:value="971" calcext:value-type="float">
            <text:p>971</text:p>
          </table:table-cell>
          <table:table-cell office:value-type="float" office:value="35.115" calcext:value-type="float">
            <text:p>35.1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1.42" calcext:value-type="float">
            <text:p>31.42</text:p>
          </table:table-cell>
          <table:table-cell office:value-type="float" office:value="337" calcext:value-type="float">
            <text:p>337</text:p>
          </table:table-cell>
          <table:table-cell office:value-type="float" office:value="23.854" calcext:value-type="float">
            <text:p>23.85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.75" calcext:value-type="float">
            <text:p>26.75</text:p>
          </table:table-cell>
          <table:table-cell office:value-type="float" office:value="282" calcext:value-type="float">
            <text:p>282</text:p>
          </table:table-cell>
          <table:table-cell office:value-type="float" office:value="31.745" calcext:value-type="float">
            <text:p>31.7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.006" calcext:value-type="float">
            <text:p>23.006</text:p>
          </table:table-cell>
          <table:table-cell office:value-type="float" office:value="503" calcext:value-type="float">
            <text:p>503</text:p>
          </table:table-cell>
          <table:table-cell office:value-type="float" office:value="37.276" calcext:value-type="float">
            <text:p>37.2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.845" calcext:value-type="float">
            <text:p>14.845</text:p>
          </table:table-cell>
          <table:table-cell office:value-type="float" office:value="84" calcext:value-type="float">
            <text:p>84</text:p>
          </table:table-cell>
          <table:table-cell office:value-type="float" office:value="17.758" calcext:value-type="float">
            <text:p>17.7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.802" calcext:value-type="float">
            <text:p>14.802</text:p>
          </table:table-cell>
          <table:table-cell office:value-type="float" office:value="241" calcext:value-type="float">
            <text:p>241</text:p>
          </table:table-cell>
          <table:table-cell office:value-type="float" office:value="31.885" calcext:value-type="float">
            <text:p>31.88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.351" calcext:value-type="float">
            <text:p>19.351</text:p>
          </table:table-cell>
          <table:table-cell office:value-type="float" office:value="435" calcext:value-type="float">
            <text:p>435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096" calcext:value-type="float">
            <text:p>12.096</text:p>
          </table:table-cell>
          <table:table-cell office:value-type="float" office:value="317" calcext:value-type="float">
            <text:p>317</text:p>
          </table:table-cell>
          <table:table-cell office:value-type="float" office:value="21.392" calcext:value-type="float">
            <text:p>21.3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.976" calcext:value-type="float">
            <text:p>14.976</text:p>
          </table:table-cell>
          <table:table-cell office:value-type="float" office:value="467" calcext:value-type="float">
            <text:p>467</text:p>
          </table:table-cell>
          <table:table-cell office:value-type="float" office:value="28.075" calcext:value-type="float">
            <text:p>28.07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.176" calcext:value-type="float">
            <text:p>20.176</text:p>
          </table:table-cell>
          <table:table-cell office:value-type="float" office:value="401" calcext:value-type="float">
            <text:p>401</text:p>
          </table:table-cell>
          <table:table-cell office:value-type="float" office:value="21.543" calcext:value-type="float">
            <text:p>21.54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74" calcext:value-type="float">
            <text:p>13.574</text:p>
          </table:table-cell>
          <table:table-cell office:value-type="float" office:value="242" calcext:value-type="float">
            <text:p>242</text:p>
          </table:table-cell>
          <table:table-cell office:value-type="float" office:value="21.794" calcext:value-type="float">
            <text:p>21.79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.557" calcext:value-type="float">
            <text:p>16.557</text:p>
          </table:table-cell>
          <table:table-cell office:value-type="float" office:value="288" calcext:value-type="float">
            <text:p>288</text:p>
          </table:table-cell>
          <table:table-cell office:value-type="float" office:value="21.39" calcext:value-type="float">
            <text:p>21.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.551" calcext:value-type="float">
            <text:p>49.551</text:p>
          </table:table-cell>
          <table:table-cell office:value-type="float" office:value="274" calcext:value-type="float">
            <text:p>274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.611" calcext:value-type="float">
            <text:p>14.611</text:p>
          </table:table-cell>
          <table:table-cell office:value-type="float" office:value="128" calcext:value-type="float">
            <text:p>128</text:p>
          </table:table-cell>
          <table:table-cell office:value-type="float" office:value="19.409" calcext:value-type="float">
            <text:p>19.4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625" calcext:value-type="float">
            <text:p>11.625</text:p>
          </table:table-cell>
          <table:table-cell office:value-type="float" office:value="214" calcext:value-type="float">
            <text:p>214</text:p>
          </table:table-cell>
          <table:table-cell office:value-type="float" office:value="39.425" calcext:value-type="float">
            <text:p>39.4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.967" calcext:value-type="float">
            <text:p>19.967</text:p>
          </table:table-cell>
          <table:table-cell office:value-type="float" office:value="167" calcext:value-type="float">
            <text:p>167</text:p>
          </table:table-cell>
          <table:table-cell office:value-type="float" office:value="19.554" calcext:value-type="float">
            <text:p>19.5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.12" calcext:value-type="float">
            <text:p>14.12</text:p>
          </table:table-cell>
          <table:table-cell office:value-type="float" office:value="235" calcext:value-type="float">
            <text:p>235</text:p>
          </table:table-cell>
          <table:table-cell office:value-type="float" office:value="22.205" calcext:value-type="float">
            <text:p>22.20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.846" calcext:value-type="float">
            <text:p>21.846</text:p>
          </table:table-cell>
          <table:table-cell office:value-type="float" office:value="466" calcext:value-type="float">
            <text:p>466</text:p>
          </table:table-cell>
          <table:table-cell office:value-type="float" office:value="29.796" calcext:value-type="float">
            <text:p>29.7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146" calcext:value-type="float">
            <text:p>16.146</text:p>
          </table:table-cell>
          <table:table-cell office:value-type="float" office:value="397" calcext:value-type="float">
            <text:p>397</text:p>
          </table:table-cell>
          <table:table-cell office:value-type="float" office:value="26.647" calcext:value-type="float">
            <text:p>26.6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39" calcext:value-type="float">
            <text:p>13.39</text:p>
          </table:table-cell>
          <table:table-cell office:value-type="float" office:value="126" calcext:value-type="float">
            <text:p>126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.262" calcext:value-type="float">
            <text:p>15.262</text:p>
          </table:table-cell>
          <table:table-cell office:value-type="float" office:value="222" calcext:value-type="float">
            <text:p>222</text:p>
          </table:table-cell>
          <table:table-cell office:value-type="float" office:value="20.228" calcext:value-type="float">
            <text:p>20.2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.221" calcext:value-type="float">
            <text:p>17.221</text:p>
          </table:table-cell>
          <table:table-cell office:value-type="float" office:value="440" calcext:value-type="float">
            <text:p>440</text:p>
          </table:table-cell>
          <table:table-cell office:value-type="float" office:value="37.105" calcext:value-type="float">
            <text:p>37.1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.618" calcext:value-type="float">
            <text:p>17.618</text:p>
          </table:table-cell>
          <table:table-cell office:value-type="float" office:value="338" calcext:value-type="float">
            <text:p>338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032" calcext:value-type="float">
            <text:p>13.032</text:p>
          </table:table-cell>
          <table:table-cell office:value-type="float" office:value="468" calcext:value-type="float">
            <text:p>468</text:p>
          </table:table-cell>
          <table:table-cell office:value-type="float" office:value="34.386" calcext:value-type="float">
            <text:p>34.3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.131" calcext:value-type="float">
            <text:p>14.131</text:p>
          </table:table-cell>
          <table:table-cell office:value-type="float" office:value="173" calcext:value-type="float">
            <text:p>173</text:p>
          </table:table-cell>
          <table:table-cell office:value-type="float" office:value="18.599" calcext:value-type="float">
            <text:p>18.5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791" calcext:value-type="float">
            <text:p>12.791</text:p>
          </table:table-cell>
          <table:table-cell office:value-type="float" office:value="290" calcext:value-type="float">
            <text:p>290</text:p>
          </table:table-cell>
          <table:table-cell office:value-type="float" office:value="21.817" calcext:value-type="float">
            <text:p>21.8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.492" calcext:value-type="float">
            <text:p>16.492</text:p>
          </table:table-cell>
          <table:table-cell office:value-type="float" office:value="352" calcext:value-type="float">
            <text:p>352</text:p>
          </table:table-cell>
          <table:table-cell office:value-type="float" office:value="21.202" calcext:value-type="float">
            <text:p>21.2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211" calcext:value-type="float">
            <text:p>12.211</text:p>
          </table:table-cell>
          <table:table-cell office:value-type="float" office:value="335" calcext:value-type="float">
            <text:p>335</text:p>
          </table:table-cell>
          <table:table-cell office:value-type="float" office:value="21.379" calcext:value-type="float">
            <text:p>21.3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448" calcext:value-type="float">
            <text:p>13.448</text:p>
          </table:table-cell>
          <table:table-cell office:value-type="float" office:value="122" calcext:value-type="float">
            <text:p>122</text:p>
          </table:table-cell>
          <table:table-cell office:value-type="float" office:value="16.577" calcext:value-type="float">
            <text:p>16.5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769" calcext:value-type="float">
            <text:p>9.769</text:p>
          </table:table-cell>
          <table:table-cell office:value-type="float" office:value="621" calcext:value-type="float">
            <text:p>621</text:p>
          </table:table-cell>
          <table:table-cell office:value-type="float" office:value="29.035" calcext:value-type="float">
            <text:p>29.03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.673" calcext:value-type="float">
            <text:p>26.673</text:p>
          </table:table-cell>
          <table:table-cell office:value-type="float" office:value="270" calcext:value-type="float">
            <text:p>270</text:p>
          </table:table-cell>
          <table:table-cell office:value-type="float" office:value="23.372" calcext:value-type="float">
            <text:p>23.3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.707" calcext:value-type="float">
            <text:p>15.707</text:p>
          </table:table-cell>
          <table:table-cell office:value-type="float" office:value="215" calcext:value-type="float">
            <text:p>215</text:p>
          </table:table-cell>
          <table:table-cell office:value-type="float" office:value="21.013" calcext:value-type="float">
            <text:p>21.0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.937" calcext:value-type="float">
            <text:p>15.937</text:p>
          </table:table-cell>
          <table:table-cell office:value-type="float" office:value="603" calcext:value-type="float">
            <text:p>603</text:p>
          </table:table-cell>
          <table:table-cell office:value-type="float" office:value="29.662" calcext:value-type="float">
            <text:p>29.6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.02" calcext:value-type="float">
            <text:p>19.02</text:p>
          </table:table-cell>
          <table:table-cell office:value-type="float" office:value="228" calcext:value-type="float">
            <text:p>228</text:p>
          </table:table-cell>
          <table:table-cell office:value-type="float" office:value="31.884" calcext:value-type="float">
            <text:p>31.88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3.602" calcext:value-type="float">
            <text:p>23.602</text:p>
          </table:table-cell>
          <table:table-cell office:value-type="float" office:value="549" calcext:value-type="float">
            <text:p>549</text:p>
          </table:table-cell>
          <table:table-cell office:value-type="float" office:value="36.931" calcext:value-type="float">
            <text:p>36.9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8.574" calcext:value-type="float">
            <text:p>18.5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.616" calcext:value-type="float">
            <text:p>15.616</text:p>
          </table:table-cell>
          <table:table-cell office:value-type="float" office:value="496" calcext:value-type="float">
            <text:p>496</text:p>
          </table:table-cell>
          <table:table-cell office:value-type="float" office:value="26.545" calcext:value-type="float">
            <text:p>26.5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.478" calcext:value-type="float">
            <text:p>16.478</text:p>
          </table:table-cell>
          <table:table-cell office:value-type="float" office:value="292" calcext:value-type="float">
            <text:p>292</text:p>
          </table:table-cell>
          <table:table-cell office:value-type="float" office:value="26.692" calcext:value-type="float">
            <text:p>26.6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.207" calcext:value-type="float">
            <text:p>16.207</text:p>
          </table:table-cell>
          <table:table-cell office:value-type="float" office:value="366" calcext:value-type="float">
            <text:p>366</text:p>
          </table:table-cell>
          <table:table-cell office:value-type="float" office:value="28.456" calcext:value-type="float">
            <text:p>28.4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.893" calcext:value-type="float">
            <text:p>16.893</text:p>
          </table:table-cell>
          <table:table-cell office:value-type="float" office:value="634" calcext:value-type="float">
            <text:p>634</text:p>
          </table:table-cell>
          <table:table-cell office:value-type="float" office:value="27.537" calcext:value-type="float">
            <text:p>27.5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.822" calcext:value-type="float">
            <text:p>14.822</text:p>
          </table:table-cell>
          <table:table-cell office:value-type="float" office:value="187" calcext:value-type="float">
            <text:p>187</text:p>
          </table:table-cell>
          <table:table-cell office:value-type="float" office:value="125.495" calcext:value-type="float">
            <text:p>125.4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.266" calcext:value-type="float">
            <text:p>15.266</text:p>
          </table:table-cell>
          <table:table-cell office:value-type="float" office:value="470" calcext:value-type="float">
            <text:p>470</text:p>
          </table:table-cell>
          <table:table-cell office:value-type="float" office:value="27.532" calcext:value-type="float">
            <text:p>27.5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.066" calcext:value-type="float">
            <text:p>19.066</text:p>
          </table:table-cell>
          <table:table-cell office:value-type="float" office:value="327" calcext:value-type="float">
            <text:p>327</text:p>
          </table:table-cell>
          <table:table-cell office:value-type="float" office:value="21.03" calcext:value-type="float">
            <text:p>21.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.197" calcext:value-type="float">
            <text:p>17.197</text:p>
          </table:table-cell>
          <table:table-cell office:value-type="float" office:value="730" calcext:value-type="float">
            <text:p>730</text:p>
          </table:table-cell>
          <table:table-cell office:value-type="float" office:value="36.319" calcext:value-type="float">
            <text:p>36.3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941" calcext:value-type="float">
            <text:p>13.941</text:p>
          </table:table-cell>
          <table:table-cell office:value-type="float" office:value="227" calcext:value-type="float">
            <text:p>227</text:p>
          </table:table-cell>
          <table:table-cell office:value-type="float" office:value="23.992" calcext:value-type="float">
            <text:p>23.99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.563" calcext:value-type="float">
            <text:p>20.563</text:p>
          </table:table-cell>
          <table:table-cell office:value-type="float" office:value="326" calcext:value-type="float">
            <text:p>326</text:p>
          </table:table-cell>
          <table:table-cell office:value-type="float" office:value="29.788" calcext:value-type="float">
            <text:p>29.7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861" calcext:value-type="float">
            <text:p>11.861</text:p>
          </table:table-cell>
          <table:table-cell office:value-type="float" office:value="540" calcext:value-type="float">
            <text:p>540</text:p>
          </table:table-cell>
          <table:table-cell office:value-type="float" office:value="39.481" calcext:value-type="float">
            <text:p>39.4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622" calcext:value-type="float">
            <text:p>14.622</text:p>
          </table:table-cell>
          <table:table-cell office:value-type="float" office:value="454" calcext:value-type="float">
            <text:p>454</text:p>
          </table:table-cell>
          <table:table-cell office:value-type="float" office:value="25.202" calcext:value-type="float">
            <text:p>25.20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.638" calcext:value-type="float">
            <text:p>19.638</text:p>
          </table:table-cell>
          <table:table-cell office:value-type="float" office:value="171" calcext:value-type="float">
            <text:p>171</text:p>
          </table:table-cell>
          <table:table-cell office:value-type="float" office:value="18.255" calcext:value-type="float">
            <text:p>18.25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248" calcext:value-type="float">
            <text:p>20.248</text:p>
          </table:table-cell>
          <table:table-cell office:value-type="float" office:value="433" calcext:value-type="float">
            <text:p>433</text:p>
          </table:table-cell>
          <table:table-cell office:value-type="float" office:value="23.664" calcext:value-type="float">
            <text:p>23.66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3.055" calcext:value-type="float">
            <text:p>43.055</text:p>
          </table:table-cell>
          <table:table-cell office:value-type="float" office:value="111" calcext:value-type="float">
            <text:p>111</text:p>
          </table:table-cell>
          <table:table-cell office:value-type="float" office:value="83.259" calcext:value-type="float">
            <text:p>83.2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188" calcext:value-type="float">
            <text:p>15.188</text:p>
          </table:table-cell>
          <table:table-cell office:value-type="float" office:value="304" calcext:value-type="float">
            <text:p>304</text:p>
          </table:table-cell>
          <table:table-cell office:value-type="float" office:value="21.296" calcext:value-type="float">
            <text:p>21.2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.558" calcext:value-type="float">
            <text:p>16.558</text:p>
          </table:table-cell>
          <table:table-cell office:value-type="float" office:value="374" calcext:value-type="float">
            <text:p>374</text:p>
          </table:table-cell>
          <table:table-cell office:value-type="float" office:value="20.744" calcext:value-type="float">
            <text:p>20.7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.011" calcext:value-type="float">
            <text:p>19.011</text:p>
          </table:table-cell>
          <table:table-cell office:value-type="float" office:value="114" calcext:value-type="float">
            <text:p>114</text:p>
          </table:table-cell>
          <table:table-cell office:value-type="float" office:value="20.373" calcext:value-type="float">
            <text:p>20.3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.687" calcext:value-type="float">
            <text:p>15.687</text:p>
          </table:table-cell>
          <table:table-cell office:value-type="float" office:value="312" calcext:value-type="float">
            <text:p>312</text:p>
          </table:table-cell>
          <table:table-cell office:value-type="float" office:value="22.427" calcext:value-type="float">
            <text:p>22.4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.467" calcext:value-type="float">
            <text:p>17.467</text:p>
          </table:table-cell>
          <table:table-cell office:value-type="float" office:value="104" calcext:value-type="float">
            <text:p>104</text:p>
          </table:table-cell>
          <table:table-cell office:value-type="float" office:value="15.388" calcext:value-type="float">
            <text:p>15.3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.166" calcext:value-type="float">
            <text:p>20.166</text:p>
          </table:table-cell>
          <table:table-cell office:value-type="float" office:value="257" calcext:value-type="float">
            <text:p>257</text:p>
          </table:table-cell>
          <table:table-cell office:value-type="float" office:value="18.427" calcext:value-type="float">
            <text:p>18.4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9.031" calcext:value-type="float">
            <text:p>29.031</text:p>
          </table:table-cell>
          <table:table-cell office:value-type="float" office:value="246" calcext:value-type="float">
            <text:p>246</text:p>
          </table:table-cell>
          <table:table-cell office:value-type="float" office:value="21.502" calcext:value-type="float">
            <text:p>21.5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.981" calcext:value-type="float">
            <text:p>15.981</text:p>
          </table:table-cell>
          <table:table-cell office:value-type="float" office:value="642" calcext:value-type="float">
            <text:p>642</text:p>
          </table:table-cell>
          <table:table-cell office:value-type="float" office:value="31.528" calcext:value-type="float">
            <text:p>31.5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.209" calcext:value-type="float">
            <text:p>15.209</text:p>
          </table:table-cell>
          <table:table-cell office:value-type="float" office:value="971" calcext:value-type="float">
            <text:p>971</text:p>
          </table:table-cell>
          <table:table-cell office:value-type="float" office:value="32.76" calcext:value-type="float">
            <text:p>32.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.794" calcext:value-type="float">
            <text:p>54.794</text:p>
          </table:table-cell>
          <table:table-cell office:value-type="float" office:value="541" calcext:value-type="float">
            <text:p>541</text:p>
          </table:table-cell>
          <table:table-cell office:value-type="float" office:value="25.894" calcext:value-type="float">
            <text:p>25.89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.815" calcext:value-type="float">
            <text:p>16.815</text:p>
          </table:table-cell>
          <table:table-cell office:value-type="float" office:value="176" calcext:value-type="float">
            <text:p>176</text:p>
          </table:table-cell>
          <table:table-cell office:value-type="float" office:value="18.518" calcext:value-type="float">
            <text:p>18.5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.493" calcext:value-type="float">
            <text:p>26.493</text:p>
          </table:table-cell>
          <table:table-cell office:value-type="float" office:value="492" calcext:value-type="float">
            <text:p>492</text:p>
          </table:table-cell>
          <table:table-cell office:value-type="float" office:value="26.166" calcext:value-type="float">
            <text:p>26.1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.267" calcext:value-type="float">
            <text:p>19.267</text:p>
          </table:table-cell>
          <table:table-cell office:value-type="float" office:value="346" calcext:value-type="float">
            <text:p>346</text:p>
          </table:table-cell>
          <table:table-cell office:value-type="float" office:value="20.427" calcext:value-type="float">
            <text:p>20.42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.778" calcext:value-type="float">
            <text:p>20.778</text:p>
          </table:table-cell>
          <table:table-cell office:value-type="float" office:value="214" calcext:value-type="float">
            <text:p>214</text:p>
          </table:table-cell>
          <table:table-cell office:value-type="float" office:value="18.022" calcext:value-type="float">
            <text:p>18.0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.692" calcext:value-type="float">
            <text:p>17.692</text:p>
          </table:table-cell>
          <table:table-cell office:value-type="float" office:value="388" calcext:value-type="float">
            <text:p>388</text:p>
          </table:table-cell>
          <table:table-cell office:value-type="float" office:value="23.847" calcext:value-type="float">
            <text:p>23.84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4.105" calcext:value-type="float">
            <text:p>24.105</text:p>
          </table:table-cell>
          <table:table-cell office:value-type="float" office:value="283" calcext:value-type="float">
            <text:p>283</text:p>
          </table:table-cell>
          <table:table-cell office:value-type="float" office:value="19.337" calcext:value-type="float">
            <text:p>19.3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.178" calcext:value-type="float">
            <text:p>35.178</text:p>
          </table:table-cell>
          <table:table-cell office:value-type="float" office:value="370" calcext:value-type="float">
            <text:p>370</text:p>
          </table:table-cell>
          <table:table-cell office:value-type="float" office:value="21.774" calcext:value-type="float">
            <text:p>21.7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997" calcext:value-type="float">
            <text:p>10.997</text:p>
          </table:table-cell>
          <table:table-cell office:value-type="float" office:value="369" calcext:value-type="float">
            <text:p>369</text:p>
          </table:table-cell>
          <table:table-cell office:value-type="float" office:value="23.434" calcext:value-type="float">
            <text:p>23.43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.45" calcext:value-type="float">
            <text:p>18.45</text:p>
          </table:table-cell>
          <table:table-cell office:value-type="float" office:value="508" calcext:value-type="float">
            <text:p>508</text:p>
          </table:table-cell>
          <table:table-cell office:value-type="float" office:value="24.282" calcext:value-type="float">
            <text:p>24.2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.679" calcext:value-type="float">
            <text:p>44.679</text:p>
          </table:table-cell>
          <table:table-cell office:value-type="float" office:value="156" calcext:value-type="float">
            <text:p>156</text:p>
          </table:table-cell>
          <table:table-cell office:value-type="float" office:value="19.767" calcext:value-type="float">
            <text:p>19.7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478" calcext:value-type="float">
            <text:p>16.478</text:p>
          </table:table-cell>
          <table:table-cell office:value-type="float" office:value="574" calcext:value-type="float">
            <text:p>574</text:p>
          </table:table-cell>
          <table:table-cell office:value-type="float" office:value="26.186" calcext:value-type="float">
            <text:p>26.1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354" calcext:value-type="float">
            <text:p>9.354</text:p>
          </table:table-cell>
          <table:table-cell office:value-type="float" office:value="450" calcext:value-type="float">
            <text:p>450</text:p>
          </table:table-cell>
          <table:table-cell office:value-type="float" office:value="23.463" calcext:value-type="float">
            <text:p>23.4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.544" calcext:value-type="float">
            <text:p>14.544</text:p>
          </table:table-cell>
          <table:table-cell office:value-type="float" office:value="487" calcext:value-type="float">
            <text:p>487</text:p>
          </table:table-cell>
          <table:table-cell office:value-type="float" office:value="30.233" calcext:value-type="float">
            <text:p>30.2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.278" calcext:value-type="float">
            <text:p>16.278</text:p>
          </table:table-cell>
          <table:table-cell office:value-type="float" office:value="392" calcext:value-type="float">
            <text:p>392</text:p>
          </table:table-cell>
          <table:table-cell office:value-type="float" office:value="22.55" calcext:value-type="float">
            <text:p>22.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259" calcext:value-type="float">
            <text:p>12.259</text:p>
          </table:table-cell>
          <table:table-cell office:value-type="float" office:value="532" calcext:value-type="float">
            <text:p>532</text:p>
          </table:table-cell>
          <table:table-cell office:value-type="float" office:value="23.943" calcext:value-type="float">
            <text:p>23.9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.138" calcext:value-type="float">
            <text:p>16.138</text:p>
          </table:table-cell>
          <table:table-cell office:value-type="float" office:value="329" calcext:value-type="float">
            <text:p>329</text:p>
          </table:table-cell>
          <table:table-cell office:value-type="float" office:value="20.061" calcext:value-type="float">
            <text:p>20.0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.216" calcext:value-type="float">
            <text:p>15.216</text:p>
          </table:table-cell>
          <table:table-cell office:value-type="float" office:value="601" calcext:value-type="float">
            <text:p>601</text:p>
          </table:table-cell>
          <table:table-cell office:value-type="float" office:value="26.987" calcext:value-type="float">
            <text:p>26.98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.428" calcext:value-type="float">
            <text:p>18.428</text:p>
          </table:table-cell>
          <table:table-cell office:value-type="float" office:value="240" calcext:value-type="float">
            <text:p>240</text:p>
          </table:table-cell>
          <table:table-cell office:value-type="float" office:value="18.59" calcext:value-type="float">
            <text:p>18.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.059" calcext:value-type="float">
            <text:p>97.059</text:p>
          </table:table-cell>
          <table:table-cell office:value-type="float" office:value="584" calcext:value-type="float">
            <text:p>584</text:p>
          </table:table-cell>
          <table:table-cell office:value-type="float" office:value="26.508" calcext:value-type="float">
            <text:p>26.5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.335" calcext:value-type="float">
            <text:p>18.335</text:p>
          </table:table-cell>
          <table:table-cell office:value-type="float" office:value="183" calcext:value-type="float">
            <text:p>183</text:p>
          </table:table-cell>
          <table:table-cell office:value-type="float" office:value="20.405" calcext:value-type="float">
            <text:p>20.4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.761" calcext:value-type="float">
            <text:p>15.761</text:p>
          </table:table-cell>
          <table:table-cell office:value-type="float" office:value="266" calcext:value-type="float">
            <text:p>266</text:p>
          </table:table-cell>
          <table:table-cell office:value-type="float" office:value="27.254" calcext:value-type="float">
            <text:p>27.2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.689" calcext:value-type="float">
            <text:p>15.689</text:p>
          </table:table-cell>
          <table:table-cell office:value-type="float" office:value="198" calcext:value-type="float">
            <text:p>198</text:p>
          </table:table-cell>
          <table:table-cell office:value-type="float" office:value="17.803" calcext:value-type="float">
            <text:p>17.8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685" calcext:value-type="float">
            <text:p>11.685</text:p>
          </table:table-cell>
          <table:table-cell office:value-type="float" office:value="487" calcext:value-type="float">
            <text:p>487</text:p>
          </table:table-cell>
          <table:table-cell office:value-type="float" office:value="24.403" calcext:value-type="float">
            <text:p>24.4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3.007" calcext:value-type="float">
            <text:p>23.007</text:p>
          </table:table-cell>
          <table:table-cell office:value-type="float" office:value="113" calcext:value-type="float">
            <text:p>113</text:p>
          </table:table-cell>
          <table:table-cell office:value-type="float" office:value="32.608" calcext:value-type="float">
            <text:p>32.6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837" calcext:value-type="float">
            <text:p>10.837</text:p>
          </table:table-cell>
          <table:table-cell office:value-type="float" office:value="937" calcext:value-type="float">
            <text:p>937</text:p>
          </table:table-cell>
          <table:table-cell office:value-type="float" office:value="34.478" calcext:value-type="float">
            <text:p>34.47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8.841" calcext:value-type="float">
            <text:p>18.841</text:p>
          </table:table-cell>
          <table:table-cell office:value-type="float" office:value="220" calcext:value-type="float">
            <text:p>220</text:p>
          </table:table-cell>
          <table:table-cell office:value-type="float" office:value="26.629" calcext:value-type="float">
            <text:p>26.6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227" calcext:value-type="float">
            <text:p>14.227</text:p>
          </table:table-cell>
          <table:table-cell office:value-type="float" office:value="282" calcext:value-type="float">
            <text:p>282</text:p>
          </table:table-cell>
          <table:table-cell office:value-type="float" office:value="31.567" calcext:value-type="float">
            <text:p>31.5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614" calcext:value-type="float">
            <text:p>13.614</text:p>
          </table:table-cell>
          <table:table-cell office:value-type="float" office:value="729" calcext:value-type="float">
            <text:p>729</text:p>
          </table:table-cell>
          <table:table-cell office:value-type="float" office:value="33.785" calcext:value-type="float">
            <text:p>33.7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373" calcext:value-type="float">
            <text:p>10.373</text:p>
          </table:table-cell>
          <table:table-cell office:value-type="float" office:value="397" calcext:value-type="float">
            <text:p>397</text:p>
          </table:table-cell>
          <table:table-cell office:value-type="float" office:value="28.712" calcext:value-type="float">
            <text:p>28.7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794" calcext:value-type="float">
            <text:p>12.794</text:p>
          </table:table-cell>
          <table:table-cell office:value-type="float" office:value="508" calcext:value-type="float">
            <text:p>508</text:p>
          </table:table-cell>
          <table:table-cell office:value-type="float" office:value="24.272" calcext:value-type="float">
            <text:p>24.2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557" calcext:value-type="float">
            <text:p>13.557</text:p>
          </table:table-cell>
          <table:table-cell office:value-type="float" office:value="363" calcext:value-type="float">
            <text:p>363</text:p>
          </table:table-cell>
          <table:table-cell office:value-type="float" office:value="22.742" calcext:value-type="float">
            <text:p>22.7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991" calcext:value-type="float">
            <text:p>12.991</text:p>
          </table:table-cell>
          <table:table-cell office:value-type="float" office:value="341" calcext:value-type="float">
            <text:p>341</text:p>
          </table:table-cell>
          <table:table-cell office:value-type="float" office:value="25.166" calcext:value-type="float">
            <text:p>25.1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3" calcext:value-type="float">
            <text:p>13.3</text:p>
          </table:table-cell>
          <table:table-cell office:value-type="float" office:value="145" calcext:value-type="float">
            <text:p>145</text:p>
          </table:table-cell>
          <table:table-cell office:value-type="float" office:value="78.074" calcext:value-type="float">
            <text:p>78.0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532" calcext:value-type="float">
            <text:p>12.532</text:p>
          </table:table-cell>
          <table:table-cell office:value-type="float" office:value="296" calcext:value-type="float">
            <text:p>296</text:p>
          </table:table-cell>
          <table:table-cell office:value-type="float" office:value="19.774" calcext:value-type="float">
            <text:p>19.7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.078" calcext:value-type="float">
            <text:p>27.078</text:p>
          </table:table-cell>
          <table:table-cell office:value-type="float" office:value="504" calcext:value-type="float">
            <text:p>504</text:p>
          </table:table-cell>
          <table:table-cell office:value-type="float" office:value="22.116" calcext:value-type="float">
            <text:p>22.1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.29" calcext:value-type="float">
            <text:p>23.29</text:p>
          </table:table-cell>
          <table:table-cell office:value-type="float" office:value="155" calcext:value-type="float">
            <text:p>155</text:p>
          </table:table-cell>
          <table:table-cell office:value-type="float" office:value="20.947" calcext:value-type="float">
            <text:p>20.94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5.188" calcext:value-type="float">
            <text:p>35.188</text:p>
          </table:table-cell>
          <table:table-cell office:value-type="float" office:value="456" calcext:value-type="float">
            <text:p>456</text:p>
          </table:table-cell>
          <table:table-cell office:value-type="float" office:value="37.321" calcext:value-type="float">
            <text:p>37.3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.998" calcext:value-type="float">
            <text:p>16.998</text:p>
          </table:table-cell>
          <table:table-cell office:value-type="float" office:value="538" calcext:value-type="float">
            <text:p>538</text:p>
          </table:table-cell>
          <table:table-cell office:value-type="float" office:value="28.942" calcext:value-type="float">
            <text:p>28.94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.579" calcext:value-type="float">
            <text:p>22.579</text:p>
          </table:table-cell>
          <table:table-cell office:value-type="float" office:value="305" calcext:value-type="float">
            <text:p>305</text:p>
          </table:table-cell>
          <table:table-cell office:value-type="float" office:value="19.021" calcext:value-type="float">
            <text:p>19.0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.336" calcext:value-type="float">
            <text:p>18.336</text:p>
          </table:table-cell>
          <table:table-cell office:value-type="float" office:value="403" calcext:value-type="float">
            <text:p>403</text:p>
          </table:table-cell>
          <table:table-cell office:value-type="float" office:value="23.756" calcext:value-type="float">
            <text:p>23.75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.812" calcext:value-type="float">
            <text:p>16.812</text:p>
          </table:table-cell>
          <table:table-cell office:value-type="float" office:value="402" calcext:value-type="float">
            <text:p>402</text:p>
          </table:table-cell>
          <table:table-cell office:value-type="float" office:value="23.837" calcext:value-type="float">
            <text:p>23.8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.138" calcext:value-type="float">
            <text:p>16.138</text:p>
          </table:table-cell>
          <table:table-cell office:value-type="float" office:value="501" calcext:value-type="float">
            <text:p>501</text:p>
          </table:table-cell>
          <table:table-cell office:value-type="float" office:value="23.722" calcext:value-type="float">
            <text:p>23.7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013" calcext:value-type="float">
            <text:p>13.013</text:p>
          </table:table-cell>
          <table:table-cell office:value-type="float" office:value="718" calcext:value-type="float">
            <text:p>718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.663" calcext:value-type="float">
            <text:p>17.663</text:p>
          </table:table-cell>
          <table:table-cell office:value-type="float" office:value="530" calcext:value-type="float">
            <text:p>530</text:p>
          </table:table-cell>
          <table:table-cell office:value-type="float" office:value="23.159" calcext:value-type="float">
            <text:p>23.1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.23" calcext:value-type="float">
            <text:p>15.23</text:p>
          </table:table-cell>
          <table:table-cell office:value-type="float" office:value="365" calcext:value-type="float">
            <text:p>365</text:p>
          </table:table-cell>
          <table:table-cell office:value-type="float" office:value="23.851" calcext:value-type="float">
            <text:p>23.85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.359" calcext:value-type="float">
            <text:p>19.359</text:p>
          </table:table-cell>
          <table:table-cell office:value-type="float" office:value="639" calcext:value-type="float">
            <text:p>639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691" calcext:value-type="float">
            <text:p>13.691</text:p>
          </table:table-cell>
          <table:table-cell office:value-type="float" office:value="178" calcext:value-type="float">
            <text:p>178</text:p>
          </table:table-cell>
          <table:table-cell office:value-type="float" office:value="16.028" calcext:value-type="float">
            <text:p>16.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.264" calcext:value-type="float">
            <text:p>15.264</text:p>
          </table:table-cell>
          <table:table-cell office:value-type="float" office:value="267" calcext:value-type="float">
            <text:p>267</text:p>
          </table:table-cell>
          <table:table-cell office:value-type="float" office:value="21.267" calcext:value-type="float">
            <text:p>21.2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933" calcext:value-type="float">
            <text:p>16.933</text:p>
          </table:table-cell>
          <table:table-cell office:value-type="float" office:value="126" calcext:value-type="float">
            <text:p>126</text:p>
          </table:table-cell>
          <table:table-cell office:value-type="float" office:value="18.388" calcext:value-type="float">
            <text:p>18.3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.857" calcext:value-type="float">
            <text:p>17.857</text:p>
          </table:table-cell>
          <table:table-cell office:value-type="float" office:value="182" calcext:value-type="float">
            <text:p>182</text:p>
          </table:table-cell>
          <table:table-cell office:value-type="float" office:value="20.137" calcext:value-type="float">
            <text:p>20.1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368" calcext:value-type="float">
            <text:p>14.368</text:p>
          </table:table-cell>
          <table:table-cell office:value-type="float" office:value="253" calcext:value-type="float">
            <text:p>253</text:p>
          </table:table-cell>
          <table:table-cell office:value-type="float" office:value="22.124" calcext:value-type="float">
            <text:p>22.1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.213" calcext:value-type="float">
            <text:p>13.213</text:p>
          </table:table-cell>
          <table:table-cell office:value-type="float" office:value="510" calcext:value-type="float">
            <text:p>510</text:p>
          </table:table-cell>
          <table:table-cell office:value-type="float" office:value="26.847" calcext:value-type="float">
            <text:p>26.8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.482" calcext:value-type="float">
            <text:p>19.482</text:p>
          </table:table-cell>
          <table:table-cell office:value-type="float" office:value="436" calcext:value-type="float">
            <text:p>436</text:p>
          </table:table-cell>
          <table:table-cell office:value-type="float" office:value="26.363" calcext:value-type="float">
            <text:p>26.3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13" calcext:value-type="float">
            <text:p>15.13</text:p>
          </table:table-cell>
          <table:table-cell office:value-type="float" office:value="297" calcext:value-type="float">
            <text:p>297</text:p>
          </table:table-cell>
          <table:table-cell office:value-type="float" office:value="23.533" calcext:value-type="float">
            <text:p>23.5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258" calcext:value-type="float">
            <text:p>12.258</text:p>
          </table:table-cell>
          <table:table-cell office:value-type="float" office:value="198" calcext:value-type="float">
            <text:p>198</text:p>
          </table:table-cell>
          <table:table-cell office:value-type="float" office:value="22.028" calcext:value-type="float">
            <text:p>22.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.408" calcext:value-type="float">
            <text:p>17.408</text:p>
          </table:table-cell>
          <table:table-cell office:value-type="float" office:value="994" calcext:value-type="float">
            <text:p>994</text:p>
          </table:table-cell>
          <table:table-cell office:value-type="float" office:value="39.535" calcext:value-type="float">
            <text:p>39.5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.453" calcext:value-type="float">
            <text:p>47.453</text:p>
          </table:table-cell>
          <table:table-cell office:value-type="float" office:value="133" calcext:value-type="float">
            <text:p>133</text:p>
          </table:table-cell>
          <table:table-cell office:value-type="float" office:value="17.167" calcext:value-type="float">
            <text:p>17.1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.459" calcext:value-type="float">
            <text:p>15.459</text:p>
          </table:table-cell>
          <table:table-cell office:value-type="float" office:value="474" calcext:value-type="float">
            <text:p>474</text:p>
          </table:table-cell>
          <table:table-cell office:value-type="float" office:value="36.933" calcext:value-type="float">
            <text:p>36.9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.551" calcext:value-type="float">
            <text:p>16.551</text:p>
          </table:table-cell>
          <table:table-cell office:value-type="float" office:value="523" calcext:value-type="float">
            <text:p>523</text:p>
          </table:table-cell>
          <table:table-cell office:value-type="float" office:value="66.254" calcext:value-type="float">
            <text:p>66.2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242" calcext:value-type="float">
            <text:p>13.242</text:p>
          </table:table-cell>
          <table:table-cell office:value-type="float" office:value="206" calcext:value-type="float">
            <text:p>206</text:p>
          </table:table-cell>
          <table:table-cell office:value-type="float" office:value="18.303" calcext:value-type="float">
            <text:p>18.3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.734" calcext:value-type="float">
            <text:p>33.734</text:p>
          </table:table-cell>
          <table:table-cell office:value-type="float" office:value="487" calcext:value-type="float">
            <text:p>487</text:p>
          </table:table-cell>
          <table:table-cell office:value-type="float" office:value="28.944" calcext:value-type="float">
            <text:p>28.94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.782" calcext:value-type="float">
            <text:p>16.782</text:p>
          </table:table-cell>
          <table:table-cell office:value-type="float" office:value="442" calcext:value-type="float">
            <text:p>442</text:p>
          </table:table-cell>
          <table:table-cell office:value-type="float" office:value="23.922" calcext:value-type="float">
            <text:p>23.9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3.88" calcext:value-type="float">
            <text:p>23.88</text:p>
          </table:table-cell>
          <table:table-cell office:value-type="float" office:value="211" calcext:value-type="float">
            <text:p>211</text:p>
          </table:table-cell>
          <table:table-cell office:value-type="float" office:value="21.526" calcext:value-type="float">
            <text:p>21.5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.069" calcext:value-type="float">
            <text:p>29.069</text:p>
          </table:table-cell>
          <table:table-cell office:value-type="float" office:value="258" calcext:value-type="float">
            <text:p>258</text:p>
          </table:table-cell>
          <table:table-cell office:value-type="float" office:value="27.777" calcext:value-type="float">
            <text:p>27.77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.486" calcext:value-type="float">
            <text:p>18.486</text:p>
          </table:table-cell>
          <table:table-cell office:value-type="float" office:value="459" calcext:value-type="float">
            <text:p>459</text:p>
          </table:table-cell>
          <table:table-cell office:value-type="float" office:value="26.827" calcext:value-type="float">
            <text:p>26.8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.648" calcext:value-type="float">
            <text:p>17.648</text:p>
          </table:table-cell>
          <table:table-cell office:value-type="float" office:value="382" calcext:value-type="float">
            <text:p>382</text:p>
          </table:table-cell>
          <table:table-cell office:value-type="float" office:value="22.657" calcext:value-type="float">
            <text:p>22.6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.451" calcext:value-type="float">
            <text:p>17.451</text:p>
          </table:table-cell>
          <table:table-cell office:value-type="float" office:value="253" calcext:value-type="float">
            <text:p>253</text:p>
          </table:table-cell>
          <table:table-cell office:value-type="float" office:value="24.031" calcext:value-type="float">
            <text:p>24.03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6.23" calcext:value-type="float">
            <text:p>26.23</text:p>
          </table:table-cell>
          <table:table-cell office:value-type="float" office:value="971" calcext:value-type="float">
            <text:p>971</text:p>
          </table:table-cell>
          <table:table-cell office:value-type="float" office:value="32.919" calcext:value-type="float">
            <text:p>32.9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.555" calcext:value-type="float">
            <text:p>18.555</text:p>
          </table:table-cell>
          <table:table-cell office:value-type="float" office:value="158" calcext:value-type="float">
            <text:p>158</text:p>
          </table:table-cell>
          <table:table-cell office:value-type="float" office:value="32.378" calcext:value-type="float">
            <text:p>32.3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.93" calcext:value-type="float">
            <text:p>14.93</text:p>
          </table:table-cell>
          <table:table-cell office:value-type="float" office:value="671" calcext:value-type="float">
            <text:p>671</text:p>
          </table:table-cell>
          <table:table-cell office:value-type="float" office:value="44.639" calcext:value-type="float">
            <text:p>44.6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226" calcext:value-type="float">
            <text:p>14.226</text:p>
          </table:table-cell>
          <table:table-cell office:value-type="float" office:value="927" calcext:value-type="float">
            <text:p>927</text:p>
          </table:table-cell>
          <table:table-cell office:value-type="float" office:value="40.463" calcext:value-type="float">
            <text:p>40.4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.782" calcext:value-type="float">
            <text:p>19.782</text:p>
          </table:table-cell>
          <table:table-cell office:value-type="float" office:value="504" calcext:value-type="float">
            <text:p>504</text:p>
          </table:table-cell>
          <table:table-cell office:value-type="float" office:value="21.804" calcext:value-type="float">
            <text:p>21.8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.238" calcext:value-type="float">
            <text:p>19.238</text:p>
          </table:table-cell>
          <table:table-cell office:value-type="float" office:value="269" calcext:value-type="float">
            <text:p>269</text:p>
          </table:table-cell>
          <table:table-cell office:value-type="float" office:value="20.829" calcext:value-type="float">
            <text:p>20.8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.096" calcext:value-type="float">
            <text:p>14.096</text:p>
          </table:table-cell>
          <table:table-cell office:value-type="float" office:value="228" calcext:value-type="float">
            <text:p>228</text:p>
          </table:table-cell>
          <table:table-cell office:value-type="float" office:value="20.714" calcext:value-type="float">
            <text:p>20.71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.969" calcext:value-type="float">
            <text:p>17.969</text:p>
          </table:table-cell>
          <table:table-cell office:value-type="float" office:value="149" calcext:value-type="float">
            <text:p>149</text:p>
          </table:table-cell>
          <table:table-cell office:value-type="float" office:value="43.603" calcext:value-type="float">
            <text:p>43.6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.009" calcext:value-type="float">
            <text:p>18.009</text:p>
          </table:table-cell>
          <table:table-cell office:value-type="float" office:value="286" calcext:value-type="float">
            <text:p>286</text:p>
          </table:table-cell>
          <table:table-cell office:value-type="float" office:value="26.516" calcext:value-type="float">
            <text:p>26.5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.334" calcext:value-type="float">
            <text:p>17.334</text:p>
          </table:table-cell>
          <table:table-cell office:value-type="float" office:value="196" calcext:value-type="float">
            <text:p>196</text:p>
          </table:table-cell>
          <table:table-cell office:value-type="float" office:value="17.627" calcext:value-type="float">
            <text:p>17.6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.77" calcext:value-type="float">
            <text:p>17.77</text:p>
          </table:table-cell>
          <table:table-cell office:value-type="float" office:value="273" calcext:value-type="float">
            <text:p>273</text:p>
          </table:table-cell>
          <table:table-cell office:value-type="float" office:value="18.997" calcext:value-type="float">
            <text:p>18.9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.322" calcext:value-type="float">
            <text:p>19.322</text:p>
          </table:table-cell>
          <table:table-cell office:value-type="float" office:value="221" calcext:value-type="float">
            <text:p>221</text:p>
          </table:table-cell>
          <table:table-cell office:value-type="float" office:value="19.131" calcext:value-type="float">
            <text:p>19.1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.253" calcext:value-type="float">
            <text:p>17.253</text:p>
          </table:table-cell>
          <table:table-cell office:value-type="float" office:value="411" calcext:value-type="float">
            <text:p>411</text:p>
          </table:table-cell>
          <table:table-cell office:value-type="float" office:value="24.019" calcext:value-type="float">
            <text:p>24.0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.758" calcext:value-type="float">
            <text:p>29.758</text:p>
          </table:table-cell>
          <table:table-cell office:value-type="float" office:value="226" calcext:value-type="float">
            <text:p>226</text:p>
          </table:table-cell>
          <table:table-cell office:value-type="float" office:value="22.744" calcext:value-type="float">
            <text:p>22.74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.883" calcext:value-type="float">
            <text:p>21.883</text:p>
          </table:table-cell>
          <table:table-cell office:value-type="float" office:value="452" calcext:value-type="float">
            <text:p>452</text:p>
          </table:table-cell>
          <table:table-cell office:value-type="float" office:value="26.647" calcext:value-type="float">
            <text:p>26.6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.143" calcext:value-type="float">
            <text:p>16.143</text:p>
          </table:table-cell>
          <table:table-cell office:value-type="float" office:value="444" calcext:value-type="float">
            <text:p>444</text:p>
          </table:table-cell>
          <table:table-cell office:value-type="float" office:value="23.856" calcext:value-type="float">
            <text:p>23.8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.419" calcext:value-type="float">
            <text:p>14.419</text:p>
          </table:table-cell>
          <table:table-cell office:value-type="float" office:value="224" calcext:value-type="float">
            <text:p>224</text:p>
          </table:table-cell>
          <table:table-cell office:value-type="float" office:value="23.164" calcext:value-type="float">
            <text:p>23.16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1.869" calcext:value-type="float">
            <text:p>21.869</text:p>
          </table:table-cell>
          <table:table-cell office:value-type="float" office:value="369" calcext:value-type="float">
            <text:p>369</text:p>
          </table:table-cell>
          <table:table-cell office:value-type="float" office:value="22.816" calcext:value-type="float">
            <text:p>22.8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5.215" calcext:value-type="float">
            <text:p>95.215</text:p>
          </table:table-cell>
          <table:table-cell office:value-type="float" office:value="118" calcext:value-type="float">
            <text:p>118</text:p>
          </table:table-cell>
          <table:table-cell office:value-type="float" office:value="22.031" calcext:value-type="float">
            <text:p>22.0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.788" calcext:value-type="float">
            <text:p>19.788</text:p>
          </table:table-cell>
          <table:table-cell office:value-type="float" office:value="181" calcext:value-type="float">
            <text:p>181</text:p>
          </table:table-cell>
          <table:table-cell office:value-type="float" office:value="21.901" calcext:value-type="float">
            <text:p>21.9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833" calcext:value-type="float">
            <text:p>12.833</text:p>
          </table:table-cell>
          <table:table-cell office:value-type="float" office:value="85" calcext:value-type="float">
            <text:p>85</text:p>
          </table:table-cell>
          <table:table-cell office:value-type="float" office:value="43.525" calcext:value-type="float">
            <text:p>43.5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826" calcext:value-type="float">
            <text:p>13.826</text:p>
          </table:table-cell>
          <table:table-cell office:value-type="float" office:value="229" calcext:value-type="float">
            <text:p>229</text:p>
          </table:table-cell>
          <table:table-cell office:value-type="float" office:value="21.704" calcext:value-type="float">
            <text:p>21.7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.48" calcext:value-type="float">
            <text:p>30.48</text:p>
          </table:table-cell>
          <table:table-cell office:value-type="float" office:value="176" calcext:value-type="float">
            <text:p>176</text:p>
          </table:table-cell>
          <table:table-cell office:value-type="float" office:value="20.587" calcext:value-type="float">
            <text:p>20.5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.709" calcext:value-type="float">
            <text:p>16.709</text:p>
          </table:table-cell>
          <table:table-cell office:value-type="float" office:value="344" calcext:value-type="float">
            <text:p>344</text:p>
          </table:table-cell>
          <table:table-cell office:value-type="float" office:value="24.069" calcext:value-type="float">
            <text:p>24.0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499" calcext:value-type="float">
            <text:p>9.499</text:p>
          </table:table-cell>
          <table:table-cell office:value-type="float" office:value="289" calcext:value-type="float">
            <text:p>289</text:p>
          </table:table-cell>
          <table:table-cell office:value-type="float" office:value="25.339" calcext:value-type="float">
            <text:p>25.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756" calcext:value-type="float">
            <text:p>13.756</text:p>
          </table:table-cell>
          <table:table-cell office:value-type="float" office:value="225" calcext:value-type="float">
            <text:p>225</text:p>
          </table:table-cell>
          <table:table-cell office:value-type="float" office:value="23.89" calcext:value-type="float">
            <text:p>23.8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.19" calcext:value-type="float">
            <text:p>17.19</text:p>
          </table:table-cell>
          <table:table-cell office:value-type="float" office:value="332" calcext:value-type="float">
            <text:p>332</text:p>
          </table:table-cell>
          <table:table-cell office:value-type="float" office:value="24.164" calcext:value-type="float">
            <text:p>24.1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.971" calcext:value-type="float">
            <text:p>15.971</text:p>
          </table:table-cell>
          <table:table-cell office:value-type="float" office:value="170" calcext:value-type="float">
            <text:p>170</text:p>
          </table:table-cell>
          <table:table-cell office:value-type="float" office:value="20.038" calcext:value-type="float">
            <text:p>20.0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.403" calcext:value-type="float">
            <text:p>19.403</text:p>
          </table:table-cell>
          <table:table-cell office:value-type="float" office:value="499" calcext:value-type="float">
            <text:p>499</text:p>
          </table:table-cell>
          <table:table-cell office:value-type="float" office:value="25.071" calcext:value-type="float">
            <text:p>25.0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.604" calcext:value-type="float">
            <text:p>16.604</text:p>
          </table:table-cell>
          <table:table-cell office:value-type="float" office:value="265" calcext:value-type="float">
            <text:p>265</text:p>
          </table:table-cell>
          <table:table-cell office:value-type="float" office:value="23.612" calcext:value-type="float">
            <text:p>23.6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883" calcext:value-type="float">
            <text:p>13.883</text:p>
          </table:table-cell>
          <table:table-cell office:value-type="float" office:value="135" calcext:value-type="float">
            <text:p>135</text:p>
          </table:table-cell>
          <table:table-cell office:value-type="float" office:value="16.896" calcext:value-type="float">
            <text:p>16.8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.331" calcext:value-type="float">
            <text:p>17.331</text:p>
          </table:table-cell>
          <table:table-cell office:value-type="float" office:value="259" calcext:value-type="float">
            <text:p>259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08" calcext:value-type="float">
            <text:p>14.08</text:p>
          </table:table-cell>
          <table:table-cell office:value-type="float" office:value="215" calcext:value-type="float">
            <text:p>215</text:p>
          </table:table-cell>
          <table:table-cell office:value-type="float" office:value="24.164" calcext:value-type="float">
            <text:p>24.16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.393" calcext:value-type="float">
            <text:p>17.393</text:p>
          </table:table-cell>
          <table:table-cell office:value-type="float" office:value="590" calcext:value-type="float">
            <text:p>590</text:p>
          </table:table-cell>
          <table:table-cell office:value-type="float" office:value="23.989" calcext:value-type="float">
            <text:p>23.9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951" calcext:value-type="float">
            <text:p>13.951</text:p>
          </table:table-cell>
          <table:table-cell office:value-type="float" office:value="482" calcext:value-type="float">
            <text:p>482</text:p>
          </table:table-cell>
          <table:table-cell office:value-type="float" office:value="26.636" calcext:value-type="float">
            <text:p>26.6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.501" calcext:value-type="float">
            <text:p>16.501</text:p>
          </table:table-cell>
          <table:table-cell office:value-type="float" office:value="307" calcext:value-type="float">
            <text:p>307</text:p>
          </table:table-cell>
          <table:table-cell office:value-type="float" office:value="20.707" calcext:value-type="float">
            <text:p>20.7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.871" calcext:value-type="float">
            <text:p>19.871</text:p>
          </table:table-cell>
          <table:table-cell office:value-type="float" office:value="193" calcext:value-type="float">
            <text:p>193</text:p>
          </table:table-cell>
          <table:table-cell office:value-type="float" office:value="20.029" calcext:value-type="float">
            <text:p>20.0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.036" calcext:value-type="float">
            <text:p>19.036</text:p>
          </table:table-cell>
          <table:table-cell office:value-type="float" office:value="211" calcext:value-type="float">
            <text:p>211</text:p>
          </table:table-cell>
          <table:table-cell office:value-type="float" office:value="21.522" calcext:value-type="float">
            <text:p>21.5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.916" calcext:value-type="float">
            <text:p>38.916</text:p>
          </table:table-cell>
          <table:table-cell office:value-type="float" office:value="431" calcext:value-type="float">
            <text:p>431</text:p>
          </table:table-cell>
          <table:table-cell office:value-type="float" office:value="23.174" calcext:value-type="float">
            <text:p>23.17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7.234" calcext:value-type="float">
            <text:p>17.234</text:p>
          </table:table-cell>
          <table:table-cell office:value-type="float" office:value="349" calcext:value-type="float">
            <text:p>349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.203" calcext:value-type="float">
            <text:p>17.203</text:p>
          </table:table-cell>
          <table:table-cell office:value-type="float" office:value="447" calcext:value-type="float">
            <text:p>447</text:p>
          </table:table-cell>
          <table:table-cell office:value-type="float" office:value="25.046" calcext:value-type="float">
            <text:p>25.04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2.03" calcext:value-type="float">
            <text:p>22.03</text:p>
          </table:table-cell>
          <table:table-cell office:value-type="float" office:value="244" calcext:value-type="float">
            <text:p>244</text:p>
          </table:table-cell>
          <table:table-cell office:value-type="float" office:value="21.613" calcext:value-type="float">
            <text:p>21.6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.198" calcext:value-type="float">
            <text:p>19.198</text:p>
          </table:table-cell>
          <table:table-cell office:value-type="float" office:value="821" calcext:value-type="float">
            <text:p>821</text:p>
          </table:table-cell>
          <table:table-cell office:value-type="float" office:value="34.509" calcext:value-type="float">
            <text:p>34.5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.065" calcext:value-type="float">
            <text:p>21.065</text:p>
          </table:table-cell>
          <table:table-cell office:value-type="float" office:value="475" calcext:value-type="float">
            <text:p>475</text:p>
          </table:table-cell>
          <table:table-cell office:value-type="float" office:value="26.623" calcext:value-type="float">
            <text:p>26.6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465" calcext:value-type="float">
            <text:p>15.465</text:p>
          </table:table-cell>
          <table:table-cell office:value-type="float" office:value="171" calcext:value-type="float">
            <text:p>171</text:p>
          </table:table-cell>
          <table:table-cell office:value-type="float" office:value="20.67" calcext:value-type="float">
            <text:p>20.6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.123" calcext:value-type="float">
            <text:p>22.123</text:p>
          </table:table-cell>
          <table:table-cell office:value-type="float" office:value="327" calcext:value-type="float">
            <text:p>327</text:p>
          </table:table-cell>
          <table:table-cell office:value-type="float" office:value="22.33" calcext:value-type="float">
            <text:p>22.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.87" calcext:value-type="float">
            <text:p>18.87</text:p>
          </table:table-cell>
          <table:table-cell office:value-type="float" office:value="397" calcext:value-type="float">
            <text:p>397</text:p>
          </table:table-cell>
          <table:table-cell office:value-type="float" office:value="23.391" calcext:value-type="float">
            <text:p>23.3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.785" calcext:value-type="float">
            <text:p>16.785</text:p>
          </table:table-cell>
          <table:table-cell office:value-type="float" office:value="428" calcext:value-type="float">
            <text:p>428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324" calcext:value-type="float">
            <text:p>12.324</text:p>
          </table:table-cell>
          <table:table-cell office:value-type="float" office:value="174" calcext:value-type="float">
            <text:p>174</text:p>
          </table:table-cell>
          <table:table-cell office:value-type="float" office:value="28.102" calcext:value-type="float">
            <text:p>28.1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.879" calcext:value-type="float">
            <text:p>14.879</text:p>
          </table:table-cell>
          <table:table-cell office:value-type="float" office:value="233" calcext:value-type="float">
            <text:p>233</text:p>
          </table:table-cell>
          <table:table-cell office:value-type="float" office:value="21.126" calcext:value-type="float">
            <text:p>21.1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.324" calcext:value-type="float">
            <text:p>40.324</text:p>
          </table:table-cell>
          <table:table-cell office:value-type="float" office:value="266" calcext:value-type="float">
            <text:p>266</text:p>
          </table:table-cell>
          <table:table-cell office:value-type="float" office:value="21.523" calcext:value-type="float">
            <text:p>21.5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.026" calcext:value-type="float">
            <text:p>16.026</text:p>
          </table:table-cell>
          <table:table-cell office:value-type="float" office:value="503" calcext:value-type="float">
            <text:p>503</text:p>
          </table:table-cell>
          <table:table-cell office:value-type="float" office:value="37.508" calcext:value-type="float">
            <text:p>37.5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581" calcext:value-type="float">
            <text:p>14.581</text:p>
          </table:table-cell>
          <table:table-cell office:value-type="float" office:value="347" calcext:value-type="float">
            <text:p>347</text:p>
          </table:table-cell>
          <table:table-cell office:value-type="float" office:value="22.647" calcext:value-type="float">
            <text:p>22.6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77" calcext:value-type="float">
            <text:p>13.77</text:p>
          </table:table-cell>
          <table:table-cell office:value-type="float" office:value="730" calcext:value-type="float">
            <text:p>730</text:p>
          </table:table-cell>
          <table:table-cell office:value-type="float" office:value="33.129" calcext:value-type="float">
            <text:p>33.1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.943" calcext:value-type="float">
            <text:p>17.943</text:p>
          </table:table-cell>
          <table:table-cell office:value-type="float" office:value="223" calcext:value-type="float">
            <text:p>223</text:p>
          </table:table-cell>
          <table:table-cell office:value-type="float" office:value="21.105" calcext:value-type="float">
            <text:p>21.1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.765" calcext:value-type="float">
            <text:p>17.765</text:p>
          </table:table-cell>
          <table:table-cell office:value-type="float" office:value="56" calcext:value-type="float">
            <text:p>56</text:p>
          </table:table-cell>
          <table:table-cell office:value-type="float" office:value="28.172" calcext:value-type="float">
            <text:p>28.1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.787" calcext:value-type="float">
            <text:p>14.787</text:p>
          </table:table-cell>
          <table:table-cell office:value-type="float" office:value="161" calcext:value-type="float">
            <text:p>161</text:p>
          </table:table-cell>
          <table:table-cell office:value-type="float" office:value="17.175" calcext:value-type="float">
            <text:p>17.1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216" calcext:value-type="float">
            <text:p>9.216</text:p>
          </table:table-cell>
          <table:table-cell office:value-type="float" office:value="382" calcext:value-type="float">
            <text:p>382</text:p>
          </table:table-cell>
          <table:table-cell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7.585" calcext:value-type="float">
            <text:p>37.585</text:p>
          </table:table-cell>
          <table:table-cell office:value-type="float" office:value="439" calcext:value-type="float">
            <text:p>439</text:p>
          </table:table-cell>
          <table:table-cell office:value-type="float" office:value="27.128" calcext:value-type="float">
            <text:p>27.1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.502" calcext:value-type="float">
            <text:p>15.502</text:p>
          </table:table-cell>
          <table:table-cell office:value-type="float" office:value="215" calcext:value-type="float">
            <text:p>215</text:p>
          </table:table-cell>
          <table:table-cell office:value-type="float" office:value="26.278" calcext:value-type="float">
            <text:p>26.2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.21" calcext:value-type="float">
            <text:p>20.21</text:p>
          </table:table-cell>
          <table:table-cell office:value-type="float" office:value="494" calcext:value-type="float">
            <text:p>494</text:p>
          </table:table-cell>
          <table:table-cell office:value-type="float" office:value="38.892" calcext:value-type="float">
            <text:p>38.89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.589" calcext:value-type="float">
            <text:p>15.589</text:p>
          </table:table-cell>
          <table:table-cell office:value-type="float" office:value="307" calcext:value-type="float">
            <text:p>307</text:p>
          </table:table-cell>
          <table:table-cell office:value-type="float" office:value="23.489" calcext:value-type="float">
            <text:p>23.4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.954" calcext:value-type="float">
            <text:p>17.954</text:p>
          </table:table-cell>
          <table:table-cell office:value-type="float" office:value="222" calcext:value-type="float">
            <text:p>222</text:p>
          </table:table-cell>
          <table:table-cell office:value-type="float" office:value="18.561" calcext:value-type="float">
            <text:p>18.56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.963" calcext:value-type="float">
            <text:p>23.96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.032" calcext:value-type="float">
            <text:p>16.03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541" calcext:value-type="float">
            <text:p>18.54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.738" calcext:value-type="float">
            <text:p>14.73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.989" calcext:value-type="float">
            <text:p>21.98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.181" calcext:value-type="float">
            <text:p>19.18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.847" calcext:value-type="float">
            <text:p>21.84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725" calcext:value-type="float">
            <text:p>13.72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.007" calcext:value-type="float">
            <text:p>17.00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.659" calcext:value-type="float">
            <text:p>21.65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.321" calcext:value-type="float">
            <text:p>22.32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368" calcext:value-type="float">
            <text:p>14.36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.51" calcext:value-type="float">
            <text:p>27.5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.622" calcext:value-type="float">
            <text:p>15.62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262" calcext:value-type="float">
            <text:p>12.26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.82" calcext:value-type="float">
            <text:p>14.8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297" calcext:value-type="float">
            <text:p>24.29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.631" calcext:value-type="float">
            <text:p>21.63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.536" calcext:value-type="float">
            <text:p>19.53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.592" calcext:value-type="float">
            <text:p>20.592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.404" calcext:value-type="float">
            <text:p>31.40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.333" calcext:value-type="float">
            <text:p>15.33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.222" calcext:value-type="float">
            <text:p>17.222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.126" calcext:value-type="float">
            <text:p>19.12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.503" calcext:value-type="float">
            <text:p>20.50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.76" calcext:value-type="float">
            <text:p>14.7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849" calcext:value-type="float">
            <text:p>14.84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435" calcext:value-type="float">
            <text:p>13.43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.901" calcext:value-type="float">
            <text:p>21.90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.825" calcext:value-type="float">
            <text:p>20.82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.825" calcext:value-type="float">
            <text:p>16.82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795" calcext:value-type="float">
            <text:p>11.79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365" calcext:value-type="float">
            <text:p>11.36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.51" calcext:value-type="float">
            <text:p>20.5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.234" calcext:value-type="float">
            <text:p>17.23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.086" calcext:value-type="float">
            <text:p>21.08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4.73" calcext:value-type="float">
            <text:p>34.7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.813" calcext:value-type="float">
            <text:p>20.81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132" calcext:value-type="float">
            <text:p>14.13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272" calcext:value-type="float">
            <text:p>12.27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.592" calcext:value-type="float">
            <text:p>23.59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675" calcext:value-type="float">
            <text:p>15.67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.783" calcext:value-type="float">
            <text:p>16.78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401" calcext:value-type="float">
            <text:p>25.40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.546" calcext:value-type="float">
            <text:p>19.54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779" calcext:value-type="float">
            <text:p>14.77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.69" calcext:value-type="float">
            <text:p>18.6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719" calcext:value-type="float">
            <text:p>13.71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108" calcext:value-type="float">
            <text:p>13.10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.903" calcext:value-type="float">
            <text:p>16.90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218" calcext:value-type="float">
            <text:p>15.21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.248" calcext:value-type="float">
            <text:p>16.24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.051" calcext:value-type="float">
            <text:p>19.05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.854" calcext:value-type="float">
            <text:p>16.85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.955" calcext:value-type="float">
            <text:p>16.95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697" calcext:value-type="float">
            <text:p>13.69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667" calcext:value-type="float">
            <text:p>14.66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982" calcext:value-type="float">
            <text:p>13.98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.384" calcext:value-type="float">
            <text:p>17.38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.532" calcext:value-type="float">
            <text:p>25.532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.185" calcext:value-type="float">
            <text:p>18.18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.762" calcext:value-type="float">
            <text:p>17.762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.317" calcext:value-type="float">
            <text:p>19.31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.149" calcext:value-type="float">
            <text:p>17.14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.449" calcext:value-type="float">
            <text:p>17.44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.224" calcext:value-type="float">
            <text:p>17.22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.044" calcext:value-type="float">
            <text:p>17.04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501" calcext:value-type="float">
            <text:p>14.5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312" calcext:value-type="float">
            <text:p>13.31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.736" calcext:value-type="float">
            <text:p>16.73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8.089" calcext:value-type="float">
            <text:p>18.08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.841" calcext:value-type="float">
            <text:p>13.84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.799" calcext:value-type="float">
            <text:p>15.79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.917" calcext:value-type="float">
            <text:p>15.91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.678" calcext:value-type="float">
            <text:p>22.67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778" calcext:value-type="float">
            <text:p>12.77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.94" calcext:value-type="float">
            <text:p>29.9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.78" calcext:value-type="float">
            <text:p>20.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.046" calcext:value-type="float">
            <text:p>15.04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3.31" calcext:value-type="float">
            <text:p>23.3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526" calcext:value-type="float">
            <text:p>16.52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.91" calcext:value-type="float">
            <text:p>30.9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.242" calcext:value-type="float">
            <text:p>18.24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541" calcext:value-type="float">
            <text:p>12.54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.946" calcext:value-type="float">
            <text:p>14.94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.307" calcext:value-type="float">
            <text:p>62.30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.608" calcext:value-type="float">
            <text:p>16.60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3.561" calcext:value-type="float">
            <text:p>73.56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136" calcext:value-type="float">
            <text:p>12.13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.631" calcext:value-type="float">
            <text:p>16.63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.051" calcext:value-type="float">
            <text:p>18.05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.388" calcext:value-type="float">
            <text:p>20.38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.298" calcext:value-type="float">
            <text:p>13.29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253" calcext:value-type="float">
            <text:p>16.25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.806" calcext:value-type="float">
            <text:p>24.80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.835" calcext:value-type="float">
            <text:p>19.83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6.78" calcext:value-type="float">
            <text:p>26.7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149" calcext:value-type="float">
            <text:p>14.149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.02" calcext:value-type="float">
            <text:p>15.0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722" calcext:value-type="float">
            <text:p>14.72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.727" calcext:value-type="float">
            <text:p>21.72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352" calcext:value-type="float">
            <text:p>14.35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124" calcext:value-type="float">
            <text:p>11.124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.691" calcext:value-type="float">
            <text:p>22.69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014" calcext:value-type="float">
            <text:p>19.01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.384" calcext:value-type="float">
            <text:p>18.38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656" calcext:value-type="float">
            <text:p>13.65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.644" calcext:value-type="float">
            <text:p>16.644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.337" calcext:value-type="float">
            <text:p>20.33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0.584" calcext:value-type="float">
            <text:p>130.58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481" calcext:value-type="float">
            <text:p>12.48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.351" calcext:value-type="float">
            <text:p>17.35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.813" calcext:value-type="float">
            <text:p>15.81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.208" calcext:value-type="float">
            <text:p>18.20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.474" calcext:value-type="float">
            <text:p>16.47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.556" calcext:value-type="float">
            <text:p>17.55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.507" calcext:value-type="float">
            <text:p>14.50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.966" calcext:value-type="float">
            <text:p>19.96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.765" calcext:value-type="float">
            <text:p>18.76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.986" calcext:value-type="float">
            <text:p>19.98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.931" calcext:value-type="float">
            <text:p>55.931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.257" calcext:value-type="float">
            <text:p>22.25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166" calcext:value-type="float">
            <text:p>10.16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.388" calcext:value-type="float">
            <text:p>19.38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821" calcext:value-type="float">
            <text:p>12.82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.49" calcext:value-type="float">
            <text:p>19.4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611" calcext:value-type="float">
            <text:p>11.61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.507" calcext:value-type="float">
            <text:p>16.50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858" calcext:value-type="float">
            <text:p>13.85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.061" calcext:value-type="float">
            <text:p>16.06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.112" calcext:value-type="float">
            <text:p>80.11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173" calcext:value-type="float">
            <text:p>13.17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179" calcext:value-type="float">
            <text:p>12.17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557" calcext:value-type="float">
            <text:p>13.55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373" calcext:value-type="float">
            <text:p>17.37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.834" calcext:value-type="float">
            <text:p>17.8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.602" calcext:value-type="float">
            <text:p>14.60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17" calcext:value-type="float">
            <text:p>19.1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166" calcext:value-type="float">
            <text:p>13.16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355" calcext:value-type="float">
            <text:p>16.35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559" calcext:value-type="float">
            <text:p>18.55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558" calcext:value-type="float">
            <text:p>12.55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.522" calcext:value-type="float">
            <text:p>33.52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.887" calcext:value-type="float">
            <text:p>15.88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.573" calcext:value-type="float">
            <text:p>18.57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.903" calcext:value-type="float">
            <text:p>19.90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421" calcext:value-type="float">
            <text:p>10.42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702" calcext:value-type="float">
            <text:p>14.70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521" calcext:value-type="float">
            <text:p>13.52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534" calcext:value-type="float">
            <text:p>15.53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.15" calcext:value-type="float">
            <text:p>15.1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.96" calcext:value-type="float">
            <text:p>20.9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.796" calcext:value-type="float">
            <text:p>20.796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4.275" calcext:value-type="float">
            <text:p>34.27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.699" calcext:value-type="float">
            <text:p>22.69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.959" calcext:value-type="float">
            <text:p>17.95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776" calcext:value-type="float">
            <text:p>13.77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.736" calcext:value-type="float">
            <text:p>18.73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487" calcext:value-type="float">
            <text:p>16.4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7.982" calcext:value-type="float">
            <text:p>37.98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.763" calcext:value-type="float">
            <text:p>18.76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.587" calcext:value-type="float">
            <text:p>21.58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4.328" calcext:value-type="float">
            <text:p>24.32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.672" calcext:value-type="float">
            <text:p>15.67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6.729" calcext:value-type="float">
            <text:p>216.72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817" calcext:value-type="float">
            <text:p>12.8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675" calcext:value-type="float">
            <text:p>11.67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2.364" calcext:value-type="float">
            <text:p>32.36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.996" calcext:value-type="float">
            <text:p>13.99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244" calcext:value-type="float">
            <text:p>10.24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.224" calcext:value-type="float">
            <text:p>21.22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.839" calcext:value-type="float">
            <text:p>19.83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.51" calcext:value-type="float">
            <text:p>18.5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.591" calcext:value-type="float">
            <text:p>44.59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.282" calcext:value-type="float">
            <text:p>23.28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556" calcext:value-type="float">
            <text:p>14.55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.406" calcext:value-type="float">
            <text:p>17.40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.507" calcext:value-type="float">
            <text:p>16.50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.447" calcext:value-type="float">
            <text:p>100.44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.252" calcext:value-type="float">
            <text:p>17.25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.347" calcext:value-type="float">
            <text:p>17.34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.654" calcext:value-type="float">
            <text:p>24.65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.392" calcext:value-type="float">
            <text:p>22.39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.847" calcext:value-type="float">
            <text:p>34.84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.449" calcext:value-type="float">
            <text:p>17.44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105" calcext:value-type="float">
            <text:p>14.10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1.639" calcext:value-type="float">
            <text:p>21.63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096" calcext:value-type="float">
            <text:p>13.09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.135" calcext:value-type="float">
            <text:p>19.13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.703" calcext:value-type="float">
            <text:p>17.70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.367" calcext:value-type="float">
            <text:p>15.36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.732" calcext:value-type="float">
            <text:p>17.73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.952" calcext:value-type="float">
            <text:p>14.95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.872" calcext:value-type="float">
            <text:p>19.87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.34" calcext:value-type="float">
            <text:p>19.3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.99" calcext:value-type="float">
            <text:p>15.9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322" calcext:value-type="float">
            <text:p>13.32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762" calcext:value-type="float">
            <text:p>14.76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386" calcext:value-type="float">
            <text:p>25.38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.424" calcext:value-type="float">
            <text:p>24.42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.969" calcext:value-type="float">
            <text:p>22.969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.61" calcext:value-type="float">
            <text:p>21.6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3.286" calcext:value-type="float">
            <text:p>43.28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.782" calcext:value-type="float">
            <text:p>20.78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65" calcext:value-type="float">
            <text:p>13.6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.645" calcext:value-type="float">
            <text:p>20.64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0.656" calcext:value-type="float">
            <text:p>30.65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786" calcext:value-type="float">
            <text:p>10.78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372" calcext:value-type="float">
            <text:p>17.372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.488" calcext:value-type="float">
            <text:p>19.48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.347" calcext:value-type="float">
            <text:p>15.34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.488" calcext:value-type="float">
            <text:p>59.488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.984" calcext:value-type="float">
            <text:p>18.98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.868" calcext:value-type="float">
            <text:p>15.868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.72" calcext:value-type="float">
            <text:p>19.7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.282" calcext:value-type="float">
            <text:p>22.28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.319" calcext:value-type="float">
            <text:p>17.31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.242" calcext:value-type="float">
            <text:p>20.24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077" calcext:value-type="float">
            <text:p>14.07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.536" calcext:value-type="float">
            <text:p>18.53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6.096" calcext:value-type="float">
            <text:p>26.09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635" calcext:value-type="float">
            <text:p>11.63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1.401" calcext:value-type="float">
            <text:p>21.40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.222" calcext:value-type="float">
            <text:p>18.22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945" calcext:value-type="float">
            <text:p>11.94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.335" calcext:value-type="float">
            <text:p>17.33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85" calcext:value-type="float">
            <text:p>12.8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.858" calcext:value-type="float">
            <text:p>17.85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.649" calcext:value-type="float">
            <text:p>39.64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.661" calcext:value-type="float">
            <text:p>23.66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108" calcext:value-type="float">
            <text:p>17.10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.761" calcext:value-type="float">
            <text:p>20.76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.909" calcext:value-type="float">
            <text:p>21.90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.749" calcext:value-type="float">
            <text:p>15.74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.464" calcext:value-type="float">
            <text:p>35.46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.725" calcext:value-type="float">
            <text:p>18.72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.962" calcext:value-type="float">
            <text:p>18.96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.435" calcext:value-type="float">
            <text:p>23.43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.565" calcext:value-type="float">
            <text:p>17.56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.843" calcext:value-type="float">
            <text:p>17.84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764" calcext:value-type="float">
            <text:p>14.76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.259" calcext:value-type="float">
            <text:p>23.25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.051" calcext:value-type="float">
            <text:p>22.05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495" calcext:value-type="float">
            <text:p>19.49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.29" calcext:value-type="float">
            <text:p>25.2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.544" calcext:value-type="float">
            <text:p>16.54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.557" calcext:value-type="float">
            <text:p>20.55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952" calcext:value-type="float">
            <text:p>11.95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.208" calcext:value-type="float">
            <text:p>17.20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.367" calcext:value-type="float">
            <text:p>19.36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.518" calcext:value-type="float">
            <text:p>55.51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1.103" calcext:value-type="float">
            <text:p>21.10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302" calcext:value-type="float">
            <text:p>15.30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.789" calcext:value-type="float">
            <text:p>14.78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.673" calcext:value-type="float">
            <text:p>22.67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638" calcext:value-type="float">
            <text:p>15.63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.914" calcext:value-type="float">
            <text:p>16.91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1" calcext:value-type="float">
            <text:p>12.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.817" calcext:value-type="float">
            <text:p>14.81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85" calcext:value-type="float">
            <text:p>16.8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753" calcext:value-type="float">
            <text:p>16.75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.174" calcext:value-type="float">
            <text:p>17.17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.174" calcext:value-type="float">
            <text:p>15.17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.492" calcext:value-type="float">
            <text:p>21.49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.909" calcext:value-type="float">
            <text:p>12.90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192" calcext:value-type="float">
            <text:p>13.19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.664" calcext:value-type="float">
            <text:p>18.66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223" calcext:value-type="float">
            <text:p>13.22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.406" calcext:value-type="float">
            <text:p>22.40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.702" calcext:value-type="float">
            <text:p>20.70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.791" calcext:value-type="float">
            <text:p>21.79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056" calcext:value-type="float">
            <text:p>12.05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9.353" calcext:value-type="float">
            <text:p>19.35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269" calcext:value-type="float">
            <text:p>11.26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.291" calcext:value-type="float">
            <text:p>17.29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699" calcext:value-type="float">
            <text:p>13.699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.619" calcext:value-type="float">
            <text:p>22.61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68" calcext:value-type="float">
            <text:p>12.6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434" calcext:value-type="float">
            <text:p>12.43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.169" calcext:value-type="float">
            <text:p>14.16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.062" calcext:value-type="float">
            <text:p>13.06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.992" calcext:value-type="float">
            <text:p>20.99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.734" calcext:value-type="float">
            <text:p>12.73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511" calcext:value-type="float">
            <text:p>13.51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.216" calcext:value-type="float">
            <text:p>20.21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.586" calcext:value-type="float">
            <text:p>13.58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.014" calcext:value-type="float">
            <text:p>22.01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991" calcext:value-type="float">
            <text:p>13.99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.956" calcext:value-type="float">
            <text:p>16.95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.637" calcext:value-type="float">
            <text:p>23.63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1.826" calcext:value-type="float">
            <text:p>21.82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603" calcext:value-type="float">
            <text:p>11.60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.402" calcext:value-type="float">
            <text:p>20.40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76" calcext:value-type="float">
            <text:p>25.7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593" calcext:value-type="float">
            <text:p>11.59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.253" calcext:value-type="float">
            <text:p>16.25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.317" calcext:value-type="float">
            <text:p>18.31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538" calcext:value-type="float">
            <text:p>17.53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673" calcext:value-type="float">
            <text:p>10.67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.532" calcext:value-type="float">
            <text:p>16.53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.349" calcext:value-type="float">
            <text:p>13.34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208" calcext:value-type="float">
            <text:p>12.20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721" calcext:value-type="float">
            <text:p>18.72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482" calcext:value-type="float">
            <text:p>11.48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.311" calcext:value-type="float">
            <text:p>20.31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63" calcext:value-type="float">
            <text:p>16.66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.063" calcext:value-type="float">
            <text:p>22.06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.439" calcext:value-type="float">
            <text:p>25.43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784" calcext:value-type="float">
            <text:p>13.78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.021" calcext:value-type="float">
            <text:p>18.02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.992" calcext:value-type="float">
            <text:p>15.99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402" calcext:value-type="float">
            <text:p>13.40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1.369" calcext:value-type="float">
            <text:p>21.369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9.605" calcext:value-type="float">
            <text:p>29.60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308" calcext:value-type="float">
            <text:p>14.30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032" calcext:value-type="float">
            <text:p>12.03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.696" calcext:value-type="float">
            <text:p>23.69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.477" calcext:value-type="float">
            <text:p>21.47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363" calcext:value-type="float">
            <text:p>13.36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5.609" calcext:value-type="float">
            <text:p>65.60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.263" calcext:value-type="float">
            <text:p>18.26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532" calcext:value-type="float">
            <text:p>13.53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.419" calcext:value-type="float">
            <text:p>14.41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.931" calcext:value-type="float">
            <text:p>18.93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.128" calcext:value-type="float">
            <text:p>17.12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.18" calcext:value-type="float">
            <text:p>14.1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624" calcext:value-type="float">
            <text:p>15.62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576" calcext:value-type="float">
            <text:p>13.57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117" calcext:value-type="float">
            <text:p>10.11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45" calcext:value-type="float">
            <text:p>10.4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422" calcext:value-type="float">
            <text:p>12.42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756" calcext:value-type="float">
            <text:p>17.75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312" calcext:value-type="float">
            <text:p>11.31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.962" calcext:value-type="float">
            <text:p>20.962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8.367" calcext:value-type="float">
            <text:p>18.36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4" calcext:value-type="float">
            <text:p>16.27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7.433" calcext:value-type="float">
            <text:p>17.433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.02" calcext:value-type="float">
            <text:p>19.0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.528" calcext:value-type="float">
            <text:p>32.52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.348" calcext:value-type="float">
            <text:p>18.34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585" calcext:value-type="float">
            <text:p>11.58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.904" calcext:value-type="float">
            <text:p>31.90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.2" calcext:value-type="float">
            <text:p>16.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869" calcext:value-type="float">
            <text:p>21.86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.47" calcext:value-type="float">
            <text:p>18.4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.356" calcext:value-type="float">
            <text:p>16.35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43" calcext:value-type="float">
            <text:p>15.4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162" calcext:value-type="float">
            <text:p>21.16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236" calcext:value-type="float">
            <text:p>11.23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.673" calcext:value-type="float">
            <text:p>18.67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.531" calcext:value-type="float">
            <text:p>17.53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.689" calcext:value-type="float">
            <text:p>15.68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.583" calcext:value-type="float">
            <text:p>17.58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.607" calcext:value-type="float">
            <text:p>20.60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497" calcext:value-type="float">
            <text:p>11.49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.418" calcext:value-type="float">
            <text:p>31.418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.408" calcext:value-type="float">
            <text:p>18.40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68" calcext:value-type="float">
            <text:p>16.66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724" calcext:value-type="float">
            <text:p>13.72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.778" calcext:value-type="float">
            <text:p>16.7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.624" calcext:value-type="float">
            <text:p>18.62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.005" calcext:value-type="float">
            <text:p>18.00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44" calcext:value-type="float">
            <text:p>14.84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.031" calcext:value-type="float">
            <text:p>19.03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.815" calcext:value-type="float">
            <text:p>20.81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386" calcext:value-type="float">
            <text:p>14.38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01" calcext:value-type="float">
            <text:p>11.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.076" calcext:value-type="float">
            <text:p>18.07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848" calcext:value-type="float">
            <text:p>14.848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.922" calcext:value-type="float">
            <text:p>17.92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.452" calcext:value-type="float">
            <text:p>20.45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.324" calcext:value-type="float">
            <text:p>17.32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674" calcext:value-type="float">
            <text:p>14.67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.356" calcext:value-type="float">
            <text:p>15.35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688" calcext:value-type="float">
            <text:p>13.68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412" calcext:value-type="float">
            <text:p>16.41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.764" calcext:value-type="float">
            <text:p>21.76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687" calcext:value-type="float">
            <text:p>15.68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2.377" calcext:value-type="float">
            <text:p>102.37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.354" calcext:value-type="float">
            <text:p>27.35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.644" calcext:value-type="float">
            <text:p>33.64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.775" calcext:value-type="float">
            <text:p>22.77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.096" calcext:value-type="float">
            <text:p>26.09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.007" calcext:value-type="float">
            <text:p>23.00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.489" calcext:value-type="float">
            <text:p>20.48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54" calcext:value-type="float">
            <text:p>12.5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.234" calcext:value-type="float">
            <text:p>26.23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139" calcext:value-type="float">
            <text:p>14.13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.971" calcext:value-type="float">
            <text:p>15.97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.204" calcext:value-type="float">
            <text:p>17.20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.148" calcext:value-type="float">
            <text:p>21.14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.397" calcext:value-type="float">
            <text:p>25.39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.399" calcext:value-type="float">
            <text:p>15.39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388" calcext:value-type="float">
            <text:p>13.38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797" calcext:value-type="float">
            <text:p>10.79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.667" calcext:value-type="float">
            <text:p>16.667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8.967" calcext:value-type="float">
            <text:p>18.96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.324" calcext:value-type="float">
            <text:p>16.32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245" calcext:value-type="float">
            <text:p>14.24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1.286" calcext:value-type="float">
            <text:p>21.28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.297" calcext:value-type="float">
            <text:p>16.29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.925" calcext:value-type="float">
            <text:p>16.92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099" calcext:value-type="float">
            <text:p>13.09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326" calcext:value-type="float">
            <text:p>9.32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.014" calcext:value-type="float">
            <text:p>18.01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.261" calcext:value-type="float">
            <text:p>25.26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445" calcext:value-type="float">
            <text:p>11.44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.902" calcext:value-type="float">
            <text:p>17.90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8.421" calcext:value-type="float">
            <text:p>18.42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.362" calcext:value-type="float">
            <text:p>18.36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.145" calcext:value-type="float">
            <text:p>15.14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838" calcext:value-type="float">
            <text:p>14.83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.739" calcext:value-type="float">
            <text:p>18.73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.683" calcext:value-type="float">
            <text:p>20.68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3.183" calcext:value-type="float">
            <text:p>23.18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.595" calcext:value-type="float">
            <text:p>29.59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.361" calcext:value-type="float">
            <text:p>19.361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.445" calcext:value-type="float">
            <text:p>18.44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804" calcext:value-type="float">
            <text:p>14.80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.195" calcext:value-type="float">
            <text:p>16.19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.555" calcext:value-type="float">
            <text:p>18.55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6" calcext:value-type="float">
            <text:p>10.48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.983" calcext:value-type="float">
            <text:p>18.98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401" calcext:value-type="float">
            <text:p>16.40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.898" calcext:value-type="float">
            <text:p>16.89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073" calcext:value-type="float">
            <text:p>12.07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983" calcext:value-type="float">
            <text:p>13.98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447" calcext:value-type="float">
            <text:p>9.44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.178" calcext:value-type="float">
            <text:p>21.1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0T01:14:59.556613392</dc:date>
    <meta:editing-duration>PT23M38S</meta:editing-duration>
    <meta:editing-cycles>1</meta:editing-cycles>
    <meta:document-statistic meta:table-count="1" meta:cell-count="1700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58cm" svg:height="12.326cm" xlink:href=".." xlink:type="simple" chart:class="chart:scatter" chart:style-name="ch1">
        <chart:legend chart:legend-position="end" svg:x="31.814cm" svg:y="5.615cm" style:legend-expansion="high" chart:style-name="ch2"/>
        <chart:plot-area chart:style-name="ch3" table:cell-range-address="single_length_radius_density.A1:single_length_radius_density.B641 single_length_radius_density.D1:single_length_radius_density.D641" chart:data-source-has-labels="row" svg:x="1.702cm" svg:y="0.246cm" svg:width="29.421cm" svg:height="10.853cm">
          <chartooo:coordinate-region svg:x="2.509cm" svg:y="0.445cm" svg:width="28.242cm" svg:height="10.007cm"/>
          <chart:axis chart:dimension="x" chart:name="primary-x" chart:style-name="ch4">
            <chart:title svg:x="15.852cm" svg:y="11.345cm" chart:style-name="ch5">
              <text:p>Length</text:p>
            </chart:title>
          </chart:axis>
          <chart:axis chart:dimension="y" chart:name="primary-y" chart:style-name="ch4">
            <chart:title svg:x="0.451cm" svg:y="7.065cm" chart:style-name="ch6">
              <text:p>Radius of Gyration</text:p>
            </chart:title>
            <chart:grid chart:style-name="ch7" chart:class="major"/>
          </chart:axis>
          <chart:series chart:style-name="ch8" chart:values-cell-range-address="single_length_radius_density.B1:single_length_radius_density.B641" loext:label-string="single_radius" chart:class="chart:scatter">
            <chart:domain table:cell-range-address="single_length_radius_density.A1:single_length_radius_density.A641"/>
            <chart:data-point chart:repeated="641"/>
          </chart:series>
          <chart:series chart:style-name="ch9" chart:values-cell-range-address="single_length_radius_density.D1:single_length_radius_density.D641" loext:label-string="multi_radius" chart:class="chart:scatter">
            <chart:domain table:cell-range-address="single_length_radius_density.C1:single_length_radius_density.C641"/>
            <chart:data-point chart:repeated="6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_radius</text:p>
              </table:table-cell>
              <table:table-cell office:value-type="string">
                <text:p>Column C</text:p>
              </table:table-cell>
              <table:table-cell office:value-type="string">
                <text:p>multi_radiu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  <draw:g>
                  <svg:desc>single_length_radius_density.A1:single_length_radius_density.A641</svg:desc>
                </draw:g>
              </table:table-cell>
              <table:table-cell office:value-type="float" office:value="20.017">
                <text:p>20.017</text:p>
                <draw:g>
                  <svg:desc>single_length_radius_density.B1:single_length_radius_density.B641</svg:desc>
                </draw:g>
              </table:table-cell>
              <table:table-cell office:value-type="float" office:value="396">
                <text:p>396</text:p>
                <draw:g>
                  <svg:desc>single_length_radius_density.C1:single_length_radius_density.C641</svg:desc>
                </draw:g>
              </table:table-cell>
              <table:table-cell office:value-type="float" office:value="21.954">
                <text:p>21.954</text:p>
                <draw:g>
                  <svg:desc>single_length_radius_density.D1:single_length_radius_density.D6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">
                <text:p>191</text:p>
              </table:table-cell>
              <table:table-cell office:value-type="float" office:value="17.513">
                <text:p>17.513</text:p>
              </table:table-cell>
              <table:table-cell office:value-type="float" office:value="120">
                <text:p>120</text:p>
              </table:table-cell>
              <table:table-cell office:value-type="float" office:value="17.563">
                <text:p>17.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20.028">
                <text:p>20.028</text:p>
              </table:table-cell>
              <table:table-cell office:value-type="float" office:value="271">
                <text:p>271</text:p>
              </table:table-cell>
              <table:table-cell office:value-type="float" office:value="20.667">
                <text:p>20.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10.918">
                <text:p>10.918</text:p>
              </table:table-cell>
              <table:table-cell office:value-type="float" office:value="349">
                <text:p>349</text:p>
              </table:table-cell>
              <table:table-cell office:value-type="float" office:value="23.107">
                <text:p>23.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4.374">
                <text:p>14.374</text:p>
              </table:table-cell>
              <table:table-cell office:value-type="float" office:value="317">
                <text:p>317</text:p>
              </table:table-cell>
              <table:table-cell office:value-type="float" office:value="21.069">
                <text:p>21.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15.671">
                <text:p>15.671</text:p>
              </table:table-cell>
              <table:table-cell office:value-type="float" office:value="419">
                <text:p>419</text:p>
              </table:table-cell>
              <table:table-cell office:value-type="float" office:value="26.764">
                <text:p>26.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">
                <text:p>141</text:p>
              </table:table-cell>
              <table:table-cell office:value-type="float" office:value="24.467">
                <text:p>24.467</text:p>
              </table:table-cell>
              <table:table-cell office:value-type="float" office:value="534">
                <text:p>534</text:p>
              </table:table-cell>
              <table:table-cell office:value-type="float" office:value="25.952">
                <text:p>25.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31.998">
                <text:p>31.998</text:p>
              </table:table-cell>
              <table:table-cell office:value-type="float" office:value="509">
                <text:p>50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">
                <text:p>303</text:p>
              </table:table-cell>
              <table:table-cell office:value-type="float" office:value="30.888">
                <text:p>30.888</text:p>
              </table:table-cell>
              <table:table-cell office:value-type="float" office:value="310">
                <text:p>310</text:p>
              </table:table-cell>
              <table:table-cell office:value-type="float" office:value="23.275">
                <text:p>23.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11.218">
                <text:p>11.218</text:p>
              </table:table-cell>
              <table:table-cell office:value-type="float" office:value="589">
                <text:p>589</text:p>
              </table:table-cell>
              <table:table-cell office:value-type="float" office:value="33.279">
                <text:p>33.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17.792">
                <text:p>17.792</text:p>
              </table:table-cell>
              <table:table-cell office:value-type="float" office:value="523">
                <text:p>523</text:p>
              </table:table-cell>
              <table:table-cell office:value-type="float" office:value="29.573">
                <text:p>29.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12.522">
                <text:p>12.522</text:p>
              </table:table-cell>
              <table:table-cell office:value-type="float" office:value="393">
                <text:p>393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12.213">
                <text:p>12.213</text:p>
              </table:table-cell>
              <table:table-cell office:value-type="float" office:value="106">
                <text:p>106</text:p>
              </table:table-cell>
              <table:table-cell office:value-type="float" office:value="17.456">
                <text:p>17.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17.014">
                <text:p>17.014</text:p>
              </table:table-cell>
              <table:table-cell office:value-type="float" office:value="386">
                <text:p>386</text:p>
              </table:table-cell>
              <table:table-cell office:value-type="float" office:value="25.546">
                <text:p>25.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17.999">
                <text:p>17.999</text:p>
              </table:table-cell>
              <table:table-cell office:value-type="float" office:value="285">
                <text:p>285</text:p>
              </table:table-cell>
              <table:table-cell office:value-type="float" office:value="21.733">
                <text:p>21.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19.149">
                <text:p>19.149</text:p>
              </table:table-cell>
              <table:table-cell office:value-type="float" office:value="310">
                <text:p>310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1">
                <text:p>281</text:p>
              </table:table-cell>
              <table:table-cell office:value-type="float" office:value="18.444">
                <text:p>18.444</text:p>
              </table:table-cell>
              <table:table-cell office:value-type="float" office:value="152">
                <text:p>152</text:p>
              </table:table-cell>
              <table:table-cell office:value-type="float" office:value="18.718">
                <text:p>18.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.912">
                <text:p>12.912</text:p>
              </table:table-cell>
              <table:table-cell office:value-type="float" office:value="463">
                <text:p>463</text:p>
              </table:table-cell>
              <table:table-cell office:value-type="float" office:value="25.262">
                <text:p>25.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23.524">
                <text:p>23.524</text:p>
              </table:table-cell>
              <table:table-cell office:value-type="float" office:value="971">
                <text:p>971</text:p>
              </table:table-cell>
              <table:table-cell office:value-type="float" office:value="35.115">
                <text:p>35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31.42">
                <text:p>31.42</text:p>
              </table:table-cell>
              <table:table-cell office:value-type="float" office:value="337">
                <text:p>337</text:p>
              </table:table-cell>
              <table:table-cell office:value-type="float" office:value="23.854">
                <text:p>23.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26.75">
                <text:p>26.75</text:p>
              </table:table-cell>
              <table:table-cell office:value-type="float" office:value="282">
                <text:p>282</text:p>
              </table:table-cell>
              <table:table-cell office:value-type="float" office:value="31.745">
                <text:p>31.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">
                <text:p>123</text:p>
              </table:table-cell>
              <table:table-cell office:value-type="float" office:value="23.006">
                <text:p>23.006</text:p>
              </table:table-cell>
              <table:table-cell office:value-type="float" office:value="503">
                <text:p>503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  <table:table-cell office:value-type="float" office:value="14.845">
                <text:p>14.845</text:p>
              </table:table-cell>
              <table:table-cell office:value-type="float" office:value="84">
                <text:p>84</text:p>
              </table:table-cell>
              <table:table-cell office:value-type="float" office:value="17.758">
                <text:p>17.7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14.802">
                <text:p>14.802</text:p>
              </table:table-cell>
              <table:table-cell office:value-type="float" office:value="241">
                <text:p>241</text:p>
              </table:table-cell>
              <table:table-cell office:value-type="float" office:value="31.885">
                <text:p>31.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">
                <text:p>161</text:p>
              </table:table-cell>
              <table:table-cell office:value-type="float" office:value="19.351">
                <text:p>19.351</text:p>
              </table:table-cell>
              <table:table-cell office:value-type="float" office:value="435">
                <text:p>435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12.096">
                <text:p>12.096</text:p>
              </table:table-cell>
              <table:table-cell office:value-type="float" office:value="317">
                <text:p>317</text:p>
              </table:table-cell>
              <table:table-cell office:value-type="float" office:value="21.392">
                <text:p>21.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14.976">
                <text:p>14.976</text:p>
              </table:table-cell>
              <table:table-cell office:value-type="float" office:value="467">
                <text:p>467</text:p>
              </table:table-cell>
              <table:table-cell office:value-type="float" office:value="28.075">
                <text:p>28.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4">
                <text:p>284</text:p>
              </table:table-cell>
              <table:table-cell office:value-type="float" office:value="20.176">
                <text:p>20.176</text:p>
              </table:table-cell>
              <table:table-cell office:value-type="float" office:value="401">
                <text:p>401</text:p>
              </table:table-cell>
              <table:table-cell office:value-type="float" office:value="21.543">
                <text:p>21.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">
                <text:p>106</text:p>
              </table:table-cell>
              <table:table-cell office:value-type="float" office:value="13.574">
                <text:p>13.574</text:p>
              </table:table-cell>
              <table:table-cell office:value-type="float" office:value="242">
                <text:p>242</text:p>
              </table:table-cell>
              <table:table-cell office:value-type="float" office:value="21.794">
                <text:p>21.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16.557">
                <text:p>16.557</text:p>
              </table:table-cell>
              <table:table-cell office:value-type="float" office:value="288">
                <text:p>288</text:p>
              </table:table-cell>
              <table:table-cell office:value-type="float" office:value="21.39">
                <text:p>21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49.551">
                <text:p>49.551</text:p>
              </table:table-cell>
              <table:table-cell office:value-type="float" office:value="274">
                <text:p>274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14.611">
                <text:p>14.611</text:p>
              </table:table-cell>
              <table:table-cell office:value-type="float" office:value="128">
                <text:p>128</text:p>
              </table:table-cell>
              <table:table-cell office:value-type="float" office:value="19.409">
                <text:p>19.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11.625">
                <text:p>11.625</text:p>
              </table:table-cell>
              <table:table-cell office:value-type="float" office:value="214">
                <text:p>214</text:p>
              </table:table-cell>
              <table:table-cell office:value-type="float" office:value="39.425">
                <text:p>39.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19.967">
                <text:p>19.967</text:p>
              </table:table-cell>
              <table:table-cell office:value-type="float" office:value="167">
                <text:p>167</text:p>
              </table:table-cell>
              <table:table-cell office:value-type="float" office:value="19.554">
                <text:p>19.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  <table:table-cell office:value-type="float" office:value="14.12">
                <text:p>14.12</text:p>
              </table:table-cell>
              <table:table-cell office:value-type="float" office:value="235">
                <text:p>235</text:p>
              </table:table-cell>
              <table:table-cell office:value-type="float" office:value="22.205">
                <text:p>22.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">
                <text:p>349</text:p>
              </table:table-cell>
              <table:table-cell office:value-type="float" office:value="21.846">
                <text:p>21.846</text:p>
              </table:table-cell>
              <table:table-cell office:value-type="float" office:value="466">
                <text:p>466</text:p>
              </table:table-cell>
              <table:table-cell office:value-type="float" office:value="29.796">
                <text:p>29.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16.146">
                <text:p>16.146</text:p>
              </table:table-cell>
              <table:table-cell office:value-type="float" office:value="397">
                <text:p>397</text:p>
              </table:table-cell>
              <table:table-cell office:value-type="float" office:value="26.647">
                <text:p>26.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3.39">
                <text:p>13.39</text:p>
              </table:table-cell>
              <table:table-cell office:value-type="float" office:value="126">
                <text:p>126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15.262">
                <text:p>15.262</text:p>
              </table:table-cell>
              <table:table-cell office:value-type="float" office:value="222">
                <text:p>222</text:p>
              </table:table-cell>
              <table:table-cell office:value-type="float" office:value="20.228">
                <text:p>20.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">
                <text:p>181</text:p>
              </table:table-cell>
              <table:table-cell office:value-type="float" office:value="17.221">
                <text:p>17.221</text:p>
              </table:table-cell>
              <table:table-cell office:value-type="float" office:value="440">
                <text:p>440</text:p>
              </table:table-cell>
              <table:table-cell office:value-type="float" office:value="37.105">
                <text:p>37.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">
                <text:p>188</text:p>
              </table:table-cell>
              <table:table-cell office:value-type="float" office:value="17.618">
                <text:p>17.618</text:p>
              </table:table-cell>
              <table:table-cell office:value-type="float" office:value="338">
                <text:p>338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3.032">
                <text:p>13.032</text:p>
              </table:table-cell>
              <table:table-cell office:value-type="float" office:value="468">
                <text:p>468</text:p>
              </table:table-cell>
              <table:table-cell office:value-type="float" office:value="34.386">
                <text:p>34.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">
                <text:p>107</text:p>
              </table:table-cell>
              <table:table-cell office:value-type="float" office:value="14.131">
                <text:p>14.131</text:p>
              </table:table-cell>
              <table:table-cell office:value-type="float" office:value="173">
                <text:p>173</text:p>
              </table:table-cell>
              <table:table-cell office:value-type="float" office:value="18.599">
                <text:p>18.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12.791">
                <text:p>12.791</text:p>
              </table:table-cell>
              <table:table-cell office:value-type="float" office:value="290">
                <text:p>290</text:p>
              </table:table-cell>
              <table:table-cell office:value-type="float" office:value="21.817">
                <text:p>21.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0">
                <text:p>190</text:p>
              </table:table-cell>
              <table:table-cell office:value-type="float" office:value="16.492">
                <text:p>16.492</text:p>
              </table:table-cell>
              <table:table-cell office:value-type="float" office:value="352">
                <text:p>352</text:p>
              </table:table-cell>
              <table:table-cell office:value-type="float" office:value="21.202">
                <text:p>21.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12.211">
                <text:p>12.211</text:p>
              </table:table-cell>
              <table:table-cell office:value-type="float" office:value="335">
                <text:p>335</text:p>
              </table:table-cell>
              <table:table-cell office:value-type="float" office:value="21.379">
                <text:p>21.3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13.448">
                <text:p>13.448</text:p>
              </table:table-cell>
              <table:table-cell office:value-type="float" office:value="122">
                <text:p>122</text:p>
              </table:table-cell>
              <table:table-cell office:value-type="float" office:value="16.577">
                <text:p>16.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9.769">
                <text:p>9.769</text:p>
              </table:table-cell>
              <table:table-cell office:value-type="float" office:value="621">
                <text:p>621</text:p>
              </table:table-cell>
              <table:table-cell office:value-type="float" office:value="29.035">
                <text:p>29.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">
                <text:p>283</text:p>
              </table:table-cell>
              <table:table-cell office:value-type="float" office:value="26.673">
                <text:p>26.673</text:p>
              </table:table-cell>
              <table:table-cell office:value-type="float" office:value="270">
                <text:p>270</text:p>
              </table:table-cell>
              <table:table-cell office:value-type="float" office:value="23.372">
                <text:p>23.3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15.707">
                <text:p>15.707</text:p>
              </table:table-cell>
              <table:table-cell office:value-type="float" office:value="215">
                <text:p>215</text:p>
              </table:table-cell>
              <table:table-cell office:value-type="float" office:value="21.013">
                <text:p>21.0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">
                <text:p>143</text:p>
              </table:table-cell>
              <table:table-cell office:value-type="float" office:value="15.937">
                <text:p>15.937</text:p>
              </table:table-cell>
              <table:table-cell office:value-type="float" office:value="603">
                <text:p>603</text:p>
              </table:table-cell>
              <table:table-cell office:value-type="float" office:value="29.662">
                <text:p>29.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">
                <text:p>185</text:p>
              </table:table-cell>
              <table:table-cell office:value-type="float" office:value="19.02">
                <text:p>19.02</text:p>
              </table:table-cell>
              <table:table-cell office:value-type="float" office:value="228">
                <text:p>228</text:p>
              </table:table-cell>
              <table:table-cell office:value-type="float" office:value="31.884">
                <text:p>31.8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5">
                <text:p>435</text:p>
              </table:table-cell>
              <table:table-cell office:value-type="float" office:value="23.602">
                <text:p>23.602</text:p>
              </table:table-cell>
              <table:table-cell office:value-type="float" office:value="549">
                <text:p>549</text:p>
              </table:table-cell>
              <table:table-cell office:value-type="float" office:value="36.931">
                <text:p>36.9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18.574">
                <text:p>18.5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15.616">
                <text:p>15.616</text:p>
              </table:table-cell>
              <table:table-cell office:value-type="float" office:value="496">
                <text:p>496</text:p>
              </table:table-cell>
              <table:table-cell office:value-type="float" office:value="26.545">
                <text:p>26.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16.478">
                <text:p>16.478</text:p>
              </table:table-cell>
              <table:table-cell office:value-type="float" office:value="292">
                <text:p>292</text:p>
              </table:table-cell>
              <table:table-cell office:value-type="float" office:value="26.692">
                <text:p>26.6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16.207">
                <text:p>16.207</text:p>
              </table:table-cell>
              <table:table-cell office:value-type="float" office:value="366">
                <text:p>366</text:p>
              </table:table-cell>
              <table:table-cell office:value-type="float" office:value="28.456">
                <text:p>28.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16.893">
                <text:p>16.893</text:p>
              </table:table-cell>
              <table:table-cell office:value-type="float" office:value="634">
                <text:p>634</text:p>
              </table:table-cell>
              <table:table-cell office:value-type="float" office:value="27.537">
                <text:p>27.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14.822">
                <text:p>14.822</text:p>
              </table:table-cell>
              <table:table-cell office:value-type="float" office:value="187">
                <text:p>187</text:p>
              </table:table-cell>
              <table:table-cell office:value-type="float" office:value="125.495">
                <text:p>125.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15.266">
                <text:p>15.266</text:p>
              </table:table-cell>
              <table:table-cell office:value-type="float" office:value="470">
                <text:p>470</text:p>
              </table:table-cell>
              <table:table-cell office:value-type="float" office:value="27.532">
                <text:p>27.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">
                <text:p>220</text:p>
              </table:table-cell>
              <table:table-cell office:value-type="float" office:value="19.066">
                <text:p>19.066</text:p>
              </table:table-cell>
              <table:table-cell office:value-type="float" office:value="327">
                <text:p>327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">
                <text:p>205</text:p>
              </table:table-cell>
              <table:table-cell office:value-type="float" office:value="17.197">
                <text:p>17.197</text:p>
              </table:table-cell>
              <table:table-cell office:value-type="float" office:value="730">
                <text:p>730</text:p>
              </table:table-cell>
              <table:table-cell office:value-type="float" office:value="36.319">
                <text:p>36.3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">
                <text:p>111</text:p>
              </table:table-cell>
              <table:table-cell office:value-type="float" office:value="13.941">
                <text:p>13.941</text:p>
              </table:table-cell>
              <table:table-cell office:value-type="float" office:value="227">
                <text:p>227</text:p>
              </table:table-cell>
              <table:table-cell office:value-type="float" office:value="23.992">
                <text:p>23.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9">
                <text:p>289</text:p>
              </table:table-cell>
              <table:table-cell office:value-type="float" office:value="20.563">
                <text:p>20.563</text:p>
              </table:table-cell>
              <table:table-cell office:value-type="float" office:value="326">
                <text:p>326</text:p>
              </table:table-cell>
              <table:table-cell office:value-type="float" office:value="29.788">
                <text:p>29.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11.861">
                <text:p>11.861</text:p>
              </table:table-cell>
              <table:table-cell office:value-type="float" office:value="540">
                <text:p>540</text:p>
              </table:table-cell>
              <table:table-cell office:value-type="float" office:value="39.481">
                <text:p>39.4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">
                <text:p>104</text:p>
              </table:table-cell>
              <table:table-cell office:value-type="float" office:value="14.622">
                <text:p>14.622</text:p>
              </table:table-cell>
              <table:table-cell office:value-type="float" office:value="454">
                <text:p>454</text:p>
              </table:table-cell>
              <table:table-cell office:value-type="float" office:value="25.202">
                <text:p>25.2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7">
                <text:p>327</text:p>
              </table:table-cell>
              <table:table-cell office:value-type="float" office:value="19.638">
                <text:p>19.638</text:p>
              </table:table-cell>
              <table:table-cell office:value-type="float" office:value="171">
                <text:p>171</text:p>
              </table:table-cell>
              <table:table-cell office:value-type="float" office:value="18.255">
                <text:p>18.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20.248">
                <text:p>20.248</text:p>
              </table:table-cell>
              <table:table-cell office:value-type="float" office:value="433">
                <text:p>433</text:p>
              </table:table-cell>
              <table:table-cell office:value-type="float" office:value="23.664">
                <text:p>23.6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4">
                <text:p>514</text:p>
              </table:table-cell>
              <table:table-cell office:value-type="float" office:value="43.055">
                <text:p>43.055</text:p>
              </table:table-cell>
              <table:table-cell office:value-type="float" office:value="111">
                <text:p>111</text:p>
              </table:table-cell>
              <table:table-cell office:value-type="float" office:value="83.259">
                <text:p>83.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15.188">
                <text:p>15.188</text:p>
              </table:table-cell>
              <table:table-cell office:value-type="float" office:value="304">
                <text:p>304</text:p>
              </table:table-cell>
              <table:table-cell office:value-type="float" office:value="21.296">
                <text:p>21.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">
                <text:p>189</text:p>
              </table:table-cell>
              <table:table-cell office:value-type="float" office:value="16.558">
                <text:p>16.558</text:p>
              </table:table-cell>
              <table:table-cell office:value-type="float" office:value="374">
                <text:p>374</text:p>
              </table:table-cell>
              <table:table-cell office:value-type="float" office:value="20.744">
                <text:p>20.7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19.011">
                <text:p>19.011</text:p>
              </table:table-cell>
              <table:table-cell office:value-type="float" office:value="114">
                <text:p>114</text:p>
              </table:table-cell>
              <table:table-cell office:value-type="float" office:value="20.373">
                <text:p>20.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15.687">
                <text:p>15.687</text:p>
              </table:table-cell>
              <table:table-cell office:value-type="float" office:value="312">
                <text:p>312</text:p>
              </table:table-cell>
              <table:table-cell office:value-type="float" office:value="22.427">
                <text:p>22.4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">
                <text:p>230</text:p>
              </table:table-cell>
              <table:table-cell office:value-type="float" office:value="17.467">
                <text:p>17.467</text:p>
              </table:table-cell>
              <table:table-cell office:value-type="float" office:value="104">
                <text:p>104</text:p>
              </table:table-cell>
              <table:table-cell office:value-type="float" office:value="15.388">
                <text:p>15.3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5">
                <text:p>235</text:p>
              </table:table-cell>
              <table:table-cell office:value-type="float" office:value="20.166">
                <text:p>20.166</text:p>
              </table:table-cell>
              <table:table-cell office:value-type="float" office:value="257">
                <text:p>257</text:p>
              </table:table-cell>
              <table:table-cell office:value-type="float" office:value="18.427">
                <text:p>18.4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29.031">
                <text:p>29.031</text:p>
              </table:table-cell>
              <table:table-cell office:value-type="float" office:value="246">
                <text:p>246</text:p>
              </table:table-cell>
              <table:table-cell office:value-type="float" office:value="21.502">
                <text:p>21.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15.981">
                <text:p>15.981</text:p>
              </table:table-cell>
              <table:table-cell office:value-type="float" office:value="642">
                <text:p>642</text:p>
              </table:table-cell>
              <table:table-cell office:value-type="float" office:value="31.528">
                <text:p>31.5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">
                <text:p>175</text:p>
              </table:table-cell>
              <table:table-cell office:value-type="float" office:value="15.209">
                <text:p>15.209</text:p>
              </table:table-cell>
              <table:table-cell office:value-type="float" office:value="971">
                <text:p>971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54.794">
                <text:p>54.794</text:p>
              </table:table-cell>
              <table:table-cell office:value-type="float" office:value="541">
                <text:p>541</text:p>
              </table:table-cell>
              <table:table-cell office:value-type="float" office:value="25.894">
                <text:p>25.8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">
                <text:p>208</text:p>
              </table:table-cell>
              <table:table-cell office:value-type="float" office:value="16.815">
                <text:p>16.815</text:p>
              </table:table-cell>
              <table:table-cell office:value-type="float" office:value="176">
                <text:p>176</text:p>
              </table:table-cell>
              <table:table-cell office:value-type="float" office:value="18.518">
                <text:p>18.5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3">
                <text:p>213</text:p>
              </table:table-cell>
              <table:table-cell office:value-type="float" office:value="26.493">
                <text:p>26.493</text:p>
              </table:table-cell>
              <table:table-cell office:value-type="float" office:value="492">
                <text:p>492</text:p>
              </table:table-cell>
              <table:table-cell office:value-type="float" office:value="26.166">
                <text:p>26.1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9.267">
                <text:p>19.267</text:p>
              </table:table-cell>
              <table:table-cell office:value-type="float" office:value="346">
                <text:p>346</text:p>
              </table:table-cell>
              <table:table-cell office:value-type="float" office:value="20.427">
                <text:p>20.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1">
                <text:p>331</text:p>
              </table:table-cell>
              <table:table-cell office:value-type="float" office:value="20.778">
                <text:p>20.778</text:p>
              </table:table-cell>
              <table:table-cell office:value-type="float" office:value="214">
                <text:p>214</text:p>
              </table:table-cell>
              <table:table-cell office:value-type="float" office:value="18.022">
                <text:p>18.0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">
                <text:p>138</text:p>
              </table:table-cell>
              <table:table-cell office:value-type="float" office:value="17.692">
                <text:p>17.692</text:p>
              </table:table-cell>
              <table:table-cell office:value-type="float" office:value="388">
                <text:p>388</text:p>
              </table:table-cell>
              <table:table-cell office:value-type="float" office:value="23.847">
                <text:p>23.8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4">
                <text:p>544</text:p>
              </table:table-cell>
              <table:table-cell office:value-type="float" office:value="24.105">
                <text:p>24.105</text:p>
              </table:table-cell>
              <table:table-cell office:value-type="float" office:value="283">
                <text:p>283</text:p>
              </table:table-cell>
              <table:table-cell office:value-type="float" office:value="19.337">
                <text:p>19.3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35.178">
                <text:p>35.178</text:p>
              </table:table-cell>
              <table:table-cell office:value-type="float" office:value="370">
                <text:p>370</text:p>
              </table:table-cell>
              <table:table-cell office:value-type="float" office:value="21.774">
                <text:p>21.7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10.997">
                <text:p>10.997</text:p>
              </table:table-cell>
              <table:table-cell office:value-type="float" office:value="369">
                <text:p>369</text:p>
              </table:table-cell>
              <table:table-cell office:value-type="float" office:value="23.434">
                <text:p>23.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4">
                <text:p>284</text:p>
              </table:table-cell>
              <table:table-cell office:value-type="float" office:value="18.45">
                <text:p>18.45</text:p>
              </table:table-cell>
              <table:table-cell office:value-type="float" office:value="508">
                <text:p>508</text:p>
              </table:table-cell>
              <table:table-cell office:value-type="float" office:value="24.282">
                <text:p>24.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44.679">
                <text:p>44.679</text:p>
              </table:table-cell>
              <table:table-cell office:value-type="float" office:value="156">
                <text:p>156</text:p>
              </table:table-cell>
              <table:table-cell office:value-type="float" office:value="19.767">
                <text:p>19.7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16.478">
                <text:p>16.478</text:p>
              </table:table-cell>
              <table:table-cell office:value-type="float" office:value="574">
                <text:p>574</text:p>
              </table:table-cell>
              <table:table-cell office:value-type="float" office:value="26.186">
                <text:p>26.1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9.354">
                <text:p>9.354</text:p>
              </table:table-cell>
              <table:table-cell office:value-type="float" office:value="450">
                <text:p>450</text:p>
              </table:table-cell>
              <table:table-cell office:value-type="float" office:value="23.463">
                <text:p>23.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">
                <text:p>134</text:p>
              </table:table-cell>
              <table:table-cell office:value-type="float" office:value="14.544">
                <text:p>14.544</text:p>
              </table:table-cell>
              <table:table-cell office:value-type="float" office:value="487">
                <text:p>487</text:p>
              </table:table-cell>
              <table:table-cell office:value-type="float" office:value="30.233">
                <text:p>30.2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3">
                <text:p>183</text:p>
              </table:table-cell>
              <table:table-cell office:value-type="float" office:value="16.278">
                <text:p>16.278</text:p>
              </table:table-cell>
              <table:table-cell office:value-type="float" office:value="392">
                <text:p>392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12.259">
                <text:p>12.259</text:p>
              </table:table-cell>
              <table:table-cell office:value-type="float" office:value="532">
                <text:p>532</text:p>
              </table:table-cell>
              <table:table-cell office:value-type="float" office:value="23.943">
                <text:p>23.9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">
                <text:p>137</text:p>
              </table:table-cell>
              <table:table-cell office:value-type="float" office:value="16.138">
                <text:p>16.138</text:p>
              </table:table-cell>
              <table:table-cell office:value-type="float" office:value="329">
                <text:p>329</text:p>
              </table:table-cell>
              <table:table-cell office:value-type="float" office:value="20.061">
                <text:p>20.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5.216">
                <text:p>15.216</text:p>
              </table:table-cell>
              <table:table-cell office:value-type="float" office:value="601">
                <text:p>601</text:p>
              </table:table-cell>
              <table:table-cell office:value-type="float" office:value="26.987">
                <text:p>26.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2">
                <text:p>272</text:p>
              </table:table-cell>
              <table:table-cell office:value-type="float" office:value="18.428">
                <text:p>18.428</text:p>
              </table:table-cell>
              <table:table-cell office:value-type="float" office:value="240">
                <text:p>240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  <table:table-cell office:value-type="float" office:value="97.059">
                <text:p>97.059</text:p>
              </table:table-cell>
              <table:table-cell office:value-type="float" office:value="584">
                <text:p>584</text:p>
              </table:table-cell>
              <table:table-cell office:value-type="float" office:value="26.508">
                <text:p>26.5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1">
                <text:p>241</text:p>
              </table:table-cell>
              <table:table-cell office:value-type="float" office:value="18.335">
                <text:p>18.335</text:p>
              </table:table-cell>
              <table:table-cell office:value-type="float" office:value="183">
                <text:p>183</text:p>
              </table:table-cell>
              <table:table-cell office:value-type="float" office:value="20.405">
                <text:p>20.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">
                <text:p>126</text:p>
              </table:table-cell>
              <table:table-cell office:value-type="float" office:value="15.761">
                <text:p>15.761</text:p>
              </table:table-cell>
              <table:table-cell office:value-type="float" office:value="266">
                <text:p>266</text:p>
              </table:table-cell>
              <table:table-cell office:value-type="float" office:value="27.254">
                <text:p>27.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5.689">
                <text:p>15.689</text:p>
              </table:table-cell>
              <table:table-cell office:value-type="float" office:value="198">
                <text:p>198</text:p>
              </table:table-cell>
              <table:table-cell office:value-type="float" office:value="17.803">
                <text:p>17.8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11.685">
                <text:p>11.685</text:p>
              </table:table-cell>
              <table:table-cell office:value-type="float" office:value="487">
                <text:p>487</text:p>
              </table:table-cell>
              <table:table-cell office:value-type="float" office:value="24.403">
                <text:p>24.4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4">
                <text:p>334</text:p>
              </table:table-cell>
              <table:table-cell office:value-type="float" office:value="23.007">
                <text:p>23.007</text:p>
              </table:table-cell>
              <table:table-cell office:value-type="float" office:value="113">
                <text:p>113</text:p>
              </table:table-cell>
              <table:table-cell office:value-type="float" office:value="32.608">
                <text:p>32.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10.837">
                <text:p>10.837</text:p>
              </table:table-cell>
              <table:table-cell office:value-type="float" office:value="937">
                <text:p>937</text:p>
              </table:table-cell>
              <table:table-cell office:value-type="float" office:value="34.478">
                <text:p>34.4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5">
                <text:p>315</text:p>
              </table:table-cell>
              <table:table-cell office:value-type="float" office:value="18.841">
                <text:p>18.841</text:p>
              </table:table-cell>
              <table:table-cell office:value-type="float" office:value="220">
                <text:p>220</text:p>
              </table:table-cell>
              <table:table-cell office:value-type="float" office:value="26.629">
                <text:p>26.6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4.227">
                <text:p>14.227</text:p>
              </table:table-cell>
              <table:table-cell office:value-type="float" office:value="282">
                <text:p>282</text:p>
              </table:table-cell>
              <table:table-cell office:value-type="float" office:value="31.567">
                <text:p>31.5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13.614">
                <text:p>13.614</text:p>
              </table:table-cell>
              <table:table-cell office:value-type="float" office:value="729">
                <text:p>729</text:p>
              </table:table-cell>
              <table:table-cell office:value-type="float" office:value="33.785">
                <text:p>33.7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10.373">
                <text:p>10.373</text:p>
              </table:table-cell>
              <table:table-cell office:value-type="float" office:value="397">
                <text:p>397</text:p>
              </table:table-cell>
              <table:table-cell office:value-type="float" office:value="28.712">
                <text:p>28.7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12.794">
                <text:p>12.794</text:p>
              </table:table-cell>
              <table:table-cell office:value-type="float" office:value="508">
                <text:p>508</text:p>
              </table:table-cell>
              <table:table-cell office:value-type="float" office:value="24.272">
                <text:p>24.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">
                <text:p>95</text:p>
              </table:table-cell>
              <table:table-cell office:value-type="float" office:value="13.557">
                <text:p>13.557</text:p>
              </table:table-cell>
              <table:table-cell office:value-type="float" office:value="363">
                <text:p>363</text:p>
              </table:table-cell>
              <table:table-cell office:value-type="float" office:value="22.742">
                <text:p>22.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12.991">
                <text:p>12.991</text:p>
              </table:table-cell>
              <table:table-cell office:value-type="float" office:value="341">
                <text:p>341</text:p>
              </table:table-cell>
              <table:table-cell office:value-type="float" office:value="25.166">
                <text:p>25.1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">
                <text:p>108</text:p>
              </table:table-cell>
              <table:table-cell office:value-type="float" office:value="13.3">
                <text:p>13.3</text:p>
              </table:table-cell>
              <table:table-cell office:value-type="float" office:value="145">
                <text:p>145</text:p>
              </table:table-cell>
              <table:table-cell office:value-type="float" office:value="78.074">
                <text:p>78.0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12.532">
                <text:p>12.532</text:p>
              </table:table-cell>
              <table:table-cell office:value-type="float" office:value="296">
                <text:p>296</text:p>
              </table:table-cell>
              <table:table-cell office:value-type="float" office:value="19.774">
                <text:p>19.7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27.078">
                <text:p>27.078</text:p>
              </table:table-cell>
              <table:table-cell office:value-type="float" office:value="504">
                <text:p>504</text:p>
              </table:table-cell>
              <table:table-cell office:value-type="float" office:value="22.116">
                <text:p>22.1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6">
                <text:p>226</text:p>
              </table:table-cell>
              <table:table-cell office:value-type="float" office:value="23.29">
                <text:p>23.29</text:p>
              </table:table-cell>
              <table:table-cell office:value-type="float" office:value="155">
                <text:p>155</text:p>
              </table:table-cell>
              <table:table-cell office:value-type="float" office:value="20.947">
                <text:p>20.9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">
                <text:p>522</text:p>
              </table:table-cell>
              <table:table-cell office:value-type="float" office:value="35.188">
                <text:p>35.188</text:p>
              </table:table-cell>
              <table:table-cell office:value-type="float" office:value="456">
                <text:p>456</text:p>
              </table:table-cell>
              <table:table-cell office:value-type="float" office:value="37.321">
                <text:p>37.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">
                <text:p>190</text:p>
              </table:table-cell>
              <table:table-cell office:value-type="float" office:value="16.998">
                <text:p>16.998</text:p>
              </table:table-cell>
              <table:table-cell office:value-type="float" office:value="538">
                <text:p>538</text:p>
              </table:table-cell>
              <table:table-cell office:value-type="float" office:value="28.942">
                <text:p>28.9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4">
                <text:p>424</text:p>
              </table:table-cell>
              <table:table-cell office:value-type="float" office:value="22.579">
                <text:p>22.579</text:p>
              </table:table-cell>
              <table:table-cell office:value-type="float" office:value="305">
                <text:p>305</text:p>
              </table:table-cell>
              <table:table-cell office:value-type="float" office:value="19.021">
                <text:p>19.0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18.336">
                <text:p>18.336</text:p>
              </table:table-cell>
              <table:table-cell office:value-type="float" office:value="403">
                <text:p>403</text:p>
              </table:table-cell>
              <table:table-cell office:value-type="float" office:value="23.756">
                <text:p>23.7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7">
                <text:p>217</text:p>
              </table:table-cell>
              <table:table-cell office:value-type="float" office:value="16.812">
                <text:p>16.812</text:p>
              </table:table-cell>
              <table:table-cell office:value-type="float" office:value="402">
                <text:p>402</text:p>
              </table:table-cell>
              <table:table-cell office:value-type="float" office:value="23.837">
                <text:p>23.8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">
                <text:p>188</text:p>
              </table:table-cell>
              <table:table-cell office:value-type="float" office:value="16.138">
                <text:p>16.138</text:p>
              </table:table-cell>
              <table:table-cell office:value-type="float" office:value="501">
                <text:p>501</text:p>
              </table:table-cell>
              <table:table-cell office:value-type="float" office:value="23.722">
                <text:p>23.7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13.013">
                <text:p>13.013</text:p>
              </table:table-cell>
              <table:table-cell office:value-type="float" office:value="718">
                <text:p>718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4">
                <text:p>214</text:p>
              </table:table-cell>
              <table:table-cell office:value-type="float" office:value="17.663">
                <text:p>17.663</text:p>
              </table:table-cell>
              <table:table-cell office:value-type="float" office:value="530">
                <text:p>530</text:p>
              </table:table-cell>
              <table:table-cell office:value-type="float" office:value="23.159">
                <text:p>23.1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7">
                <text:p>97</text:p>
              </table:table-cell>
              <table:table-cell office:value-type="float" office:value="15.23">
                <text:p>15.23</text:p>
              </table:table-cell>
              <table:table-cell office:value-type="float" office:value="365">
                <text:p>365</text:p>
              </table:table-cell>
              <table:table-cell office:value-type="float" office:value="23.851">
                <text:p>23.8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6">
                <text:p>206</text:p>
              </table:table-cell>
              <table:table-cell office:value-type="float" office:value="19.359">
                <text:p>19.359</text:p>
              </table:table-cell>
              <table:table-cell office:value-type="float" office:value="639">
                <text:p>639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">
                <text:p>61</text:p>
              </table:table-cell>
              <table:table-cell office:value-type="float" office:value="13.691">
                <text:p>13.691</text:p>
              </table:table-cell>
              <table:table-cell office:value-type="float" office:value="178">
                <text:p>178</text:p>
              </table:table-cell>
              <table:table-cell office:value-type="float" office:value="16.028">
                <text:p>16.0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15.264">
                <text:p>15.264</text:p>
              </table:table-cell>
              <table:table-cell office:value-type="float" office:value="267">
                <text:p>267</text:p>
              </table:table-cell>
              <table:table-cell office:value-type="float" office:value="21.267">
                <text:p>21.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">
                <text:p>55</text:p>
              </table:table-cell>
              <table:table-cell office:value-type="float" office:value="16.933">
                <text:p>16.933</text:p>
              </table:table-cell>
              <table:table-cell office:value-type="float" office:value="126">
                <text:p>126</text:p>
              </table:table-cell>
              <table:table-cell office:value-type="float" office:value="18.388">
                <text:p>18.3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17.857">
                <text:p>17.857</text:p>
              </table:table-cell>
              <table:table-cell office:value-type="float" office:value="182">
                <text:p>182</text:p>
              </table:table-cell>
              <table:table-cell office:value-type="float" office:value="20.137">
                <text:p>20.1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14.368">
                <text:p>14.368</text:p>
              </table:table-cell>
              <table:table-cell office:value-type="float" office:value="253">
                <text:p>253</text:p>
              </table:table-cell>
              <table:table-cell office:value-type="float" office:value="22.124">
                <text:p>22.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">
                <text:p>47</text:p>
              </table:table-cell>
              <table:table-cell office:value-type="float" office:value="13.213">
                <text:p>13.213</text:p>
              </table:table-cell>
              <table:table-cell office:value-type="float" office:value="510">
                <text:p>510</text:p>
              </table:table-cell>
              <table:table-cell office:value-type="float" office:value="26.847">
                <text:p>26.8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19.482">
                <text:p>19.482</text:p>
              </table:table-cell>
              <table:table-cell office:value-type="float" office:value="436">
                <text:p>436</text:p>
              </table:table-cell>
              <table:table-cell office:value-type="float" office:value="26.363">
                <text:p>26.3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">
                <text:p>61</text:p>
              </table:table-cell>
              <table:table-cell office:value-type="float" office:value="15.13">
                <text:p>15.13</text:p>
              </table:table-cell>
              <table:table-cell office:value-type="float" office:value="297">
                <text:p>297</text:p>
              </table:table-cell>
              <table:table-cell office:value-type="float" office:value="23.533">
                <text:p>23.5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">
                <text:p>61</text:p>
              </table:table-cell>
              <table:table-cell office:value-type="float" office:value="12.258">
                <text:p>12.258</text:p>
              </table:table-cell>
              <table:table-cell office:value-type="float" office:value="198">
                <text:p>198</text:p>
              </table:table-cell>
              <table:table-cell office:value-type="float" office:value="22.028">
                <text:p>22.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">
                <text:p>242</text:p>
              </table:table-cell>
              <table:table-cell office:value-type="float" office:value="17.408">
                <text:p>17.408</text:p>
              </table:table-cell>
              <table:table-cell office:value-type="float" office:value="994">
                <text:p>994</text:p>
              </table:table-cell>
              <table:table-cell office:value-type="float" office:value="39.535">
                <text:p>39.5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47.453">
                <text:p>47.453</text:p>
              </table:table-cell>
              <table:table-cell office:value-type="float" office:value="133">
                <text:p>133</text:p>
              </table:table-cell>
              <table:table-cell office:value-type="float" office:value="17.167">
                <text:p>17.1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">
                <text:p>121</text:p>
              </table:table-cell>
              <table:table-cell office:value-type="float" office:value="15.459">
                <text:p>15.459</text:p>
              </table:table-cell>
              <table:table-cell office:value-type="float" office:value="474">
                <text:p>474</text:p>
              </table:table-cell>
              <table:table-cell office:value-type="float" office:value="36.933">
                <text:p>36.9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16.551">
                <text:p>16.551</text:p>
              </table:table-cell>
              <table:table-cell office:value-type="float" office:value="523">
                <text:p>523</text:p>
              </table:table-cell>
              <table:table-cell office:value-type="float" office:value="66.254">
                <text:p>66.2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">
                <text:p>105</text:p>
              </table:table-cell>
              <table:table-cell office:value-type="float" office:value="13.242">
                <text:p>13.242</text:p>
              </table:table-cell>
              <table:table-cell office:value-type="float" office:value="206">
                <text:p>206</text:p>
              </table:table-cell>
              <table:table-cell office:value-type="float" office:value="18.303">
                <text:p>18.3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33.734">
                <text:p>33.734</text:p>
              </table:table-cell>
              <table:table-cell office:value-type="float" office:value="487">
                <text:p>487</text:p>
              </table:table-cell>
              <table:table-cell office:value-type="float" office:value="28.944">
                <text:p>28.9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">
                <text:p>172</text:p>
              </table:table-cell>
              <table:table-cell office:value-type="float" office:value="16.782">
                <text:p>16.782</text:p>
              </table:table-cell>
              <table:table-cell office:value-type="float" office:value="442">
                <text:p>442</text:p>
              </table:table-cell>
              <table:table-cell office:value-type="float" office:value="23.922">
                <text:p>23.9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8">
                <text:p>378</text:p>
              </table:table-cell>
              <table:table-cell office:value-type="float" office:value="23.88">
                <text:p>23.88</text:p>
              </table:table-cell>
              <table:table-cell office:value-type="float" office:value="211">
                <text:p>211</text:p>
              </table:table-cell>
              <table:table-cell office:value-type="float" office:value="21.526">
                <text:p>21.5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29.069">
                <text:p>29.069</text:p>
              </table:table-cell>
              <table:table-cell office:value-type="float" office:value="258">
                <text:p>258</text:p>
              </table:table-cell>
              <table:table-cell office:value-type="float" office:value="27.777">
                <text:p>27.7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9">
                <text:p>219</text:p>
              </table:table-cell>
              <table:table-cell office:value-type="float" office:value="18.486">
                <text:p>18.486</text:p>
              </table:table-cell>
              <table:table-cell office:value-type="float" office:value="459">
                <text:p>459</text:p>
              </table:table-cell>
              <table:table-cell office:value-type="float" office:value="26.827">
                <text:p>26.8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17.648">
                <text:p>17.648</text:p>
              </table:table-cell>
              <table:table-cell office:value-type="float" office:value="382">
                <text:p>382</text:p>
              </table:table-cell>
              <table:table-cell office:value-type="float" office:value="22.657">
                <text:p>22.6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4">
                <text:p>224</text:p>
              </table:table-cell>
              <table:table-cell office:value-type="float" office:value="17.451">
                <text:p>17.451</text:p>
              </table:table-cell>
              <table:table-cell office:value-type="float" office:value="253">
                <text:p>253</text:p>
              </table:table-cell>
              <table:table-cell office:value-type="float" office:value="24.031">
                <text:p>24.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5">
                <text:p>595</text:p>
              </table:table-cell>
              <table:table-cell office:value-type="float" office:value="26.23">
                <text:p>26.23</text:p>
              </table:table-cell>
              <table:table-cell office:value-type="float" office:value="971">
                <text:p>971</text:p>
              </table:table-cell>
              <table:table-cell office:value-type="float" office:value="32.919">
                <text:p>32.9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7">
                <text:p>217</text:p>
              </table:table-cell>
              <table:table-cell office:value-type="float" office:value="18.555">
                <text:p>18.555</text:p>
              </table:table-cell>
              <table:table-cell office:value-type="float" office:value="158">
                <text:p>158</text:p>
              </table:table-cell>
              <table:table-cell office:value-type="float" office:value="32.378">
                <text:p>32.3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3">
                <text:p>113</text:p>
              </table:table-cell>
              <table:table-cell office:value-type="float" office:value="14.93">
                <text:p>14.93</text:p>
              </table:table-cell>
              <table:table-cell office:value-type="float" office:value="671">
                <text:p>671</text:p>
              </table:table-cell>
              <table:table-cell office:value-type="float" office:value="44.639">
                <text:p>44.6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">
                <text:p>123</text:p>
              </table:table-cell>
              <table:table-cell office:value-type="float" office:value="14.226">
                <text:p>14.226</text:p>
              </table:table-cell>
              <table:table-cell office:value-type="float" office:value="927">
                <text:p>927</text:p>
              </table:table-cell>
              <table:table-cell office:value-type="float" office:value="40.463">
                <text:p>40.4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9.782">
                <text:p>19.782</text:p>
              </table:table-cell>
              <table:table-cell office:value-type="float" office:value="504">
                <text:p>504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9.238">
                <text:p>19.238</text:p>
              </table:table-cell>
              <table:table-cell office:value-type="float" office:value="269">
                <text:p>269</text:p>
              </table:table-cell>
              <table:table-cell office:value-type="float" office:value="20.829">
                <text:p>20.8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">
                <text:p>84</text:p>
              </table:table-cell>
              <table:table-cell office:value-type="float" office:value="14.096">
                <text:p>14.096</text:p>
              </table:table-cell>
              <table:table-cell office:value-type="float" office:value="228">
                <text:p>228</text:p>
              </table:table-cell>
              <table:table-cell office:value-type="float" office:value="20.714">
                <text:p>20.7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7.969">
                <text:p>17.969</text:p>
              </table:table-cell>
              <table:table-cell office:value-type="float" office:value="149">
                <text:p>149</text:p>
              </table:table-cell>
              <table:table-cell office:value-type="float" office:value="43.603">
                <text:p>43.6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">
                <text:p>255</text:p>
              </table:table-cell>
              <table:table-cell office:value-type="float" office:value="18.009">
                <text:p>18.009</text:p>
              </table:table-cell>
              <table:table-cell office:value-type="float" office:value="286">
                <text:p>286</text:p>
              </table:table-cell>
              <table:table-cell office:value-type="float" office:value="26.516">
                <text:p>26.5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5">
                <text:p>275</text:p>
              </table:table-cell>
              <table:table-cell office:value-type="float" office:value="17.334">
                <text:p>17.334</text:p>
              </table:table-cell>
              <table:table-cell office:value-type="float" office:value="196">
                <text:p>196</text:p>
              </table:table-cell>
              <table:table-cell office:value-type="float" office:value="17.627">
                <text:p>17.6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">
                <text:p>144</text:p>
              </table:table-cell>
              <table:table-cell office:value-type="float" office:value="17.77">
                <text:p>17.77</text:p>
              </table:table-cell>
              <table:table-cell office:value-type="float" office:value="273">
                <text:p>273</text:p>
              </table:table-cell>
              <table:table-cell office:value-type="float" office:value="18.997">
                <text:p>18.9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1">
                <text:p>131</text:p>
              </table:table-cell>
              <table:table-cell office:value-type="float" office:value="19.322">
                <text:p>19.322</text:p>
              </table:table-cell>
              <table:table-cell office:value-type="float" office:value="221">
                <text:p>221</text:p>
              </table:table-cell>
              <table:table-cell office:value-type="float" office:value="19.131">
                <text:p>19.1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17.253">
                <text:p>17.253</text:p>
              </table:table-cell>
              <table:table-cell office:value-type="float" office:value="411">
                <text:p>411</text:p>
              </table:table-cell>
              <table:table-cell office:value-type="float" office:value="24.019">
                <text:p>24.0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2">
                <text:p>212</text:p>
              </table:table-cell>
              <table:table-cell office:value-type="float" office:value="29.758">
                <text:p>29.758</text:p>
              </table:table-cell>
              <table:table-cell office:value-type="float" office:value="226">
                <text:p>226</text:p>
              </table:table-cell>
              <table:table-cell office:value-type="float" office:value="22.744">
                <text:p>22.7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3">
                <text:p>363</text:p>
              </table:table-cell>
              <table:table-cell office:value-type="float" office:value="21.883">
                <text:p>21.883</text:p>
              </table:table-cell>
              <table:table-cell office:value-type="float" office:value="452">
                <text:p>452</text:p>
              </table:table-cell>
              <table:table-cell office:value-type="float" office:value="26.647">
                <text:p>26.6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16.143">
                <text:p>16.143</text:p>
              </table:table-cell>
              <table:table-cell office:value-type="float" office:value="444">
                <text:p>444</text:p>
              </table:table-cell>
              <table:table-cell office:value-type="float" office:value="23.856">
                <text:p>23.8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">
                <text:p>113</text:p>
              </table:table-cell>
              <table:table-cell office:value-type="float" office:value="14.419">
                <text:p>14.419</text:p>
              </table:table-cell>
              <table:table-cell office:value-type="float" office:value="224">
                <text:p>224</text:p>
              </table:table-cell>
              <table:table-cell office:value-type="float" office:value="23.164">
                <text:p>23.1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5">
                <text:p>405</text:p>
              </table:table-cell>
              <table:table-cell office:value-type="float" office:value="21.869">
                <text:p>21.869</text:p>
              </table:table-cell>
              <table:table-cell office:value-type="float" office:value="369">
                <text:p>369</text:p>
              </table:table-cell>
              <table:table-cell office:value-type="float" office:value="22.816">
                <text:p>22.8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">
                <text:p>67</text:p>
              </table:table-cell>
              <table:table-cell office:value-type="float" office:value="95.215">
                <text:p>95.215</text:p>
              </table:table-cell>
              <table:table-cell office:value-type="float" office:value="118">
                <text:p>118</text:p>
              </table:table-cell>
              <table:table-cell office:value-type="float" office:value="22.031">
                <text:p>22.0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">
                <text:p>260</text:p>
              </table:table-cell>
              <table:table-cell office:value-type="float" office:value="19.788">
                <text:p>19.788</text:p>
              </table:table-cell>
              <table:table-cell office:value-type="float" office:value="181">
                <text:p>181</text:p>
              </table:table-cell>
              <table:table-cell office:value-type="float" office:value="21.901">
                <text:p>21.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">
                <text:p>73</text:p>
              </table:table-cell>
              <table:table-cell office:value-type="float" office:value="12.833">
                <text:p>12.833</text:p>
              </table:table-cell>
              <table:table-cell office:value-type="float" office:value="85">
                <text:p>85</text:p>
              </table:table-cell>
              <table:table-cell office:value-type="float" office:value="43.525">
                <text:p>43.5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13.826">
                <text:p>13.826</text:p>
              </table:table-cell>
              <table:table-cell office:value-type="float" office:value="229">
                <text:p>229</text:p>
              </table:table-cell>
              <table:table-cell office:value-type="float" office:value="21.704">
                <text:p>21.7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30.48">
                <text:p>30.48</text:p>
              </table:table-cell>
              <table:table-cell office:value-type="float" office:value="176">
                <text:p>176</text:p>
              </table:table-cell>
              <table:table-cell office:value-type="float" office:value="20.587">
                <text:p>20.5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">
                <text:p>178</text:p>
              </table:table-cell>
              <table:table-cell office:value-type="float" office:value="16.709">
                <text:p>16.709</text:p>
              </table:table-cell>
              <table:table-cell office:value-type="float" office:value="344">
                <text:p>344</text:p>
              </table:table-cell>
              <table:table-cell office:value-type="float" office:value="24.069">
                <text:p>24.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9.499">
                <text:p>9.499</text:p>
              </table:table-cell>
              <table:table-cell office:value-type="float" office:value="289">
                <text:p>289</text:p>
              </table:table-cell>
              <table:table-cell office:value-type="float" office:value="25.339">
                <text:p>25.3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">
                <text:p>78</text:p>
              </table:table-cell>
              <table:table-cell office:value-type="float" office:value="13.756">
                <text:p>13.756</text:p>
              </table:table-cell>
              <table:table-cell office:value-type="float" office:value="225">
                <text:p>225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0">
                <text:p>210</text:p>
              </table:table-cell>
              <table:table-cell office:value-type="float" office:value="17.19">
                <text:p>17.19</text:p>
              </table:table-cell>
              <table:table-cell office:value-type="float" office:value="332">
                <text:p>332</text:p>
              </table:table-cell>
              <table:table-cell office:value-type="float" office:value="24.164">
                <text:p>24.1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9">
                <text:p>129</text:p>
              </table:table-cell>
              <table:table-cell office:value-type="float" office:value="15.971">
                <text:p>15.971</text:p>
              </table:table-cell>
              <table:table-cell office:value-type="float" office:value="170">
                <text:p>170</text:p>
              </table:table-cell>
              <table:table-cell office:value-type="float" office:value="20.038">
                <text:p>20.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">
                <text:p>263</text:p>
              </table:table-cell>
              <table:table-cell office:value-type="float" office:value="19.403">
                <text:p>19.403</text:p>
              </table:table-cell>
              <table:table-cell office:value-type="float" office:value="499">
                <text:p>499</text:p>
              </table:table-cell>
              <table:table-cell office:value-type="float" office:value="25.071">
                <text:p>25.0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0">
                <text:p>130</text:p>
              </table:table-cell>
              <table:table-cell office:value-type="float" office:value="16.604">
                <text:p>16.604</text:p>
              </table:table-cell>
              <table:table-cell office:value-type="float" office:value="265">
                <text:p>265</text:p>
              </table:table-cell>
              <table:table-cell office:value-type="float" office:value="23.612">
                <text:p>23.6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  <table:table-cell office:value-type="float" office:value="13.883">
                <text:p>13.883</text:p>
              </table:table-cell>
              <table:table-cell office:value-type="float" office:value="135">
                <text:p>135</text:p>
              </table:table-cell>
              <table:table-cell office:value-type="float" office:value="16.896">
                <text:p>16.8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0">
                <text:p>160</text:p>
              </table:table-cell>
              <table:table-cell office:value-type="float" office:value="17.331">
                <text:p>17.331</text:p>
              </table:table-cell>
              <table:table-cell office:value-type="float" office:value="259">
                <text:p>259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">
                <text:p>109</text:p>
              </table:table-cell>
              <table:table-cell office:value-type="float" office:value="14.08">
                <text:p>14.08</text:p>
              </table:table-cell>
              <table:table-cell office:value-type="float" office:value="215">
                <text:p>215</text:p>
              </table:table-cell>
              <table:table-cell office:value-type="float" office:value="24.164">
                <text:p>24.1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7.393">
                <text:p>17.393</text:p>
              </table:table-cell>
              <table:table-cell office:value-type="float" office:value="590">
                <text:p>590</text:p>
              </table:table-cell>
              <table:table-cell office:value-type="float" office:value="23.989">
                <text:p>23.9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">
                <text:p>99</text:p>
              </table:table-cell>
              <table:table-cell office:value-type="float" office:value="13.951">
                <text:p>13.951</text:p>
              </table:table-cell>
              <table:table-cell office:value-type="float" office:value="482">
                <text:p>482</text:p>
              </table:table-cell>
              <table:table-cell office:value-type="float" office:value="26.636">
                <text:p>26.6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9">
                <text:p>139</text:p>
              </table:table-cell>
              <table:table-cell office:value-type="float" office:value="16.501">
                <text:p>16.501</text:p>
              </table:table-cell>
              <table:table-cell office:value-type="float" office:value="307">
                <text:p>307</text:p>
              </table:table-cell>
              <table:table-cell office:value-type="float" office:value="20.707">
                <text:p>20.7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">
                <text:p>205</text:p>
              </table:table-cell>
              <table:table-cell office:value-type="float" office:value="19.871">
                <text:p>19.871</text:p>
              </table:table-cell>
              <table:table-cell office:value-type="float" office:value="193">
                <text:p>193</text:p>
              </table:table-cell>
              <table:table-cell office:value-type="float" office:value="20.029">
                <text:p>20.0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2">
                <text:p>172</text:p>
              </table:table-cell>
              <table:table-cell office:value-type="float" office:value="19.036">
                <text:p>19.036</text:p>
              </table:table-cell>
              <table:table-cell office:value-type="float" office:value="211">
                <text:p>211</text:p>
              </table:table-cell>
              <table:table-cell office:value-type="float" office:value="21.522">
                <text:p>21.5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">
                <text:p>65</text:p>
              </table:table-cell>
              <table:table-cell office:value-type="float" office:value="38.916">
                <text:p>38.916</text:p>
              </table:table-cell>
              <table:table-cell office:value-type="float" office:value="431">
                <text:p>431</text:p>
              </table:table-cell>
              <table:table-cell office:value-type="float" office:value="23.174">
                <text:p>23.1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3">
                <text:p>223</text:p>
              </table:table-cell>
              <table:table-cell office:value-type="float" office:value="17.234">
                <text:p>17.234</text:p>
              </table:table-cell>
              <table:table-cell office:value-type="float" office:value="349">
                <text:p>349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7.203">
                <text:p>17.203</text:p>
              </table:table-cell>
              <table:table-cell office:value-type="float" office:value="447">
                <text:p>447</text:p>
              </table:table-cell>
              <table:table-cell office:value-type="float" office:value="25.046">
                <text:p>25.0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1">
                <text:p>571</text:p>
              </table:table-cell>
              <table:table-cell office:value-type="float" office:value="22.03">
                <text:p>22.03</text:p>
              </table:table-cell>
              <table:table-cell office:value-type="float" office:value="244">
                <text:p>244</text:p>
              </table:table-cell>
              <table:table-cell office:value-type="float" office:value="21.613">
                <text:p>21.6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1">
                <text:p>211</text:p>
              </table:table-cell>
              <table:table-cell office:value-type="float" office:value="19.198">
                <text:p>19.198</text:p>
              </table:table-cell>
              <table:table-cell office:value-type="float" office:value="821">
                <text:p>821</text:p>
              </table:table-cell>
              <table:table-cell office:value-type="float" office:value="34.509">
                <text:p>34.5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">
                <text:p>182</text:p>
              </table:table-cell>
              <table:table-cell office:value-type="float" office:value="21.065">
                <text:p>21.065</text:p>
              </table:table-cell>
              <table:table-cell office:value-type="float" office:value="475">
                <text:p>475</text:p>
              </table:table-cell>
              <table:table-cell office:value-type="float" office:value="26.623">
                <text:p>26.6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5">
                <text:p>185</text:p>
              </table:table-cell>
              <table:table-cell office:value-type="float" office:value="15.465">
                <text:p>15.465</text:p>
              </table:table-cell>
              <table:table-cell office:value-type="float" office:value="171">
                <text:p>17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">
                <text:p>345</text:p>
              </table:table-cell>
              <table:table-cell office:value-type="float" office:value="22.123">
                <text:p>22.123</text:p>
              </table:table-cell>
              <table:table-cell office:value-type="float" office:value="327">
                <text:p>327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5">
                <text:p>205</text:p>
              </table:table-cell>
              <table:table-cell office:value-type="float" office:value="18.87">
                <text:p>18.87</text:p>
              </table:table-cell>
              <table:table-cell office:value-type="float" office:value="397">
                <text:p>397</text:p>
              </table:table-cell>
              <table:table-cell office:value-type="float" office:value="23.391">
                <text:p>23.3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16.785">
                <text:p>16.785</text:p>
              </table:table-cell>
              <table:table-cell office:value-type="float" office:value="428">
                <text:p>428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">
                <text:p>62</text:p>
              </table:table-cell>
              <table:table-cell office:value-type="float" office:value="12.324">
                <text:p>12.324</text:p>
              </table:table-cell>
              <table:table-cell office:value-type="float" office:value="174">
                <text:p>174</text:p>
              </table:table-cell>
              <table:table-cell office:value-type="float" office:value="28.102">
                <text:p>28.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">
                <text:p>102</text:p>
              </table:table-cell>
              <table:table-cell office:value-type="float" office:value="14.879">
                <text:p>14.879</text:p>
              </table:table-cell>
              <table:table-cell office:value-type="float" office:value="233">
                <text:p>233</text:p>
              </table:table-cell>
              <table:table-cell office:value-type="float" office:value="21.126">
                <text:p>21.1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">
                <text:p>115</text:p>
              </table:table-cell>
              <table:table-cell office:value-type="float" office:value="40.324">
                <text:p>40.324</text:p>
              </table:table-cell>
              <table:table-cell office:value-type="float" office:value="266">
                <text:p>266</text:p>
              </table:table-cell>
              <table:table-cell office:value-type="float" office:value="21.523">
                <text:p>21.5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9">
                <text:p>159</text:p>
              </table:table-cell>
              <table:table-cell office:value-type="float" office:value="16.026">
                <text:p>16.026</text:p>
              </table:table-cell>
              <table:table-cell office:value-type="float" office:value="503">
                <text:p>503</text:p>
              </table:table-cell>
              <table:table-cell office:value-type="float" office:value="37.508">
                <text:p>37.5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">
                <text:p>47</text:p>
              </table:table-cell>
              <table:table-cell office:value-type="float" office:value="14.581">
                <text:p>14.581</text:p>
              </table:table-cell>
              <table:table-cell office:value-type="float" office:value="347">
                <text:p>347</text:p>
              </table:table-cell>
              <table:table-cell office:value-type="float" office:value="22.647">
                <text:p>22.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13.77">
                <text:p>13.77</text:p>
              </table:table-cell>
              <table:table-cell office:value-type="float" office:value="730">
                <text:p>730</text:p>
              </table:table-cell>
              <table:table-cell office:value-type="float" office:value="33.129">
                <text:p>33.1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2">
                <text:p>132</text:p>
              </table:table-cell>
              <table:table-cell office:value-type="float" office:value="17.943">
                <text:p>17.943</text:p>
              </table:table-cell>
              <table:table-cell office:value-type="float" office:value="223">
                <text:p>223</text:p>
              </table:table-cell>
              <table:table-cell office:value-type="float" office:value="21.105">
                <text:p>21.1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">
                <text:p>58</text:p>
              </table:table-cell>
              <table:table-cell office:value-type="float" office:value="17.765">
                <text:p>17.765</text:p>
              </table:table-cell>
              <table:table-cell office:value-type="float" office:value="56">
                <text:p>56</text:p>
              </table:table-cell>
              <table:table-cell office:value-type="float" office:value="28.172">
                <text:p>28.1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7">
                <text:p>117</text:p>
              </table:table-cell>
              <table:table-cell office:value-type="float" office:value="14.787">
                <text:p>14.787</text:p>
              </table:table-cell>
              <table:table-cell office:value-type="float" office:value="161">
                <text:p>161</text:p>
              </table:table-cell>
              <table:table-cell office:value-type="float" office:value="17.175">
                <text:p>17.1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9.216">
                <text:p>9.216</text:p>
              </table:table-cell>
              <table:table-cell office:value-type="float" office:value="382">
                <text:p>382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5">
                <text:p>235</text:p>
              </table:table-cell>
              <table:table-cell office:value-type="float" office:value="37.585">
                <text:p>37.585</text:p>
              </table:table-cell>
              <table:table-cell office:value-type="float" office:value="439">
                <text:p>439</text:p>
              </table:table-cell>
              <table:table-cell office:value-type="float" office:value="27.128">
                <text:p>27.1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">
                <text:p>159</text:p>
              </table:table-cell>
              <table:table-cell office:value-type="float" office:value="15.502">
                <text:p>15.502</text:p>
              </table:table-cell>
              <table:table-cell office:value-type="float" office:value="215">
                <text:p>215</text:p>
              </table:table-cell>
              <table:table-cell office:value-type="float" office:value="26.278">
                <text:p>26.2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">
                <text:p>106</text:p>
              </table:table-cell>
              <table:table-cell office:value-type="float" office:value="20.21">
                <text:p>20.21</text:p>
              </table:table-cell>
              <table:table-cell office:value-type="float" office:value="494">
                <text:p>494</text:p>
              </table:table-cell>
              <table:table-cell office:value-type="float" office:value="38.892">
                <text:p>38.8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3">
                <text:p>173</text:p>
              </table:table-cell>
              <table:table-cell office:value-type="float" office:value="15.589">
                <text:p>15.589</text:p>
              </table:table-cell>
              <table:table-cell office:value-type="float" office:value="307">
                <text:p>307</text:p>
              </table:table-cell>
              <table:table-cell office:value-type="float" office:value="23.489">
                <text:p>23.4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">
                <text:p>154</text:p>
              </table:table-cell>
              <table:table-cell office:value-type="float" office:value="17.954">
                <text:p>17.954</text:p>
              </table:table-cell>
              <table:table-cell office:value-type="float" office:value="222">
                <text:p>222</text:p>
              </table:table-cell>
              <table:table-cell office:value-type="float" office:value="18.561">
                <text:p>18.5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23.963">
                <text:p>23.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">
                <text:p>105</text:p>
              </table:table-cell>
              <table:table-cell office:value-type="float" office:value="16.032">
                <text:p>16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">
                <text:p>79</text:p>
              </table:table-cell>
              <table:table-cell office:value-type="float" office:value="18.541">
                <text:p>18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5">
                <text:p>145</text:p>
              </table:table-cell>
              <table:table-cell office:value-type="float" office:value="14.738">
                <text:p>14.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21.989">
                <text:p>21.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">
                <text:p>127</text:p>
              </table:table-cell>
              <table:table-cell office:value-type="float" office:value="19.181">
                <text:p>19.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1">
                <text:p>351</text:p>
              </table:table-cell>
              <table:table-cell office:value-type="float" office:value="21.847">
                <text:p>21.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">
                <text:p>87</text:p>
              </table:table-cell>
              <table:table-cell office:value-type="float" office:value="13.725">
                <text:p>13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3">
                <text:p>213</text:p>
              </table:table-cell>
              <table:table-cell office:value-type="float" office:value="17.007">
                <text:p>17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21.659">
                <text:p>21.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0">
                <text:p>180</text:p>
              </table:table-cell>
              <table:table-cell office:value-type="float" office:value="22.321">
                <text:p>22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4">
                <text:p>104</text:p>
              </table:table-cell>
              <table:table-cell office:value-type="float" office:value="14.368">
                <text:p>14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">
                <text:p>86</text:p>
              </table:table-cell>
              <table:table-cell office:value-type="float" office:value="27.51">
                <text:p>2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">
                <text:p>167</text:p>
              </table:table-cell>
              <table:table-cell office:value-type="float" office:value="15.622">
                <text:p>15.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">
                <text:p>84</text:p>
              </table:table-cell>
              <table:table-cell office:value-type="float" office:value="12.262">
                <text:p>12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">
                <text:p>105</text:p>
              </table:table-cell>
              <table:table-cell office:value-type="float" office:value="14.82">
                <text:p>14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2">
                <text:p>152</text:p>
              </table:table-cell>
              <table:table-cell office:value-type="float" office:value="24.297">
                <text:p>24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21.631">
                <text:p>21.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7">
                <text:p>257</text:p>
              </table:table-cell>
              <table:table-cell office:value-type="float" office:value="19.536">
                <text:p>19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  <table:table-cell office:value-type="float" office:value="20.592">
                <text:p>20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1">
                <text:p>201</text:p>
              </table:table-cell>
              <table:table-cell office:value-type="float" office:value="31.404">
                <text:p>31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3">
                <text:p>143</text:p>
              </table:table-cell>
              <table:table-cell office:value-type="float" office:value="15.333">
                <text:p>15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  <table:table-cell office:value-type="float" office:value="17.222">
                <text:p>17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0">
                <text:p>340</text:p>
              </table:table-cell>
              <table:table-cell office:value-type="float" office:value="19.126">
                <text:p>19.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3">
                <text:p>323</text:p>
              </table:table-cell>
              <table:table-cell office:value-type="float" office:value="20.503">
                <text:p>20.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2">
                <text:p>152</text:p>
              </table:table-cell>
              <table:table-cell office:value-type="float" office:value="14.76">
                <text:p>14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">
                <text:p>129</text:p>
              </table:table-cell>
              <table:table-cell office:value-type="float" office:value="14.849">
                <text:p>14.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13.435">
                <text:p>13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21.901">
                <text:p>21.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4">
                <text:p>224</text:p>
              </table:table-cell>
              <table:table-cell office:value-type="float" office:value="20.825">
                <text:p>2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2">
                <text:p>152</text:p>
              </table:table-cell>
              <table:table-cell office:value-type="float" office:value="16.825">
                <text:p>16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11.795">
                <text:p>11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11.365">
                <text:p>11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3">
                <text:p>153</text:p>
              </table:table-cell>
              <table:table-cell office:value-type="float" office:value="20.51">
                <text:p>2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7">
                <text:p>207</text:p>
              </table:table-cell>
              <table:table-cell office:value-type="float" office:value="17.234">
                <text:p>17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6">
                <text:p>366</text:p>
              </table:table-cell>
              <table:table-cell office:value-type="float" office:value="21.086">
                <text:p>21.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34.73">
                <text:p>34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4">
                <text:p>174</text:p>
              </table:table-cell>
              <table:table-cell office:value-type="float" office:value="20.813">
                <text:p>20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7">
                <text:p>127</text:p>
              </table:table-cell>
              <table:table-cell office:value-type="float" office:value="14.132">
                <text:p>14.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">
                <text:p>83</text:p>
              </table:table-cell>
              <table:table-cell office:value-type="float" office:value="12.272">
                <text:p>12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6">
                <text:p>226</text:p>
              </table:table-cell>
              <table:table-cell office:value-type="float" office:value="23.592">
                <text:p>23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2">
                <text:p>152</text:p>
              </table:table-cell>
              <table:table-cell office:value-type="float" office:value="15.675">
                <text:p>15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">
                <text:p>62</text:p>
              </table:table-cell>
              <table:table-cell office:value-type="float" office:value="16.783">
                <text:p>16.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25.401">
                <text:p>25.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3">
                <text:p>123</text:p>
              </table:table-cell>
              <table:table-cell office:value-type="float" office:value="19.546">
                <text:p>19.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14.779">
                <text:p>14.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">
                <text:p>83</text:p>
              </table:table-cell>
              <table:table-cell office:value-type="float" office:value="18.69">
                <text:p>1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0">
                <text:p>110</text:p>
              </table:table-cell>
              <table:table-cell office:value-type="float" office:value="13.719">
                <text:p>13.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">
                <text:p>41</text:p>
              </table:table-cell>
              <table:table-cell office:value-type="float" office:value="10.28">
                <text:p>1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2">
                <text:p>112</text:p>
              </table:table-cell>
              <table:table-cell office:value-type="float" office:value="13.108">
                <text:p>13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1">
                <text:p>121</text:p>
              </table:table-cell>
              <table:table-cell office:value-type="float" office:value="16.903">
                <text:p>16.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5">
                <text:p>145</text:p>
              </table:table-cell>
              <table:table-cell office:value-type="float" office:value="15.218">
                <text:p>15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5">
                <text:p>115</text:p>
              </table:table-cell>
              <table:table-cell office:value-type="float" office:value="16.248">
                <text:p>16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5">
                <text:p>195</text:p>
              </table:table-cell>
              <table:table-cell office:value-type="float" office:value="19.051">
                <text:p>19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">
                <text:p>90</text:p>
              </table:table-cell>
              <table:table-cell office:value-type="float" office:value="16.854">
                <text:p>16.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4">
                <text:p>124</text:p>
              </table:table-cell>
              <table:table-cell office:value-type="float" office:value="16.955">
                <text:p>16.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13.697">
                <text:p>13.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">
                <text:p>146</text:p>
              </table:table-cell>
              <table:table-cell office:value-type="float" office:value="14.667">
                <text:p>14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">
                <text:p>86</text:p>
              </table:table-cell>
              <table:table-cell office:value-type="float" office:value="13.982">
                <text:p>13.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4">
                <text:p>184</text:p>
              </table:table-cell>
              <table:table-cell office:value-type="float" office:value="17.384">
                <text:p>17.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25.532">
                <text:p>25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0">
                <text:p>220</text:p>
              </table:table-cell>
              <table:table-cell office:value-type="float" office:value="18.185">
                <text:p>18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1">
                <text:p>121</text:p>
              </table:table-cell>
              <table:table-cell office:value-type="float" office:value="17.762">
                <text:p>17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0">
                <text:p>240</text:p>
              </table:table-cell>
              <table:table-cell office:value-type="float" office:value="19.317">
                <text:p>19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1">
                <text:p>161</text:p>
              </table:table-cell>
              <table:table-cell office:value-type="float" office:value="17.149">
                <text:p>17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">
                <text:p>255</text:p>
              </table:table-cell>
              <table:table-cell office:value-type="float" office:value="17.449">
                <text:p>17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3">
                <text:p>213</text:p>
              </table:table-cell>
              <table:table-cell office:value-type="float" office:value="17.224">
                <text:p>17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">
                <text:p>146</text:p>
              </table:table-cell>
              <table:table-cell office:value-type="float" office:value="17.044">
                <text:p>17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">
                <text:p>67</text:p>
              </table:table-cell>
              <table:table-cell office:value-type="float" office:value="14.501">
                <text:p>14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">
                <text:p>102</text:p>
              </table:table-cell>
              <table:table-cell office:value-type="float" office:value="13.312">
                <text:p>13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2">
                <text:p>192</text:p>
              </table:table-cell>
              <table:table-cell office:value-type="float" office:value="16.736">
                <text:p>16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8">
                <text:p>268</text:p>
              </table:table-cell>
              <table:table-cell office:value-type="float" office:value="18.089">
                <text:p>18.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">
                <text:p>74</text:p>
              </table:table-cell>
              <table:table-cell office:value-type="float" office:value="13.841">
                <text:p>13.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7">
                <text:p>197</text:p>
              </table:table-cell>
              <table:table-cell office:value-type="float" office:value="15.799">
                <text:p>15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">
                <text:p>163</text:p>
              </table:table-cell>
              <table:table-cell office:value-type="float" office:value="15.917">
                <text:p>15.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4">
                <text:p>254</text:p>
              </table:table-cell>
              <table:table-cell office:value-type="float" office:value="22.678">
                <text:p>22.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12.778">
                <text:p>12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">
                <text:p>69</text:p>
              </table:table-cell>
              <table:table-cell office:value-type="float" office:value="29.94">
                <text:p>29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1">
                <text:p>111</text:p>
              </table:table-cell>
              <table:table-cell office:value-type="float" office:value="20.78">
                <text:p>2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">
                <text:p>162</text:p>
              </table:table-cell>
              <table:table-cell office:value-type="float" office:value="15.046">
                <text:p>15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9">
                <text:p>529</text:p>
              </table:table-cell>
              <table:table-cell office:value-type="float" office:value="23.31">
                <text:p>2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">
                <text:p>200</text:p>
              </table:table-cell>
              <table:table-cell office:value-type="float" office:value="16.526">
                <text:p>16.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5">
                <text:p>305</text:p>
              </table:table-cell>
              <table:table-cell office:value-type="float" office:value="30.91">
                <text:p>30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">
                <text:p>43</text:p>
              </table:table-cell>
              <table:table-cell office:value-type="float" office:value="18.242">
                <text:p>18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">
                <text:p>41</text:p>
              </table:table-cell>
              <table:table-cell office:value-type="float" office:value="12.541">
                <text:p>12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">
                <text:p>150</text:p>
              </table:table-cell>
              <table:table-cell office:value-type="float" office:value="14.946">
                <text:p>14.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">
                <text:p>55</text:p>
              </table:table-cell>
              <table:table-cell office:value-type="float" office:value="62.307">
                <text:p>62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3">
                <text:p>163</text:p>
              </table:table-cell>
              <table:table-cell office:value-type="float" office:value="16.608">
                <text:p>16.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">
                <text:p>103</text:p>
              </table:table-cell>
              <table:table-cell office:value-type="float" office:value="73.561">
                <text:p>73.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12.136">
                <text:p>12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5">
                <text:p>145</text:p>
              </table:table-cell>
              <table:table-cell office:value-type="float" office:value="16.631">
                <text:p>16.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7">
                <text:p>217</text:p>
              </table:table-cell>
              <table:table-cell office:value-type="float" office:value="18.051">
                <text:p>18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5">
                <text:p>315</text:p>
              </table:table-cell>
              <table:table-cell office:value-type="float" office:value="20.388">
                <text:p>2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">
                <text:p>62</text:p>
              </table:table-cell>
              <table:table-cell office:value-type="float" office:value="10.94">
                <text:p>1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13.298">
                <text:p>13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">
                <text:p>49</text:p>
              </table:table-cell>
              <table:table-cell office:value-type="float" office:value="16.253">
                <text:p>16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5">
                <text:p>105</text:p>
              </table:table-cell>
              <table:table-cell office:value-type="float" office:value="24.806">
                <text:p>24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4">
                <text:p>274</text:p>
              </table:table-cell>
              <table:table-cell office:value-type="float" office:value="19.835">
                <text:p>19.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9">
                <text:p>229</text:p>
              </table:table-cell>
              <table:table-cell office:value-type="float" office:value="26.78">
                <text:p>26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8">
                <text:p>58</text:p>
              </table:table-cell>
              <table:table-cell office:value-type="float" office:value="14.149">
                <text:p>14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3">
                <text:p>133</text:p>
              </table:table-cell>
              <table:table-cell office:value-type="float" office:value="15.02">
                <text:p>15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">
                <text:p>99</text:p>
              </table:table-cell>
              <table:table-cell office:value-type="float" office:value="14.722">
                <text:p>14.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3">
                <text:p>293</text:p>
              </table:table-cell>
              <table:table-cell office:value-type="float" office:value="21.727">
                <text:p>21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0">
                <text:p>120</text:p>
              </table:table-cell>
              <table:table-cell office:value-type="float" office:value="14.352">
                <text:p>14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">
                <text:p>73</text:p>
              </table:table-cell>
              <table:table-cell office:value-type="float" office:value="11.124">
                <text:p>11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1">
                <text:p>311</text:p>
              </table:table-cell>
              <table:table-cell office:value-type="float" office:value="22.691">
                <text:p>22.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2">
                <text:p>112</text:p>
              </table:table-cell>
              <table:table-cell office:value-type="float" office:value="19.014">
                <text:p>19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0">
                <text:p>170</text:p>
              </table:table-cell>
              <table:table-cell office:value-type="float" office:value="18.384">
                <text:p>18.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">
                <text:p>122</text:p>
              </table:table-cell>
              <table:table-cell office:value-type="float" office:value="13.656">
                <text:p>13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">
                <text:p>179</text:p>
              </table:table-cell>
              <table:table-cell office:value-type="float" office:value="16.644">
                <text:p>16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7">
                <text:p>307</text:p>
              </table:table-cell>
              <table:table-cell office:value-type="float" office:value="20.337">
                <text:p>20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9">
                <text:p>189</text:p>
              </table:table-cell>
              <table:table-cell office:value-type="float" office:value="130.584">
                <text:p>130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12.481">
                <text:p>12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5">
                <text:p>185</text:p>
              </table:table-cell>
              <table:table-cell office:value-type="float" office:value="17.351">
                <text:p>17.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">
                <text:p>118</text:p>
              </table:table-cell>
              <table:table-cell office:value-type="float" office:value="15.813">
                <text:p>15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18.208">
                <text:p>18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8">
                <text:p>158</text:p>
              </table:table-cell>
              <table:table-cell office:value-type="float" office:value="16.474">
                <text:p>16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">
                <text:p>181</text:p>
              </table:table-cell>
              <table:table-cell office:value-type="float" office:value="17.556">
                <text:p>17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8">
                <text:p>118</text:p>
              </table:table-cell>
              <table:table-cell office:value-type="float" office:value="14.507">
                <text:p>14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9">
                <text:p>189</text:p>
              </table:table-cell>
              <table:table-cell office:value-type="float" office:value="19.966">
                <text:p>19.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4">
                <text:p>264</text:p>
              </table:table-cell>
              <table:table-cell office:value-type="float" office:value="18.765">
                <text:p>18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">
                <text:p>163</text:p>
              </table:table-cell>
              <table:table-cell office:value-type="float" office:value="19.986">
                <text:p>19.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  <table:table-cell office:value-type="float" office:value="55.931">
                <text:p>55.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7">
                <text:p>487</text:p>
              </table:table-cell>
              <table:table-cell office:value-type="float" office:value="22.257">
                <text:p>22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">
                <text:p>50</text:p>
              </table:table-cell>
              <table:table-cell office:value-type="float" office:value="10.166">
                <text:p>10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1">
                <text:p>251</text:p>
              </table:table-cell>
              <table:table-cell office:value-type="float" office:value="19.388">
                <text:p>19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5">
                <text:p>65</text:p>
              </table:table-cell>
              <table:table-cell office:value-type="float" office:value="12.821">
                <text:p>12.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4">
                <text:p>74</text:p>
              </table:table-cell>
              <table:table-cell office:value-type="float" office:value="19.49">
                <text:p>19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">
                <text:p>62</text:p>
              </table:table-cell>
              <table:table-cell office:value-type="float" office:value="11.611">
                <text:p>11.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9">
                <text:p>119</text:p>
              </table:table-cell>
              <table:table-cell office:value-type="float" office:value="16.507">
                <text:p>16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">
                <text:p>94</text:p>
              </table:table-cell>
              <table:table-cell office:value-type="float" office:value="13.858">
                <text:p>13.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2">
                <text:p>192</text:p>
              </table:table-cell>
              <table:table-cell office:value-type="float" office:value="16.061">
                <text:p>16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">
                <text:p>56</text:p>
              </table:table-cell>
              <table:table-cell office:value-type="float" office:value="80.112">
                <text:p>80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6">
                <text:p>76</text:p>
              </table:table-cell>
              <table:table-cell office:value-type="float" office:value="13.173">
                <text:p>13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">
                <text:p>43</text:p>
              </table:table-cell>
              <table:table-cell office:value-type="float" office:value="12.179">
                <text:p>12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7">
                <text:p>87</text:p>
              </table:table-cell>
              <table:table-cell office:value-type="float" office:value="13.557">
                <text:p>13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">
                <text:p>89</text:p>
              </table:table-cell>
              <table:table-cell office:value-type="float" office:value="17.373">
                <text:p>17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8">
                <text:p>158</text:p>
              </table:table-cell>
              <table:table-cell office:value-type="float" office:value="17.834">
                <text:p>17.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5">
                <text:p>135</text:p>
              </table:table-cell>
              <table:table-cell office:value-type="float" office:value="14.602">
                <text:p>14.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2">
                <text:p>262</text:p>
              </table:table-cell>
              <table:table-cell office:value-type="float" office:value="19.17">
                <text:p>19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4">
                <text:p>84</text:p>
              </table:table-cell>
              <table:table-cell office:value-type="float" office:value="13.166">
                <text:p>1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">
                <text:p>83</text:p>
              </table:table-cell>
              <table:table-cell office:value-type="float" office:value="16.355">
                <text:p>16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8">
                <text:p>128</text:p>
              </table:table-cell>
              <table:table-cell office:value-type="float" office:value="18.559">
                <text:p>18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">
                <text:p>74</text:p>
              </table:table-cell>
              <table:table-cell office:value-type="float" office:value="12.558">
                <text:p>12.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">
                <text:p>99</text:p>
              </table:table-cell>
              <table:table-cell office:value-type="float" office:value="33.522">
                <text:p>33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">
                <text:p>127</text:p>
              </table:table-cell>
              <table:table-cell office:value-type="float" office:value="15.887">
                <text:p>15.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2">
                <text:p>312</text:p>
              </table:table-cell>
              <table:table-cell office:value-type="float" office:value="18.573">
                <text:p>18.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7">
                <text:p>167</text:p>
              </table:table-cell>
              <table:table-cell office:value-type="float" office:value="19.903">
                <text:p>19.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">
                <text:p>47</text:p>
              </table:table-cell>
              <table:table-cell office:value-type="float" office:value="10.421">
                <text:p>1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">
                <text:p>71</text:p>
              </table:table-cell>
              <table:table-cell office:value-type="float" office:value="14.702">
                <text:p>14.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7">
                <text:p>117</text:p>
              </table:table-cell>
              <table:table-cell office:value-type="float" office:value="13.521">
                <text:p>13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15.534">
                <text:p>15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">
                <text:p>115</text:p>
              </table:table-cell>
              <table:table-cell office:value-type="float" office:value="15.15">
                <text:p>15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9">
                <text:p>339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9">
                <text:p>339</text:p>
              </table:table-cell>
              <table:table-cell office:value-type="float" office:value="20.796">
                <text:p>20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40">
                <text:p>740</text:p>
              </table:table-cell>
              <table:table-cell office:value-type="float" office:value="34.275">
                <text:p>34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  <table:table-cell office:value-type="float" office:value="22.699">
                <text:p>22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1">
                <text:p>161</text:p>
              </table:table-cell>
              <table:table-cell office:value-type="float" office:value="17.959">
                <text:p>17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">
                <text:p>112</text:p>
              </table:table-cell>
              <table:table-cell office:value-type="float" office:value="13.776">
                <text:p>13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4">
                <text:p>224</text:p>
              </table:table-cell>
              <table:table-cell office:value-type="float" office:value="18.736">
                <text:p>18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">
                <text:p>83</text:p>
              </table:table-cell>
              <table:table-cell office:value-type="float" office:value="16.487">
                <text:p>16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8">
                <text:p>588</text:p>
              </table:table-cell>
              <table:table-cell office:value-type="float" office:value="37.982">
                <text:p>37.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3">
                <text:p>123</text:p>
              </table:table-cell>
              <table:table-cell office:value-type="float" office:value="18.763">
                <text:p>18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4">
                <text:p>354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1">
                <text:p>211</text:p>
              </table:table-cell>
              <table:table-cell office:value-type="float" office:value="24.328">
                <text:p>24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">
                <text:p>113</text:p>
              </table:table-cell>
              <table:table-cell office:value-type="float" office:value="15.672">
                <text:p>15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">
                <text:p>101</text:p>
              </table:table-cell>
              <table:table-cell office:value-type="float" office:value="216.729">
                <text:p>216.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">
                <text:p>77</text:p>
              </table:table-cell>
              <table:table-cell office:value-type="float" office:value="12.817">
                <text:p>12.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">
                <text:p>26</text:p>
              </table:table-cell>
              <table:table-cell office:value-type="float" office:value="11.675">
                <text:p>11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7">
                <text:p>187</text:p>
              </table:table-cell>
              <table:table-cell office:value-type="float" office:value="32.364">
                <text:p>32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3">
                <text:p>163</text:p>
              </table:table-cell>
              <table:table-cell office:value-type="float" office:value="13.996">
                <text:p>13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">
                <text:p>42</text:p>
              </table:table-cell>
              <table:table-cell office:value-type="float" office:value="10.244">
                <text:p>1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6">
                <text:p>336</text:p>
              </table:table-cell>
              <table:table-cell office:value-type="float" office:value="21.224">
                <text:p>21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0">
                <text:p>210</text:p>
              </table:table-cell>
              <table:table-cell office:value-type="float" office:value="19.839">
                <text:p>19.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">
                <text:p>85</text:p>
              </table:table-cell>
              <table:table-cell office:value-type="float" office:value="18.51">
                <text:p>18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1">
                <text:p>111</text:p>
              </table:table-cell>
              <table:table-cell office:value-type="float" office:value="44.591">
                <text:p>44.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23.282">
                <text:p>23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2">
                <text:p>122</text:p>
              </table:table-cell>
              <table:table-cell office:value-type="float" office:value="14.556">
                <text:p>14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8">
                <text:p>138</text:p>
              </table:table-cell>
              <table:table-cell office:value-type="float" office:value="17.406">
                <text:p>17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5">
                <text:p>175</text:p>
              </table:table-cell>
              <table:table-cell office:value-type="float" office:value="16.507">
                <text:p>16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">
                <text:p>139</text:p>
              </table:table-cell>
              <table:table-cell office:value-type="float" office:value="100.447">
                <text:p>10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9">
                <text:p>139</text:p>
              </table:table-cell>
              <table:table-cell office:value-type="float" office:value="17.252">
                <text:p>17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6">
                <text:p>146</text:p>
              </table:table-cell>
              <table:table-cell office:value-type="float" office:value="17.347">
                <text:p>17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6">
                <text:p>106</text:p>
              </table:table-cell>
              <table:table-cell office:value-type="float" office:value="24.654">
                <text:p>24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">
                <text:p>81</text:p>
              </table:table-cell>
              <table:table-cell office:value-type="float" office:value="22.392">
                <text:p>22.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4">
                <text:p>104</text:p>
              </table:table-cell>
              <table:table-cell office:value-type="float" office:value="34.847">
                <text:p>34.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6">
                <text:p>186</text:p>
              </table:table-cell>
              <table:table-cell office:value-type="float" office:value="17.449">
                <text:p>17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">
                <text:p>43</text:p>
              </table:table-cell>
              <table:table-cell office:value-type="float" office:value="14.105">
                <text:p>14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5">
                <text:p>285</text:p>
              </table:table-cell>
              <table:table-cell office:value-type="float" office:value="21.639">
                <text:p>21.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">
                <text:p>83</text:p>
              </table:table-cell>
              <table:table-cell office:value-type="float" office:value="13.096">
                <text:p>13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8">
                <text:p>248</text:p>
              </table:table-cell>
              <table:table-cell office:value-type="float" office:value="19.135">
                <text:p>19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1">
                <text:p>131</text:p>
              </table:table-cell>
              <table:table-cell office:value-type="float" office:value="17.703">
                <text:p>17.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">
                <text:p>82</text:p>
              </table:table-cell>
              <table:table-cell office:value-type="float" office:value="15.367">
                <text:p>15.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2">
                <text:p>152</text:p>
              </table:table-cell>
              <table:table-cell office:value-type="float" office:value="17.732">
                <text:p>17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3">
                <text:p>143</text:p>
              </table:table-cell>
              <table:table-cell office:value-type="float" office:value="14.952">
                <text:p>14.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">
                <text:p>151</text:p>
              </table:table-cell>
              <table:table-cell office:value-type="float" office:value="19.872">
                <text:p>19.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7">
                <text:p>237</text:p>
              </table:table-cell>
              <table:table-cell office:value-type="float" office:value="19.34">
                <text:p>1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5">
                <text:p>125</text:p>
              </table:table-cell>
              <table:table-cell office:value-type="float" office:value="15.99">
                <text:p>15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3">
                <text:p>83</text:p>
              </table:table-cell>
              <table:table-cell office:value-type="float" office:value="13.322">
                <text:p>13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0">
                <text:p>120</text:p>
              </table:table-cell>
              <table:table-cell office:value-type="float" office:value="14.762">
                <text:p>14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">
                <text:p>52</text:p>
              </table:table-cell>
              <table:table-cell office:value-type="float" office:value="25.386">
                <text:p>25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2">
                <text:p>252</text:p>
              </table:table-cell>
              <table:table-cell office:value-type="float" office:value="24.424">
                <text:p>24.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22.969">
                <text:p>22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1">
                <text:p>331</text:p>
              </table:table-cell>
              <table:table-cell office:value-type="float" office:value="21.61">
                <text:p>21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">
                <text:p>67</text:p>
              </table:table-cell>
              <table:table-cell office:value-type="float" office:value="11.72">
                <text:p>11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">
                <text:p>159</text:p>
              </table:table-cell>
              <table:table-cell office:value-type="float" office:value="43.286">
                <text:p>43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6">
                <text:p>86</text:p>
              </table:table-cell>
              <table:table-cell office:value-type="float" office:value="20.782">
                <text:p>20.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">
                <text:p>96</text:p>
              </table:table-cell>
              <table:table-cell office:value-type="float" office:value="13.65">
                <text:p>1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">
                <text:p>143</text:p>
              </table:table-cell>
              <table:table-cell office:value-type="float" office:value="20.645">
                <text:p>20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8">
                <text:p>548</text:p>
              </table:table-cell>
              <table:table-cell office:value-type="float" office:value="30.656">
                <text:p>30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10.786">
                <text:p>10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4">
                <text:p>94</text:p>
              </table:table-cell>
              <table:table-cell office:value-type="float" office:value="17.372">
                <text:p>17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8">
                <text:p>278</text:p>
              </table:table-cell>
              <table:table-cell office:value-type="float" office:value="19.488">
                <text:p>19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6">
                <text:p>166</text:p>
              </table:table-cell>
              <table:table-cell office:value-type="float" office:value="15.347">
                <text:p>15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">
                <text:p>40</text:p>
              </table:table-cell>
              <table:table-cell office:value-type="float" office:value="59.488">
                <text:p>59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0">
                <text:p>260</text:p>
              </table:table-cell>
              <table:table-cell office:value-type="float" office:value="18.984">
                <text:p>18.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">
                <text:p>143</text:p>
              </table:table-cell>
              <table:table-cell office:value-type="float" office:value="15.868">
                <text:p>15.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">
                <text:p>261</text:p>
              </table:table-cell>
              <table:table-cell office:value-type="float" office:value="19.72">
                <text:p>19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  <table:table-cell office:value-type="float" office:value="22.282">
                <text:p>22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17.319">
                <text:p>17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0">
                <text:p>290</text:p>
              </table:table-cell>
              <table:table-cell office:value-type="float" office:value="20.242">
                <text:p>20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3">
                <text:p>123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">
                <text:p>42</text:p>
              </table:table-cell>
              <table:table-cell office:value-type="float" office:value="18.536">
                <text:p>18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6">
                <text:p>516</text:p>
              </table:table-cell>
              <table:table-cell office:value-type="float" office:value="26.096">
                <text:p>26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">
                <text:p>77</text:p>
              </table:table-cell>
              <table:table-cell office:value-type="float" office:value="11.635">
                <text:p>11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7">
                <text:p>357</text:p>
              </table:table-cell>
              <table:table-cell office:value-type="float" office:value="21.401">
                <text:p>21.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6">
                <text:p>196</text:p>
              </table:table-cell>
              <table:table-cell office:value-type="float" office:value="18.222">
                <text:p>18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11.945">
                <text:p>11.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7">
                <text:p>227</text:p>
              </table:table-cell>
              <table:table-cell office:value-type="float" office:value="17.335">
                <text:p>17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12.85">
                <text:p>1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7">
                <text:p>167</text:p>
              </table:table-cell>
              <table:table-cell office:value-type="float" office:value="17.858">
                <text:p>17.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">
                <text:p>74</text:p>
              </table:table-cell>
              <table:table-cell office:value-type="float" office:value="39.649">
                <text:p>39.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2">
                <text:p>142</text:p>
              </table:table-cell>
              <table:table-cell office:value-type="float" office:value="23.661">
                <text:p>23.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2">
                <text:p>92</text:p>
              </table:table-cell>
              <table:table-cell office:value-type="float" office:value="17.108">
                <text:p>17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4">
                <text:p>174</text:p>
              </table:table-cell>
              <table:table-cell office:value-type="float" office:value="20.761">
                <text:p>2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">
                <text:p>98</text:p>
              </table:table-cell>
              <table:table-cell office:value-type="float" office:value="21.909">
                <text:p>21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">
                <text:p>147</text:p>
              </table:table-cell>
              <table:table-cell office:value-type="float" office:value="15.749">
                <text:p>15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0">
                <text:p>110</text:p>
              </table:table-cell>
              <table:table-cell office:value-type="float" office:value="35.464">
                <text:p>35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8">
                <text:p>168</text:p>
              </table:table-cell>
              <table:table-cell office:value-type="float" office:value="18.725">
                <text:p>18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">
                <text:p>91</text:p>
              </table:table-cell>
              <table:table-cell office:value-type="float" office:value="18.962">
                <text:p>1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2">
                <text:p>202</text:p>
              </table:table-cell>
              <table:table-cell office:value-type="float" office:value="23.435">
                <text:p>23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2">
                <text:p>192</text:p>
              </table:table-cell>
              <table:table-cell office:value-type="float" office:value="17.565">
                <text:p>17.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">
                <text:p>131</text:p>
              </table:table-cell>
              <table:table-cell office:value-type="float" office:value="17.843">
                <text:p>17.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7">
                <text:p>77</text:p>
              </table:table-cell>
              <table:table-cell office:value-type="float" office:value="14.764">
                <text:p>14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7">
                <text:p>67</text:p>
              </table:table-cell>
              <table:table-cell office:value-type="float" office:value="23.259">
                <text:p>23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6">
                <text:p>86</text:p>
              </table:table-cell>
              <table:table-cell office:value-type="float" office:value="22.051">
                <text:p>22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4">
                <text:p>104</text:p>
              </table:table-cell>
              <table:table-cell office:value-type="float" office:value="19.495">
                <text:p>19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0">
                <text:p>460</text:p>
              </table:table-cell>
              <table:table-cell office:value-type="float" office:value="25.29">
                <text:p>25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0">
                <text:p>140</text:p>
              </table:table-cell>
              <table:table-cell office:value-type="float" office:value="16.544">
                <text:p>16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4">
                <text:p>374</text:p>
              </table:table-cell>
              <table:table-cell office:value-type="float" office:value="20.557">
                <text:p>20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">
                <text:p>83</text:p>
              </table:table-cell>
              <table:table-cell office:value-type="float" office:value="11.952">
                <text:p>11.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3">
                <text:p>173</text:p>
              </table:table-cell>
              <table:table-cell office:value-type="float" office:value="17.208">
                <text:p>17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1">
                <text:p>221</text:p>
              </table:table-cell>
              <table:table-cell office:value-type="float" office:value="19.367">
                <text:p>19.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">
                <text:p>90</text:p>
              </table:table-cell>
              <table:table-cell office:value-type="float" office:value="55.518">
                <text:p>55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1">
                <text:p>401</text:p>
              </table:table-cell>
              <table:table-cell office:value-type="float" office:value="21.103">
                <text:p>21.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">
                <text:p>148</text:p>
              </table:table-cell>
              <table:table-cell office:value-type="float" office:value="15.302">
                <text:p>15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">
                <text:p>106</text:p>
              </table:table-cell>
              <table:table-cell office:value-type="float" office:value="14.789">
                <text:p>14.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7">
                <text:p>177</text:p>
              </table:table-cell>
              <table:table-cell office:value-type="float" office:value="22.673">
                <text:p>22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1">
                <text:p>51</text:p>
              </table:table-cell>
              <table:table-cell office:value-type="float" office:value="15.638">
                <text:p>15.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">
                <text:p>123</text:p>
              </table:table-cell>
              <table:table-cell office:value-type="float" office:value="16.914">
                <text:p>16.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">
                <text:p>121</text:p>
              </table:table-cell>
              <table:table-cell office:value-type="float" office:value="14.817">
                <text:p>14.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">
                <text:p>150</text:p>
              </table:table-cell>
              <table:table-cell office:value-type="float" office:value="16.85">
                <text:p>16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">
                <text:p>200</text:p>
              </table:table-cell>
              <table:table-cell office:value-type="float" office:value="16.753">
                <text:p>16.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">
                <text:p>189</text:p>
              </table:table-cell>
              <table:table-cell office:value-type="float" office:value="17.174">
                <text:p>17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2">
                <text:p>102</text:p>
              </table:table-cell>
              <table:table-cell office:value-type="float" office:value="15.174">
                <text:p>15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">
                <text:p>129</text:p>
              </table:table-cell>
              <table:table-cell office:value-type="float" office:value="21.492">
                <text:p>21.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6">
                <text:p>116</text:p>
              </table:table-cell>
              <table:table-cell office:value-type="float" office:value="12.909">
                <text:p>12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9">
                <text:p>79</text:p>
              </table:table-cell>
              <table:table-cell office:value-type="float" office:value="13.192">
                <text:p>13.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3">
                <text:p>263</text:p>
              </table:table-cell>
              <table:table-cell office:value-type="float" office:value="18.664">
                <text:p>18.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">
                <text:p>103</text:p>
              </table:table-cell>
              <table:table-cell office:value-type="float" office:value="13.223">
                <text:p>13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8">
                <text:p>348</text:p>
              </table:table-cell>
              <table:table-cell office:value-type="float" office:value="22.406">
                <text:p>22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2">
                <text:p>372</text:p>
              </table:table-cell>
              <table:table-cell office:value-type="float" office:value="20.702">
                <text:p>20.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2">
                <text:p>102</text:p>
              </table:table-cell>
              <table:table-cell office:value-type="float" office:value="21.791">
                <text:p>21.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">
                <text:p>71</text:p>
              </table:table-cell>
              <table:table-cell office:value-type="float" office:value="12.056">
                <text:p>12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7">
                <text:p>227</text:p>
              </table:table-cell>
              <table:table-cell office:value-type="float" office:value="19.353">
                <text:p>19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">
                <text:p>45</text:p>
              </table:table-cell>
              <table:table-cell office:value-type="float" office:value="11.269">
                <text:p>11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9">
                <text:p>139</text:p>
              </table:table-cell>
              <table:table-cell office:value-type="float" office:value="17.291">
                <text:p>17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7">
                <text:p>117</text:p>
              </table:table-cell>
              <table:table-cell office:value-type="float" office:value="13.699">
                <text:p>13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">
                <text:p>487</text:p>
              </table:table-cell>
              <table:table-cell office:value-type="float" office:value="22.619">
                <text:p>22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5">
                <text:p>85</text:p>
              </table:table-cell>
              <table:table-cell office:value-type="float" office:value="12.68">
                <text:p>12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1">
                <text:p>91</text:p>
              </table:table-cell>
              <table:table-cell office:value-type="float" office:value="12.434">
                <text:p>12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9">
                <text:p>119</text:p>
              </table:table-cell>
              <table:table-cell office:value-type="float" office:value="14.169">
                <text:p>14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">
                <text:p>56</text:p>
              </table:table-cell>
              <table:table-cell office:value-type="float" office:value="13.062">
                <text:p>13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8">
                <text:p>68</text:p>
              </table:table-cell>
              <table:table-cell office:value-type="float" office:value="20.992">
                <text:p>20.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7">
                <text:p>87</text:p>
              </table:table-cell>
              <table:table-cell office:value-type="float" office:value="12.734">
                <text:p>12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">
                <text:p>75</text:p>
              </table:table-cell>
              <table:table-cell office:value-type="float" office:value="13.511">
                <text:p>13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9">
                <text:p>189</text:p>
              </table:table-cell>
              <table:table-cell office:value-type="float" office:value="20.216">
                <text:p>2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">
                <text:p>101</text:p>
              </table:table-cell>
              <table:table-cell office:value-type="float" office:value="13.586">
                <text:p>13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1">
                <text:p>141</text:p>
              </table:table-cell>
              <table:table-cell office:value-type="float" office:value="22.014">
                <text:p>22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3">
                <text:p>123</text:p>
              </table:table-cell>
              <table:table-cell office:value-type="float" office:value="13.991">
                <text:p>13.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8">
                <text:p>198</text:p>
              </table:table-cell>
              <table:table-cell office:value-type="float" office:value="16.956">
                <text:p>16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0">
                <text:p>410</text:p>
              </table:table-cell>
              <table:table-cell office:value-type="float" office:value="23.637">
                <text:p>23.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5">
                <text:p>405</text:p>
              </table:table-cell>
              <table:table-cell office:value-type="float" office:value="21.826">
                <text:p>21.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9">
                <text:p>69</text:p>
              </table:table-cell>
              <table:table-cell office:value-type="float" office:value="11.603">
                <text:p>11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2">
                <text:p>292</text:p>
              </table:table-cell>
              <table:table-cell office:value-type="float" office:value="20.402">
                <text:p>20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8">
                <text:p>218</text:p>
              </table:table-cell>
              <table:table-cell office:value-type="float" office:value="25.76">
                <text:p>25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7">
                <text:p>87</text:p>
              </table:table-cell>
              <table:table-cell office:value-type="float" office:value="11.593">
                <text:p>11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2">
                <text:p>202</text:p>
              </table:table-cell>
              <table:table-cell office:value-type="float" office:value="16.253">
                <text:p>16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6">
                <text:p>226</text:p>
              </table:table-cell>
              <table:table-cell office:value-type="float" office:value="18.317">
                <text:p>18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5">
                <text:p>55</text:p>
              </table:table-cell>
              <table:table-cell office:value-type="float" office:value="17.538">
                <text:p>17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">
                <text:p>72</text:p>
              </table:table-cell>
              <table:table-cell office:value-type="float" office:value="10.673">
                <text:p>1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4">
                <text:p>114</text:p>
              </table:table-cell>
              <table:table-cell office:value-type="float" office:value="16.532">
                <text:p>16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">
                <text:p>53</text:p>
              </table:table-cell>
              <table:table-cell office:value-type="float" office:value="13.349">
                <text:p>13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">
                <text:p>70</text:p>
              </table:table-cell>
              <table:table-cell office:value-type="float" office:value="12.208">
                <text:p>12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">
                <text:p>58</text:p>
              </table:table-cell>
              <table:table-cell office:value-type="float" office:value="18.721">
                <text:p>18.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">
                <text:p>58</text:p>
              </table:table-cell>
              <table:table-cell office:value-type="float" office:value="11.482">
                <text:p>11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2">
                <text:p>222</text:p>
              </table:table-cell>
              <table:table-cell office:value-type="float" office:value="20.311">
                <text:p>2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5">
                <text:p>155</text:p>
              </table:table-cell>
              <table:table-cell office:value-type="float" office:value="16.663">
                <text:p>16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8">
                <text:p>288</text:p>
              </table:table-cell>
              <table:table-cell office:value-type="float" office:value="22.063">
                <text:p>22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25.439">
                <text:p>25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8">
                <text:p>128</text:p>
              </table:table-cell>
              <table:table-cell office:value-type="float" office:value="13.784">
                <text:p>13.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6">
                <text:p>76</text:p>
              </table:table-cell>
              <table:table-cell office:value-type="float" office:value="18.021">
                <text:p>18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9">
                <text:p>89</text:p>
              </table:table-cell>
              <table:table-cell office:value-type="float" office:value="15.992">
                <text:p>15.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8">
                <text:p>98</text:p>
              </table:table-cell>
              <table:table-cell office:value-type="float" office:value="13.402">
                <text:p>13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0">
                <text:p>470</text:p>
              </table:table-cell>
              <table:table-cell office:value-type="float" office:value="21.369">
                <text:p>21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60">
                <text:p>760</text:p>
              </table:table-cell>
              <table:table-cell office:value-type="float" office:value="29.605">
                <text:p>29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">
                <text:p>38</text:p>
              </table:table-cell>
              <table:table-cell office:value-type="float" office:value="14.308">
                <text:p>14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">
                <text:p>71</text:p>
              </table:table-cell>
              <table:table-cell office:value-type="float" office:value="12.032">
                <text:p>12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0">
                <text:p>130</text:p>
              </table:table-cell>
              <table:table-cell office:value-type="float" office:value="23.696">
                <text:p>23.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1">
                <text:p>261</text:p>
              </table:table-cell>
              <table:table-cell office:value-type="float" office:value="21.477">
                <text:p>21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1">
                <text:p>111</text:p>
              </table:table-cell>
              <table:table-cell office:value-type="float" office:value="13.363">
                <text:p>13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7">
                <text:p>147</text:p>
              </table:table-cell>
              <table:table-cell office:value-type="float" office:value="65.609">
                <text:p>65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8">
                <text:p>158</text:p>
              </table:table-cell>
              <table:table-cell office:value-type="float" office:value="18.263">
                <text:p>18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7">
                <text:p>67</text:p>
              </table:table-cell>
              <table:table-cell office:value-type="float" office:value="13.532">
                <text:p>13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">
                <text:p>107</text:p>
              </table:table-cell>
              <table:table-cell office:value-type="float" office:value="14.419">
                <text:p>14.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">
                <text:p>45</text:p>
              </table:table-cell>
              <table:table-cell office:value-type="float" office:value="18.931">
                <text:p>18.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7">
                <text:p>137</text:p>
              </table:table-cell>
              <table:table-cell office:value-type="float" office:value="17.128">
                <text:p>17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8">
                <text:p>88</text:p>
              </table:table-cell>
              <table:table-cell office:value-type="float" office:value="14.18">
                <text:p>1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">
                <text:p>68</text:p>
              </table:table-cell>
              <table:table-cell office:value-type="float" office:value="15.624">
                <text:p>15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">
                <text:p>107</text:p>
              </table:table-cell>
              <table:table-cell office:value-type="float" office:value="13.576">
                <text:p>13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7">
                <text:p>57</text:p>
              </table:table-cell>
              <table:table-cell office:value-type="float" office:value="10.117">
                <text:p>1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8">
                <text:p>48</text:p>
              </table:table-cell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9">
                <text:p>79</text:p>
              </table:table-cell>
              <table:table-cell office:value-type="float" office:value="12.422">
                <text:p>12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">
                <text:p>89</text:p>
              </table:table-cell>
              <table:table-cell office:value-type="float" office:value="17.756">
                <text:p>17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">
                <text:p>46</text:p>
              </table:table-cell>
              <table:table-cell office:value-type="float" office:value="11.312">
                <text:p>11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3">
                <text:p>143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1">
                <text:p>221</text:p>
              </table:table-cell>
              <table:table-cell office:value-type="float" office:value="18.367">
                <text:p>18.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1">
                <text:p>81</text:p>
              </table:table-cell>
              <table:table-cell office:value-type="float" office:value="16.274">
                <text:p>16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6">
                <text:p>206</text:p>
              </table:table-cell>
              <table:table-cell office:value-type="float" office:value="17.433">
                <text:p>17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2">
                <text:p>282</text:p>
              </table:table-cell>
              <table:table-cell office:value-type="float" office:value="19.02">
                <text:p>1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">
                <text:p>44</text:p>
              </table:table-cell>
              <table:table-cell office:value-type="float" office:value="32.528">
                <text:p>32.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5">
                <text:p>295</text:p>
              </table:table-cell>
              <table:table-cell office:value-type="float" office:value="18.348">
                <text:p>18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">
                <text:p>70</text:p>
              </table:table-cell>
              <table:table-cell office:value-type="float" office:value="11.585">
                <text:p>11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5">
                <text:p>45</text:p>
              </table:table-cell>
              <table:table-cell office:value-type="float" office:value="31.904">
                <text:p>31.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6">
                <text:p>176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">
                <text:p>69</text:p>
              </table:table-cell>
              <table:table-cell office:value-type="float" office:value="21.869">
                <text:p>21.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5">
                <text:p>105</text:p>
              </table:table-cell>
              <table:table-cell office:value-type="float" office:value="18.47">
                <text:p>18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1">
                <text:p>161</text:p>
              </table:table-cell>
              <table:table-cell office:value-type="float" office:value="16.356">
                <text:p>16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6">
                <text:p>216</text:p>
              </table:table-cell>
              <table:table-cell office:value-type="float" office:value="15.43">
                <text:p>15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">
                <text:p>50</text:p>
              </table:table-cell>
              <table:table-cell office:value-type="float" office:value="21.162">
                <text:p>21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8">
                <text:p>58</text:p>
              </table:table-cell>
              <table:table-cell office:value-type="float" office:value="11.236">
                <text:p>11.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7">
                <text:p>107</text:p>
              </table:table-cell>
              <table:table-cell office:value-type="float" office:value="18.673">
                <text:p>18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1">
                <text:p>151</text:p>
              </table:table-cell>
              <table:table-cell office:value-type="float" office:value="17.531">
                <text:p>17.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">
                <text:p>69</text:p>
              </table:table-cell>
              <table:table-cell office:value-type="float" office:value="15.689">
                <text:p>15.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0">
                <text:p>190</text:p>
              </table:table-cell>
              <table:table-cell office:value-type="float" office:value="17.583">
                <text:p>17.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9">
                <text:p>209</text:p>
              </table:table-cell>
              <table:table-cell office:value-type="float" office:value="20.607">
                <text:p>20.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1">
                <text:p>81</text:p>
              </table:table-cell>
              <table:table-cell office:value-type="float" office:value="11.497">
                <text:p>11.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">
                <text:p>45</text:p>
              </table:table-cell>
              <table:table-cell office:value-type="float" office:value="31.418">
                <text:p>31.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4">
                <text:p>224</text:p>
              </table:table-cell>
              <table:table-cell office:value-type="float" office:value="18.408">
                <text:p>18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5">
                <text:p>155</text:p>
              </table:table-cell>
              <table:table-cell office:value-type="float" office:value="16.668">
                <text:p>16.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">
                <text:p>81</text:p>
              </table:table-cell>
              <table:table-cell office:value-type="float" office:value="13.724">
                <text:p>13.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3">
                <text:p>203</text:p>
              </table:table-cell>
              <table:table-cell office:value-type="float" office:value="16.778">
                <text:p>16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">
                <text:p>75</text:p>
              </table:table-cell>
              <table:table-cell office:value-type="float" office:value="18.624">
                <text:p>18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9">
                <text:p>159</text:p>
              </table:table-cell>
              <table:table-cell office:value-type="float" office:value="18.005">
                <text:p>18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">
                <text:p>70</text:p>
              </table:table-cell>
              <table:table-cell office:value-type="float" office:value="14.844">
                <text:p>14.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0">
                <text:p>170</text:p>
              </table:table-cell>
              <table:table-cell office:value-type="float" office:value="19.031">
                <text:p>19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">
                <text:p>157</text:p>
              </table:table-cell>
              <table:table-cell office:value-type="float" office:value="20.815">
                <text:p>20.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3">
                <text:p>123</text:p>
              </table:table-cell>
              <table:table-cell office:value-type="float" office:value="14.386">
                <text:p>14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3">
                <text:p>63</text:p>
              </table:table-cell>
              <table:table-cell office:value-type="float" office:value="11.01">
                <text:p>1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3">
                <text:p>113</text:p>
              </table:table-cell>
              <table:table-cell office:value-type="float" office:value="18.076">
                <text:p>18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">
                <text:p>85</text:p>
              </table:table-cell>
              <table:table-cell office:value-type="float" office:value="14.848">
                <text:p>14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9">
                <text:p>259</text:p>
              </table:table-cell>
              <table:table-cell office:value-type="float" office:value="17.922">
                <text:p>17.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9">
                <text:p>119</text:p>
              </table:table-cell>
              <table:table-cell office:value-type="float" office:value="20.452">
                <text:p>20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2">
                <text:p>182</text:p>
              </table:table-cell>
              <table:table-cell office:value-type="float" office:value="17.324">
                <text:p>17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7">
                <text:p>127</text:p>
              </table:table-cell>
              <table:table-cell office:value-type="float" office:value="14.674">
                <text:p>14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4">
                <text:p>144</text:p>
              </table:table-cell>
              <table:table-cell office:value-type="float" office:value="15.356">
                <text:p>15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">
                <text:p>76</text:p>
              </table:table-cell>
              <table:table-cell office:value-type="float" office:value="13.688">
                <text:p>13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4">
                <text:p>44</text:p>
              </table:table-cell>
              <table:table-cell office:value-type="float" office:value="16.412">
                <text:p>16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21.764">
                <text:p>21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1">
                <text:p>51</text:p>
              </table:table-cell>
              <table:table-cell office:value-type="float" office:value="15.687">
                <text:p>15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7">
                <text:p>117</text:p>
              </table:table-cell>
              <table:table-cell office:value-type="float" office:value="102.377">
                <text:p>102.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9">
                <text:p>159</text:p>
              </table:table-cell>
              <table:table-cell office:value-type="float" office:value="27.354">
                <text:p>27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5">
                <text:p>105</text:p>
              </table:table-cell>
              <table:table-cell office:value-type="float" office:value="33.644">
                <text:p>33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1">
                <text:p>101</text:p>
              </table:table-cell>
              <table:table-cell office:value-type="float" office:value="22.775">
                <text:p>22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  <table:table-cell office:value-type="float" office:value="26.096">
                <text:p>26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8">
                <text:p>178</text:p>
              </table:table-cell>
              <table:table-cell office:value-type="float" office:value="23.007">
                <text:p>23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8">
                <text:p>218</text:p>
              </table:table-cell>
              <table:table-cell office:value-type="float" office:value="20.489">
                <text:p>20.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8">
                <text:p>48</text:p>
              </table:table-cell>
              <table:table-cell office:value-type="float" office:value="12.54">
                <text:p>12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">
                <text:p>49</text:p>
              </table:table-cell>
              <table:table-cell office:value-type="float" office:value="26.234">
                <text:p>26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">
                <text:p>71</text:p>
              </table:table-cell>
              <table:table-cell office:value-type="float" office:value="14.139">
                <text:p>14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">
                <text:p>91</text:p>
              </table:table-cell>
              <table:table-cell office:value-type="float" office:value="15.971">
                <text:p>15.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4">
                <text:p>214</text:p>
              </table:table-cell>
              <table:table-cell office:value-type="float" office:value="17.204">
                <text:p>17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">
                <text:p>59</text:p>
              </table:table-cell>
              <table:table-cell office:value-type="float" office:value="21.148">
                <text:p>21.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8">
                <text:p>228</text:p>
              </table:table-cell>
              <table:table-cell office:value-type="float" office:value="25.397">
                <text:p>25.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3">
                <text:p>113</text:p>
              </table:table-cell>
              <table:table-cell office:value-type="float" office:value="15.399">
                <text:p>15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7">
                <text:p>117</text:p>
              </table:table-cell>
              <table:table-cell office:value-type="float" office:value="13.388">
                <text:p>13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">
                <text:p>49</text:p>
              </table:table-cell>
              <table:table-cell office:value-type="float" office:value="10.797">
                <text:p>10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">
                <text:p>124</text:p>
              </table:table-cell>
              <table:table-cell office:value-type="float" office:value="16.667">
                <text:p>16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7">
                <text:p>307</text:p>
              </table:table-cell>
              <table:table-cell office:value-type="float" office:value="18.967">
                <text:p>18.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">
                <text:p>157</text:p>
              </table:table-cell>
              <table:table-cell office:value-type="float" office:value="16.324">
                <text:p>16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">
                <text:p>77</text:p>
              </table:table-cell>
              <table:table-cell office:value-type="float" office:value="14.245">
                <text:p>14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9">
                <text:p>439</text:p>
              </table:table-cell>
              <table:table-cell office:value-type="float" office:value="21.286">
                <text:p>21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7">
                <text:p>177</text:p>
              </table:table-cell>
              <table:table-cell office:value-type="float" office:value="16.297">
                <text:p>16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2">
                <text:p>162</text:p>
              </table:table-cell>
              <table:table-cell office:value-type="float" office:value="16.925">
                <text:p>16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2">
                <text:p>102</text:p>
              </table:table-cell>
              <table:table-cell office:value-type="float" office:value="13.099">
                <text:p>13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">
                <text:p>39</text:p>
              </table:table-cell>
              <table:table-cell office:value-type="float" office:value="9.326">
                <text:p>9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9">
                <text:p>179</text:p>
              </table:table-cell>
              <table:table-cell office:value-type="float" office:value="18.014">
                <text:p>18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7">
                <text:p>437</text:p>
              </table:table-cell>
              <table:table-cell office:value-type="float" office:value="25.261">
                <text:p>25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">
                <text:p>63</text:p>
              </table:table-cell>
              <table:table-cell office:value-type="float" office:value="11.445">
                <text:p>11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8">
                <text:p>108</text:p>
              </table:table-cell>
              <table:table-cell office:value-type="float" office:value="17.902">
                <text:p>17.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9">
                <text:p>209</text:p>
              </table:table-cell>
              <table:table-cell office:value-type="float" office:value="18.421">
                <text:p>18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7">
                <text:p>187</text:p>
              </table:table-cell>
              <table:table-cell office:value-type="float" office:value="18.362">
                <text:p>18.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1">
                <text:p>161</text:p>
              </table:table-cell>
              <table:table-cell office:value-type="float" office:value="15.145">
                <text:p>15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9">
                <text:p>129</text:p>
              </table:table-cell>
              <table:table-cell office:value-type="float" office:value="14.838">
                <text:p>14.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6">
                <text:p>136</text:p>
              </table:table-cell>
              <table:table-cell office:value-type="float" office:value="18.739">
                <text:p>18.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4">
                <text:p>194</text:p>
              </table:table-cell>
              <table:table-cell office:value-type="float" office:value="20.683">
                <text:p>20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">
                <text:p>313</text:p>
              </table:table-cell>
              <table:table-cell office:value-type="float" office:value="23.183">
                <text:p>23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29.595">
                <text:p>29.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9">
                <text:p>119</text:p>
              </table:table-cell>
              <table:table-cell office:value-type="float" office:value="19.361">
                <text:p>19.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45">
                <text:p>245</text:p>
              </table:table-cell>
              <table:table-cell office:value-type="float" office:value="18.445">
                <text:p>18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">
                <text:p>77</text:p>
              </table:table-cell>
              <table:table-cell office:value-type="float" office:value="14.804">
                <text:p>14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">
                <text:p>99</text:p>
              </table:table-cell>
              <table:table-cell office:value-type="float" office:value="16.195">
                <text:p>16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8">
                <text:p>88</text:p>
              </table:table-cell>
              <table:table-cell office:value-type="float" office:value="18.555">
                <text:p>18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">
                <text:p>41</text:p>
              </table:table-cell>
              <table:table-cell office:value-type="float" office:value="10.486">
                <text:p>1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7">
                <text:p>287</text:p>
              </table:table-cell>
              <table:table-cell office:value-type="float" office:value="18.983">
                <text:p>18.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6">
                <text:p>86</text:p>
              </table:table-cell>
              <table:table-cell office:value-type="float" office:value="16.401">
                <text:p>16.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7">
                <text:p>117</text:p>
              </table:table-cell>
              <table:table-cell office:value-type="float" office:value="16.898">
                <text:p>16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">
                <text:p>72</text:p>
              </table:table-cell>
              <table:table-cell office:value-type="float" office:value="12.073">
                <text:p>12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">
                <text:p>90</text:p>
              </table:table-cell>
              <table:table-cell office:value-type="float" office:value="13.983">
                <text:p>13.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">
                <text:p>46</text:p>
              </table:table-cell>
              <table:table-cell office:value-type="float" office:value="9.447">
                <text:p>9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3">
                <text:p>303</text:p>
              </table:table-cell>
              <table:table-cell office:value-type="float" office:value="21.178">
                <text:p>21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